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22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984in"/>
    </style:style>
    <style:style style:name="co10" style:family="table-column">
      <style:table-column-properties fo:break-before="auto" style:column-width="1.2909in"/>
    </style:style>
    <style:style style:name="co11" style:family="table-column">
      <style:table-column-properties fo:break-before="auto" style:column-width="1.1374in"/>
    </style:style>
    <style:style style:name="co12" style:family="table-column">
      <style:table-column-properties fo:break-before="auto" style:column-width="1.2299in"/>
    </style:style>
    <style:style style:name="co13" style:family="table-column">
      <style:table-column-properties fo:break-before="auto" style:column-width="1.2138in"/>
    </style:style>
    <style:style style:name="co14" style:family="table-column">
      <style:table-column-properties fo:break-before="auto" style:column-width="0.56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ole-draw-aspect="1"/>
    </style:style>
  </office:automatic-styles>
  <office:body>
    <office:spreadsheet>
      <table:table table:name="wifi" table:style-name="ta1">
        <table:shapes>
          <draw:frame draw:z-index="0" draw:style-name="gr1" svg:width="10in" svg:height="8in" svg:x="9.8638in" svg:y="3.9268in">
            <draw:object draw:notify-on-update-of-ranges="wifi.BK14:wifi.BK18 wifi.BL1:wifi.BL1 wifi.BL2:wifi.BL6 wifi.BM2:wifi.BM6 wifi.BM2:wifi.BM6 wifi.BL7:wifi.BL7 wifi.BL8:wifi.BL12 wifi.BM8:wifi.BM12 wifi.BM8:wifi.BM12 wifi.BL13:wifi.BL13 wifi.BL14:wifi.BL18 wifi.BM14:wifi.BM18 wifi.BM14:wifi.BM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in" svg:height="8in" svg:x="7.9453in" svg:y="13.4524in">
            <draw:object draw:notify-on-update-of-ranges="wifi.BK14:wifi.BK18 wifi.BL1:wifi.BL1 wifi.BN2:wifi.BN6 wifi.BL7:wifi.BL7 wifi.BN8:wifi.BN12 wifi.BL13:wifi.BL13 wifi.BN14:wifi.BN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0in" svg:height="8in" svg:x="18.6224in" svg:y="13.1406in">
            <draw:object draw:notify-on-update-of-ranges="wifi.BK2:wifi.BK6 wifi.BO2:wifi.BO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10in" svg:height="8in" svg:x="20.952in" svg:y="3.0374in">
            <draw:object draw:notify-on-update-of-ranges="wifi.BK2:wifi.BK6 wifi.BL1:wifi.BL1 wifi.BS2:wifi.BS6 wifi.BL7:wifi.BL7 wifi.BS8:wifi.BS12 wifi.BL13:wifi.BL13 wifi.BS14:wifi.BS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/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75.1837">
            <text:p>75.1837</text:p>
          </table:table-cell>
          <table:table-cell office:value-type="float" office:value="75.4394">
            <text:p>75.4394</text:p>
          </table:table-cell>
          <table:table-cell office:value-type="float" office:value="75.4691">
            <text:p>75.4691</text:p>
          </table:table-cell>
          <table:table-cell office:value-type="float" office:value="75.8525">
            <text:p>75.8525</text:p>
          </table:table-cell>
          <table:table-cell office:value-type="float" office:value="75.7685">
            <text:p>75.7685</text:p>
          </table:table-cell>
          <table:table-cell office:value-type="float" office:value="75.6274">
            <text:p>75.6274</text:p>
          </table:table-cell>
          <table:table-cell office:value-type="float" office:value="75.5072">
            <text:p>75.5072</text:p>
          </table:table-cell>
          <table:table-cell office:value-type="float" office:value="75.0945">
            <text:p>75.0945</text:p>
          </table:table-cell>
          <table:table-cell office:value-type="float" office:value="75.5383">
            <text:p>75.5383</text:p>
          </table:table-cell>
          <table:table-cell office:value-type="float" office:value="75.8386">
            <text:p>75.8386</text:p>
          </table:table-cell>
          <table:table-cell office:value-type="float" office:value="75.5331">
            <text:p>75.5331</text:p>
          </table:table-cell>
          <table:table-cell office:value-type="float" office:value="75.6099">
            <text:p>75.6099</text:p>
          </table:table-cell>
          <table:table-cell office:value-type="float" office:value="75.5283">
            <text:p>75.5283</text:p>
          </table:table-cell>
          <table:table-cell office:value-type="float" office:value="75.2142">
            <text:p>75.2142</text:p>
          </table:table-cell>
          <table:table-cell office:value-type="float" office:value="75.3505">
            <text:p>75.3505</text:p>
          </table:table-cell>
          <table:table-cell office:value-type="float" office:value="75.3838">
            <text:p>75.3838</text:p>
          </table:table-cell>
          <table:table-cell office:value-type="float" office:value="75.6286">
            <text:p>75.6286</text:p>
          </table:table-cell>
          <table:table-cell office:value-type="float" office:value="75.5644">
            <text:p>75.5644</text:p>
          </table:table-cell>
          <table:table-cell office:value-type="float" office:value="75.1408">
            <text:p>75.1408</text:p>
          </table:table-cell>
          <table:table-cell office:value-type="float" office:value="75.5146">
            <text:p>75.5146</text:p>
          </table:table-cell>
          <table:table-cell office:value-type="float" office:value="75.5522">
            <text:p>75.5522</text:p>
          </table:table-cell>
          <table:table-cell office:value-type="float" office:value="75.4375">
            <text:p>75.4375</text:p>
          </table:table-cell>
          <table:table-cell office:value-type="float" office:value="75.2743">
            <text:p>75.2743</text:p>
          </table:table-cell>
          <table:table-cell office:value-type="float" office:value="75.873">
            <text:p>75.873</text:p>
          </table:table-cell>
          <table:table-cell office:value-type="float" office:value="75.2934">
            <text:p>75.2934</text:p>
          </table:table-cell>
          <table:table-cell office:value-type="float" office:value="75.567">
            <text:p>75.567</text:p>
          </table:table-cell>
          <table:table-cell office:value-type="float" office:value="75.494">
            <text:p>75.494</text:p>
          </table:table-cell>
          <table:table-cell office:value-type="float" office:value="75.6179">
            <text:p>75.6179</text:p>
          </table:table-cell>
          <table:table-cell office:value-type="float" office:value="75.4608">
            <text:p>75.4608</text:p>
          </table:table-cell>
          <table:table-cell office:value-type="float" office:value="75.0857">
            <text:p>75.0857</text:p>
          </table:table-cell>
          <table:table-cell office:value-type="float" office:value="75.8409">
            <text:p>75.8409</text:p>
          </table:table-cell>
          <table:table-cell office:value-type="float" office:value="75.0685">
            <text:p>75.0685</text:p>
          </table:table-cell>
          <table:table-cell office:value-type="float" office:value="75.2162">
            <text:p>75.2162</text:p>
          </table:table-cell>
          <table:table-cell office:value-type="float" office:value="75.106">
            <text:p>75.106</text:p>
          </table:table-cell>
          <table:table-cell office:value-type="float" office:value="75.4827">
            <text:p>75.4827</text:p>
          </table:table-cell>
          <table:table-cell office:value-type="float" office:value="75.5028">
            <text:p>75.5028</text:p>
          </table:table-cell>
          <table:table-cell office:value-type="float" office:value="75.0533">
            <text:p>75.0533</text:p>
          </table:table-cell>
          <table:table-cell office:value-type="float" office:value="75.4247">
            <text:p>75.4247</text:p>
          </table:table-cell>
          <table:table-cell office:value-type="float" office:value="75.4073">
            <text:p>75.4073</text:p>
          </table:table-cell>
          <table:table-cell office:value-type="float" office:value="75.4703">
            <text:p>75.4703</text:p>
          </table:table-cell>
          <table:table-cell office:value-type="float" office:value="75.0575">
            <text:p>75.0575</text:p>
          </table:table-cell>
          <table:table-cell office:value-type="float" office:value="75.4929">
            <text:p>75.4929</text:p>
          </table:table-cell>
          <table:table-cell office:value-type="float" office:value="75.7576">
            <text:p>75.7576</text:p>
          </table:table-cell>
          <table:table-cell office:value-type="float" office:value="75.4445">
            <text:p>75.4445</text:p>
          </table:table-cell>
          <table:table-cell office:value-type="float" office:value="75.4035">
            <text:p>75.4035</text:p>
          </table:table-cell>
          <table:table-cell office:value-type="float" office:value="75.0553">
            <text:p>75.0553</text:p>
          </table:table-cell>
          <table:table-cell office:value-type="float" office:value="75.3944">
            <text:p>75.3944</text:p>
          </table:table-cell>
          <table:table-cell office:value-type="float" office:value="75.3361">
            <text:p>75.3361</text:p>
          </table:table-cell>
          <table:table-cell office:value-type="float" office:value="75.2004">
            <text:p>75.2004</text:p>
          </table:table-cell>
          <table:table-cell office:value-type="float" office:value="75.309">
            <text:p>75.309</text:p>
          </table:table-cell>
          <table:table-cell office:value-type="float" office:value="75.5516">
            <text:p>75.5516</text:p>
          </table:table-cell>
          <table:table-cell office:value-type="float" office:value="75.7943">
            <text:p>75.7943</text:p>
          </table:table-cell>
          <table:table-cell office:value-type="float" office:value="75.5529">
            <text:p>75.5529</text:p>
          </table:table-cell>
          <table:table-cell office:value-type="float" office:value="75.5939">
            <text:p>75.5939</text:p>
          </table:table-cell>
          <table:table-cell office:value-type="float" office:value="75.1577">
            <text:p>75.1577</text:p>
          </table:table-cell>
          <table:table-cell office:value-type="float" office:value="75.5623">
            <text:p>75.5623</text:p>
          </table:table-cell>
          <table:table-cell office:value-type="float" office:value="75.6075">
            <text:p>75.6075</text:p>
          </table:table-cell>
          <table:table-cell office:value-type="float" office:value="75.5836">
            <text:p>75.5836</text:p>
          </table:table-cell>
          <table:table-cell office:value-type="float" office:value="75.3811">
            <text:p>75.3811</text:p>
          </table:table-cell>
          <table:table-cell office:value-type="float" office:value="75.4908">
            <text:p>75.4908</text:p>
          </table:table-cell>
          <table:table-cell office:value-type="float" office:value="2">
            <text:p>2</text:p>
          </table:table-cell>
          <table:table-cell table:formula="of:=AVERAGE([.$C2:.BJ2])" office:value-type="float" office:value="75.4457133333333">
            <text:p>75.4457133333</text:p>
          </table:table-cell>
          <table:table-cell table:formula="of:=CONFIDENCE(0.01; STDEV([.$C2:.BJ2]); COUNT([.$C2:.BJ2]))" office:value-type="float" office:value="0.0721569594193937">
            <text:p>0.0721569594</text:p>
          </table:table-cell>
          <table:table-cell table:formula="of:=MEDIAN([.$BA2:.BI2])" office:value-type="float" office:value="75.5623">
            <text:p>75.5623</text:p>
          </table:table-cell>
          <table:table-cell table:formula="of:=[.BL8]/[.BL2]" office:value-type="float" office:value="1.05693049315724">
            <text:p>1.0569304932</text:p>
          </table:table-cell>
          <table:table-cell/>
          <table:table-cell table:formula="of:=[.BL14]/[.BL2]" office:value-type="float" office:value="0.0682898970977543">
            <text:p>0.0682898971</text:p>
          </table:table-cell>
          <table:table-cell table:formula="of:=1/[.BL2]/[.$A$24]" office:value-type="float" office:value="0.0000153063843456671">
            <text:p>1.53063843456671E-005</text:p>
          </table:table-cell>
          <table:table-cell table:formula="of:=[.BR2]/MIN([.$BR$2:.$BR$6];[.$BR$8:.$BR$12];[.$BR$14:.$BR$18])" office:value-type="float" office:value="1.05693049315724">
            <text:p>1.0569304932</text:p>
          </table:table-cell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41.631">
            <text:p>41.631</text:p>
          </table:table-cell>
          <table:table-cell office:value-type="float" office:value="41.6929">
            <text:p>41.6929</text:p>
          </table:table-cell>
          <table:table-cell office:value-type="float" office:value="41.7426">
            <text:p>41.7426</text:p>
          </table:table-cell>
          <table:table-cell office:value-type="float" office:value="41.6808">
            <text:p>41.6808</text:p>
          </table:table-cell>
          <table:table-cell office:value-type="float" office:value="41.5716">
            <text:p>41.5716</text:p>
          </table:table-cell>
          <table:table-cell office:value-type="float" office:value="41.7184">
            <text:p>41.7184</text:p>
          </table:table-cell>
          <table:table-cell office:value-type="float" office:value="41.6323">
            <text:p>41.6323</text:p>
          </table:table-cell>
          <table:table-cell office:value-type="float" office:value="41.8454">
            <text:p>41.8454</text:p>
          </table:table-cell>
          <table:table-cell office:value-type="float" office:value="41.7053">
            <text:p>41.7053</text:p>
          </table:table-cell>
          <table:table-cell office:value-type="float" office:value="41.8141">
            <text:p>41.8141</text:p>
          </table:table-cell>
          <table:table-cell office:value-type="float" office:value="41.6799">
            <text:p>41.6799</text:p>
          </table:table-cell>
          <table:table-cell office:value-type="float" office:value="41.7535">
            <text:p>41.7535</text:p>
          </table:table-cell>
          <table:table-cell office:value-type="float" office:value="41.7137">
            <text:p>41.7137</text:p>
          </table:table-cell>
          <table:table-cell office:value-type="float" office:value="41.7144">
            <text:p>41.7144</text:p>
          </table:table-cell>
          <table:table-cell office:value-type="float" office:value="41.7003">
            <text:p>41.7003</text:p>
          </table:table-cell>
          <table:table-cell office:value-type="float" office:value="41.6674">
            <text:p>41.6674</text:p>
          </table:table-cell>
          <table:table-cell office:value-type="float" office:value="41.5646">
            <text:p>41.5646</text:p>
          </table:table-cell>
          <table:table-cell office:value-type="float" office:value="41.753">
            <text:p>41.753</text:p>
          </table:table-cell>
          <table:table-cell office:value-type="float" office:value="41.697">
            <text:p>41.697</text:p>
          </table:table-cell>
          <table:table-cell office:value-type="float" office:value="41.6886">
            <text:p>41.6886</text:p>
          </table:table-cell>
          <table:table-cell office:value-type="float" office:value="41.7294">
            <text:p>41.7294</text:p>
          </table:table-cell>
          <table:table-cell office:value-type="float" office:value="41.6181">
            <text:p>41.6181</text:p>
          </table:table-cell>
          <table:table-cell office:value-type="float" office:value="41.8132">
            <text:p>41.8132</text:p>
          </table:table-cell>
          <table:table-cell office:value-type="float" office:value="41.5527">
            <text:p>41.5527</text:p>
          </table:table-cell>
          <table:table-cell office:value-type="float" office:value="41.6832">
            <text:p>41.6832</text:p>
          </table:table-cell>
          <table:table-cell office:value-type="float" office:value="41.7806">
            <text:p>41.7806</text:p>
          </table:table-cell>
          <table:table-cell office:value-type="float" office:value="41.6419">
            <text:p>41.6419</text:p>
          </table:table-cell>
          <table:table-cell office:value-type="float" office:value="41.8392">
            <text:p>41.8392</text:p>
          </table:table-cell>
          <table:table-cell office:value-type="float" office:value="41.7194">
            <text:p>41.7194</text:p>
          </table:table-cell>
          <table:table-cell office:value-type="float" office:value="41.5975">
            <text:p>41.5975</text:p>
          </table:table-cell>
          <table:table-cell office:value-type="float" office:value="41.6983">
            <text:p>41.6983</text:p>
          </table:table-cell>
          <table:table-cell office:value-type="float" office:value="41.6422">
            <text:p>41.6422</text:p>
          </table:table-cell>
          <table:table-cell office:value-type="float" office:value="41.6853">
            <text:p>41.6853</text:p>
          </table:table-cell>
          <table:table-cell office:value-type="float" office:value="41.5255">
            <text:p>41.5255</text:p>
          </table:table-cell>
          <table:table-cell office:value-type="float" office:value="41.6376">
            <text:p>41.6376</text:p>
          </table:table-cell>
          <table:table-cell office:value-type="float" office:value="41.5715">
            <text:p>41.5715</text:p>
          </table:table-cell>
          <table:table-cell office:value-type="float" office:value="41.5609">
            <text:p>41.5609</text:p>
          </table:table-cell>
          <table:table-cell office:value-type="float" office:value="41.6296">
            <text:p>41.6296</text:p>
          </table:table-cell>
          <table:table-cell office:value-type="float" office:value="41.7175">
            <text:p>41.7175</text:p>
          </table:table-cell>
          <table:table-cell office:value-type="float" office:value="41.7579">
            <text:p>41.7579</text:p>
          </table:table-cell>
          <table:table-cell office:value-type="float" office:value="41.7285">
            <text:p>41.7285</text:p>
          </table:table-cell>
          <table:table-cell office:value-type="float" office:value="41.6585">
            <text:p>41.6585</text:p>
          </table:table-cell>
          <table:table-cell office:value-type="float" office:value="41.7779">
            <text:p>41.7779</text:p>
          </table:table-cell>
          <table:table-cell office:value-type="float" office:value="41.615">
            <text:p>41.615</text:p>
          </table:table-cell>
          <table:table-cell office:value-type="float" office:value="41.7541">
            <text:p>41.7541</text:p>
          </table:table-cell>
          <table:table-cell office:value-type="float" office:value="41.769">
            <text:p>41.769</text:p>
          </table:table-cell>
          <table:table-cell office:value-type="float" office:value="41.7069">
            <text:p>41.7069</text:p>
          </table:table-cell>
          <table:table-cell office:value-type="float" office:value="41.7446">
            <text:p>41.7446</text:p>
          </table:table-cell>
          <table:table-cell office:value-type="float" office:value="41.8281">
            <text:p>41.8281</text:p>
          </table:table-cell>
          <table:table-cell office:value-type="float" office:value="41.7133">
            <text:p>41.7133</text:p>
          </table:table-cell>
          <table:table-cell office:value-type="float" office:value="41.7068">
            <text:p>41.7068</text:p>
          </table:table-cell>
          <table:table-cell office:value-type="float" office:value="41.9621">
            <text:p>41.9621</text:p>
          </table:table-cell>
          <table:table-cell office:value-type="float" office:value="41.8629">
            <text:p>41.8629</text:p>
          </table:table-cell>
          <table:table-cell office:value-type="float" office:value="41.8025">
            <text:p>41.8025</text:p>
          </table:table-cell>
          <table:table-cell office:value-type="float" office:value="41.8627">
            <text:p>41.8627</text:p>
          </table:table-cell>
          <table:table-cell office:value-type="float" office:value="41.748">
            <text:p>41.748</text:p>
          </table:table-cell>
          <table:table-cell office:value-type="float" office:value="41.7849">
            <text:p>41.7849</text:p>
          </table:table-cell>
          <table:table-cell office:value-type="float" office:value="41.8656">
            <text:p>41.8656</text:p>
          </table:table-cell>
          <table:table-cell office:value-type="float" office:value="41.8492">
            <text:p>41.8492</text:p>
          </table:table-cell>
          <table:table-cell office:value-type="float" office:value="41.7102">
            <text:p>41.7102</text:p>
          </table:table-cell>
          <table:table-cell office:value-type="float" office:value="4">
            <text:p>4</text:p>
          </table:table-cell>
          <table:table-cell table:formula="of:=AVERAGE([.$C3:.BJ3])" office:value-type="float" office:value="41.7136516666667">
            <text:p>41.7136516667</text:p>
          </table:table-cell>
          <table:table-cell table:formula="of:=CONFIDENCE(0.01; STDEV([.$C3:.BJ3]); COUNT([.$C3:.BJ3]))" office:value-type="float" office:value="0.0298684646256712">
            <text:p>0.0298684646</text:p>
          </table:table-cell>
          <table:table-cell table:formula="of:=MEDIAN([.$BA3:.BI3])" office:value-type="float" office:value="41.8492">
            <text:p>41.8492</text:p>
          </table:table-cell>
          <table:table-cell table:formula="of:=[.BL9]/[.BL3]" office:value-type="float" office:value="1.07891465268105">
            <text:p>1.0789146527</text:p>
          </table:table-cell>
          <table:table-cell/>
          <table:table-cell table:formula="of:=[.BL15]/[.BL3]" office:value-type="float" office:value="0.0756603623490008">
            <text:p>0.0756603623</text:p>
          </table:table-cell>
          <table:table-cell table:formula="of:=1/[.BL3]/[.$A$24]" office:value-type="float" office:value="0.000027684008457016">
            <text:p>0.000027684</text:p>
          </table:table-cell>
          <table:table-cell table:formula="of:=[.BR3]/MIN([.$BR$2:.$BR$6];[.$BR$8:.$BR$12];[.$BR$14:.$BR$18])" office:value-type="float" office:value="1.9116253747624">
            <text:p>1.9116253748</text:p>
          </table:table-cell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30.0803">
            <text:p>30.0803</text:p>
          </table:table-cell>
          <table:table-cell office:value-type="float" office:value="37.3908">
            <text:p>37.3908</text:p>
          </table:table-cell>
          <table:table-cell office:value-type="float" office:value="48.6063">
            <text:p>48.6063</text:p>
          </table:table-cell>
          <table:table-cell office:value-type="float" office:value="40.6003">
            <text:p>40.6003</text:p>
          </table:table-cell>
          <table:table-cell office:value-type="float" office:value="37.2243">
            <text:p>37.2243</text:p>
          </table:table-cell>
          <table:table-cell office:value-type="float" office:value="39.8022">
            <text:p>39.8022</text:p>
          </table:table-cell>
          <table:table-cell office:value-type="float" office:value="59.9412">
            <text:p>59.9412</text:p>
          </table:table-cell>
          <table:table-cell office:value-type="float" office:value="59.0873">
            <text:p>59.0873</text:p>
          </table:table-cell>
          <table:table-cell office:value-type="float" office:value="62.6593">
            <text:p>62.6593</text:p>
          </table:table-cell>
          <table:table-cell office:value-type="float" office:value="57.9442">
            <text:p>57.9442</text:p>
          </table:table-cell>
          <table:table-cell office:value-type="float" office:value="36.0209">
            <text:p>36.0209</text:p>
          </table:table-cell>
          <table:table-cell office:value-type="float" office:value="26.5197">
            <text:p>26.5197</text:p>
          </table:table-cell>
          <table:table-cell office:value-type="float" office:value="24.9685">
            <text:p>24.9685</text:p>
          </table:table-cell>
          <table:table-cell office:value-type="float" office:value="28.9375">
            <text:p>28.9375</text:p>
          </table:table-cell>
          <table:table-cell office:value-type="float" office:value="33.6896">
            <text:p>33.6896</text:p>
          </table:table-cell>
          <table:table-cell office:value-type="float" office:value="27.6152">
            <text:p>27.6152</text:p>
          </table:table-cell>
          <table:table-cell office:value-type="float" office:value="38.6984">
            <text:p>38.6984</text:p>
          </table:table-cell>
          <table:table-cell office:value-type="float" office:value="30.6236">
            <text:p>30.6236</text:p>
          </table:table-cell>
          <table:table-cell office:value-type="float" office:value="43.0477">
            <text:p>43.0477</text:p>
          </table:table-cell>
          <table:table-cell office:value-type="float" office:value="54.6235">
            <text:p>54.6235</text:p>
          </table:table-cell>
          <table:table-cell office:value-type="float" office:value="35.3787">
            <text:p>35.3787</text:p>
          </table:table-cell>
          <table:table-cell office:value-type="float" office:value="52.7181">
            <text:p>52.7181</text:p>
          </table:table-cell>
          <table:table-cell office:value-type="float" office:value="52.1749">
            <text:p>52.1749</text:p>
          </table:table-cell>
          <table:table-cell office:value-type="float" office:value="39.8098">
            <text:p>39.8098</text:p>
          </table:table-cell>
          <table:table-cell office:value-type="float" office:value="45.4198">
            <text:p>45.4198</text:p>
          </table:table-cell>
          <table:table-cell office:value-type="float" office:value="52.6217">
            <text:p>52.6217</text:p>
          </table:table-cell>
          <table:table-cell office:value-type="float" office:value="58.7489">
            <text:p>58.7489</text:p>
          </table:table-cell>
          <table:table-cell office:value-type="float" office:value="50.4348">
            <text:p>50.4348</text:p>
          </table:table-cell>
          <table:table-cell office:value-type="float" office:value="41.1004">
            <text:p>41.1004</text:p>
          </table:table-cell>
          <table:table-cell office:value-type="float" office:value="34.6687">
            <text:p>34.6687</text:p>
          </table:table-cell>
          <table:table-cell office:value-type="float" office:value="44.0477">
            <text:p>44.0477</text:p>
          </table:table-cell>
          <table:table-cell office:value-type="float" office:value="24.8634">
            <text:p>24.8634</text:p>
          </table:table-cell>
          <table:table-cell office:value-type="float" office:value="28.9961">
            <text:p>28.9961</text:p>
          </table:table-cell>
          <table:table-cell office:value-type="float" office:value="24.6895">
            <text:p>24.6895</text:p>
          </table:table-cell>
          <table:table-cell office:value-type="float" office:value="30.9163">
            <text:p>30.9163</text:p>
          </table:table-cell>
          <table:table-cell office:value-type="float" office:value="45.9588">
            <text:p>45.9588</text:p>
          </table:table-cell>
          <table:table-cell office:value-type="float" office:value="35.2689">
            <text:p>35.2689</text:p>
          </table:table-cell>
          <table:table-cell office:value-type="float" office:value="24.4204">
            <text:p>24.4204</text:p>
          </table:table-cell>
          <table:table-cell office:value-type="float" office:value="36.5691">
            <text:p>36.5691</text:p>
          </table:table-cell>
          <table:table-cell office:value-type="float" office:value="38.7805">
            <text:p>38.7805</text:p>
          </table:table-cell>
          <table:table-cell office:value-type="float" office:value="38.1557">
            <text:p>38.1557</text:p>
          </table:table-cell>
          <table:table-cell office:value-type="float" office:value="42.9905">
            <text:p>42.9905</text:p>
          </table:table-cell>
          <table:table-cell office:value-type="float" office:value="24.6878">
            <text:p>24.6878</text:p>
          </table:table-cell>
          <table:table-cell office:value-type="float" office:value="34.8859">
            <text:p>34.8859</text:p>
          </table:table-cell>
          <table:table-cell office:value-type="float" office:value="39.1885">
            <text:p>39.1885</text:p>
          </table:table-cell>
          <table:table-cell office:value-type="float" office:value="32.9974">
            <text:p>32.9974</text:p>
          </table:table-cell>
          <table:table-cell office:value-type="float" office:value="46.7917">
            <text:p>46.7917</text:p>
          </table:table-cell>
          <table:table-cell office:value-type="float" office:value="37.779">
            <text:p>37.779</text:p>
          </table:table-cell>
          <table:table-cell office:value-type="float" office:value="30.5821">
            <text:p>30.5821</text:p>
          </table:table-cell>
          <table:table-cell office:value-type="float" office:value="37.3468">
            <text:p>37.3468</text:p>
          </table:table-cell>
          <table:table-cell office:value-type="float" office:value="47.3852">
            <text:p>47.3852</text:p>
          </table:table-cell>
          <table:table-cell office:value-type="float" office:value="33.1884">
            <text:p>33.1884</text:p>
          </table:table-cell>
          <table:table-cell office:value-type="float" office:value="49.2601">
            <text:p>49.2601</text:p>
          </table:table-cell>
          <table:table-cell office:value-type="float" office:value="51.4492">
            <text:p>51.4492</text:p>
          </table:table-cell>
          <table:table-cell office:value-type="float" office:value="35.8836">
            <text:p>35.8836</text:p>
          </table:table-cell>
          <table:table-cell office:value-type="float" office:value="42.0904">
            <text:p>42.0904</text:p>
          </table:table-cell>
          <table:table-cell office:value-type="float" office:value="46.646">
            <text:p>46.646</text:p>
          </table:table-cell>
          <table:table-cell office:value-type="float" office:value="50.1868">
            <text:p>50.1868</text:p>
          </table:table-cell>
          <table:table-cell office:value-type="float" office:value="30.8625">
            <text:p>30.8625</text:p>
          </table:table-cell>
          <table:table-cell office:value-type="float" office:value="37.2987">
            <text:p>37.2987</text:p>
          </table:table-cell>
          <table:table-cell office:value-type="float" office:value="8">
            <text:p>8</text:p>
          </table:table-cell>
          <table:table-cell table:formula="of:=AVERAGE([.$C4:.BJ4])" office:value-type="float" office:value="40.0887266666667">
            <text:p>40.0887266667</text:p>
          </table:table-cell>
          <table:table-cell table:formula="of:=CONFIDENCE(0.01; STDEV([.$C4:.BJ4]); COUNT([.$C4:.BJ4]))" office:value-type="float" office:value="3.32281544727453">
            <text:p>3.3228154473</text:p>
          </table:table-cell>
          <table:table-cell table:formula="of:=MEDIAN([.$BA4:.BI4])" office:value-type="float" office:value="46.646">
            <text:p>46.646</text:p>
          </table:table-cell>
          <table:table-cell table:formula="of:=[.BL10]/[.BL4]" office:value-type="float" office:value="0.663026754487421">
            <text:p>0.6630267545</text:p>
          </table:table-cell>
          <table:table-cell/>
          <table:table-cell table:formula="of:=[.BL16]/[.BL4]" office:value-type="float" office:value="0.0471399357658154">
            <text:p>0.0471399358</text:p>
          </table:table-cell>
          <table:table-cell table:formula="of:=1/[.BL4]/[.$A$24]" office:value-type="float" office:value="0.0000288061303397103">
            <text:p>2.88061303397103E-005</text:p>
          </table:table-cell>
          <table:table-cell table:formula="of:=[.BR4]/MIN([.$BR$2:.$BR$6];[.$BR$8:.$BR$12];[.$BR$14:.$BR$18])" office:value-type="float" office:value="1.98910969817117">
            <text:p>1.9891096982</text:p>
          </table:table-cell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21.2592">
            <text:p>21.2592</text:p>
          </table:table-cell>
          <table:table-cell office:value-type="float" office:value="21.4074">
            <text:p>21.4074</text:p>
          </table:table-cell>
          <table:table-cell office:value-type="float" office:value="26.1175">
            <text:p>26.1175</text:p>
          </table:table-cell>
          <table:table-cell office:value-type="float" office:value="24.2279">
            <text:p>24.2279</text:p>
          </table:table-cell>
          <table:table-cell office:value-type="float" office:value="40.8991">
            <text:p>40.8991</text:p>
          </table:table-cell>
          <table:table-cell office:value-type="float" office:value="23.2414">
            <text:p>23.2414</text:p>
          </table:table-cell>
          <table:table-cell office:value-type="float" office:value="27.6392">
            <text:p>27.6392</text:p>
          </table:table-cell>
          <table:table-cell office:value-type="float" office:value="26.17">
            <text:p>26.17</text:p>
          </table:table-cell>
          <table:table-cell office:value-type="float" office:value="23.5206">
            <text:p>23.5206</text:p>
          </table:table-cell>
          <table:table-cell office:value-type="float" office:value="21.3874">
            <text:p>21.3874</text:p>
          </table:table-cell>
          <table:table-cell office:value-type="float" office:value="22.0802">
            <text:p>22.0802</text:p>
          </table:table-cell>
          <table:table-cell office:value-type="float" office:value="21.3414">
            <text:p>21.3414</text:p>
          </table:table-cell>
          <table:table-cell office:value-type="float" office:value="21.4962">
            <text:p>21.4962</text:p>
          </table:table-cell>
          <table:table-cell office:value-type="float" office:value="24.3583">
            <text:p>24.3583</text:p>
          </table:table-cell>
          <table:table-cell office:value-type="float" office:value="21.4463">
            <text:p>21.4463</text:p>
          </table:table-cell>
          <table:table-cell office:value-type="float" office:value="21.6665">
            <text:p>21.6665</text:p>
          </table:table-cell>
          <table:table-cell office:value-type="float" office:value="21.405">
            <text:p>21.405</text:p>
          </table:table-cell>
          <table:table-cell office:value-type="float" office:value="21.9327">
            <text:p>21.9327</text:p>
          </table:table-cell>
          <table:table-cell office:value-type="float" office:value="21.4504">
            <text:p>21.4504</text:p>
          </table:table-cell>
          <table:table-cell office:value-type="float" office:value="23.633">
            <text:p>23.633</text:p>
          </table:table-cell>
          <table:table-cell office:value-type="float" office:value="24.5116">
            <text:p>24.5116</text:p>
          </table:table-cell>
          <table:table-cell office:value-type="float" office:value="24.1416">
            <text:p>24.1416</text:p>
          </table:table-cell>
          <table:table-cell office:value-type="float" office:value="21.3953">
            <text:p>21.3953</text:p>
          </table:table-cell>
          <table:table-cell office:value-type="float" office:value="26.1599">
            <text:p>26.1599</text:p>
          </table:table-cell>
          <table:table-cell office:value-type="float" office:value="25.9654">
            <text:p>25.9654</text:p>
          </table:table-cell>
          <table:table-cell office:value-type="float" office:value="59.8086">
            <text:p>59.8086</text:p>
          </table:table-cell>
          <table:table-cell office:value-type="float" office:value="21.509">
            <text:p>21.509</text:p>
          </table:table-cell>
          <table:table-cell office:value-type="float" office:value="21.2298">
            <text:p>21.2298</text:p>
          </table:table-cell>
          <table:table-cell office:value-type="float" office:value="23.8906">
            <text:p>23.8906</text:p>
          </table:table-cell>
          <table:table-cell office:value-type="float" office:value="34.6095">
            <text:p>34.6095</text:p>
          </table:table-cell>
          <table:table-cell office:value-type="float" office:value="23.0763">
            <text:p>23.0763</text:p>
          </table:table-cell>
          <table:table-cell office:value-type="float" office:value="21.3543">
            <text:p>21.3543</text:p>
          </table:table-cell>
          <table:table-cell office:value-type="float" office:value="23.8191">
            <text:p>23.8191</text:p>
          </table:table-cell>
          <table:table-cell office:value-type="float" office:value="21.3879">
            <text:p>21.3879</text:p>
          </table:table-cell>
          <table:table-cell office:value-type="float" office:value="23.2963">
            <text:p>23.2963</text:p>
          </table:table-cell>
          <table:table-cell office:value-type="float" office:value="22.0446">
            <text:p>22.0446</text:p>
          </table:table-cell>
          <table:table-cell office:value-type="float" office:value="24.268">
            <text:p>24.268</text:p>
          </table:table-cell>
          <table:table-cell office:value-type="float" office:value="25.071">
            <text:p>25.071</text:p>
          </table:table-cell>
          <table:table-cell office:value-type="float" office:value="21.1193">
            <text:p>21.1193</text:p>
          </table:table-cell>
          <table:table-cell office:value-type="float" office:value="22.2899">
            <text:p>22.2899</text:p>
          </table:table-cell>
          <table:table-cell office:value-type="float" office:value="22.7766">
            <text:p>22.7766</text:p>
          </table:table-cell>
          <table:table-cell office:value-type="float" office:value="21.1217">
            <text:p>21.1217</text:p>
          </table:table-cell>
          <table:table-cell office:value-type="float" office:value="24.5545">
            <text:p>24.5545</text:p>
          </table:table-cell>
          <table:table-cell office:value-type="float" office:value="36.6176">
            <text:p>36.6176</text:p>
          </table:table-cell>
          <table:table-cell office:value-type="float" office:value="21.9214">
            <text:p>21.9214</text:p>
          </table:table-cell>
          <table:table-cell office:value-type="float" office:value="21.9118">
            <text:p>21.9118</text:p>
          </table:table-cell>
          <table:table-cell office:value-type="float" office:value="21.5515">
            <text:p>21.5515</text:p>
          </table:table-cell>
          <table:table-cell office:value-type="float" office:value="40.5874">
            <text:p>40.5874</text:p>
          </table:table-cell>
          <table:table-cell office:value-type="float" office:value="21.3583">
            <text:p>21.3583</text:p>
          </table:table-cell>
          <table:table-cell office:value-type="float" office:value="22.2668">
            <text:p>22.2668</text:p>
          </table:table-cell>
          <table:table-cell office:value-type="float" office:value="25.8803">
            <text:p>25.8803</text:p>
          </table:table-cell>
          <table:table-cell office:value-type="float" office:value="27.5225">
            <text:p>27.5225</text:p>
          </table:table-cell>
          <table:table-cell office:value-type="float" office:value="46.9452">
            <text:p>46.9452</text:p>
          </table:table-cell>
          <table:table-cell office:value-type="float" office:value="24.31">
            <text:p>24.31</text:p>
          </table:table-cell>
          <table:table-cell office:value-type="float" office:value="23.1092">
            <text:p>23.1092</text:p>
          </table:table-cell>
          <table:table-cell office:value-type="float" office:value="21.1485">
            <text:p>21.1485</text:p>
          </table:table-cell>
          <table:table-cell office:value-type="float" office:value="21.2671">
            <text:p>21.2671</text:p>
          </table:table-cell>
          <table:table-cell office:value-type="float" office:value="34.0696">
            <text:p>34.0696</text:p>
          </table:table-cell>
          <table:table-cell office:value-type="float" office:value="25.2163">
            <text:p>25.2163</text:p>
          </table:table-cell>
          <table:table-cell office:value-type="float" office:value="21.3858">
            <text:p>21.3858</text:p>
          </table:table-cell>
          <table:table-cell office:value-type="float" office:value="12">
            <text:p>12</text:p>
          </table:table-cell>
          <table:table-cell table:formula="of:=AVERAGE([.$C5:.BJ5])" office:value-type="float" office:value="25.2191633333333">
            <text:p>25.2191633333</text:p>
          </table:table-cell>
          <table:table-cell table:formula="of:=CONFIDENCE(0.01; STDEV([.$C5:.BJ5]); COUNT([.$C5:.BJ5]))" office:value-type="float" office:value="2.32373848174611">
            <text:p>2.3237384817</text:p>
          </table:table-cell>
          <table:table-cell table:formula="of:=MEDIAN([.$BA5:.BI5])" office:value-type="float" office:value="25.2163">
            <text:p>25.2163</text:p>
          </table:table-cell>
          <table:table-cell table:formula="of:=[.BL11]/[.BL5]" office:value-type="float" office:value="0.895329133969419">
            <text:p>0.895329134</text:p>
          </table:table-cell>
          <table:table-cell/>
          <table:table-cell table:formula="of:=[.BL17]/[.BL5]" office:value-type="float" office:value="0.13383592292052">
            <text:p>0.1338359229</text:p>
          </table:table-cell>
          <table:table-cell table:formula="of:=1/[.BL5]/[.$A$24]" office:value-type="float" office:value="0.0000457906184376333">
            <text:p>4.57906184376333E-005</text:p>
          </table:table-cell>
          <table:table-cell table:formula="of:=[.BR5]/MIN([.$BR$2:.$BR$6];[.$BR$8:.$BR$12];[.$BR$14:.$BR$18])" office:value-type="float" office:value="3.16191595835389">
            <text:p>3.1619159584</text:p>
          </table:table-cell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59.4325">
            <text:p>59.4325</text:p>
          </table:table-cell>
          <table:table-cell office:value-type="float" office:value="79.2884">
            <text:p>79.2884</text:p>
          </table:table-cell>
          <table:table-cell office:value-type="float" office:value="98.0555">
            <text:p>98.0555</text:p>
          </table:table-cell>
          <table:table-cell office:value-type="float" office:value="87.2254">
            <text:p>87.2254</text:p>
          </table:table-cell>
          <table:table-cell office:value-type="float" office:value="100.3993">
            <text:p>100.3993</text:p>
          </table:table-cell>
          <table:table-cell office:value-type="float" office:value="44.9557">
            <text:p>44.9557</text:p>
          </table:table-cell>
          <table:table-cell office:value-type="float" office:value="86.3657">
            <text:p>86.3657</text:p>
          </table:table-cell>
          <table:table-cell office:value-type="float" office:value="89.8714">
            <text:p>89.8714</text:p>
          </table:table-cell>
          <table:table-cell office:value-type="float" office:value="52.4909">
            <text:p>52.4909</text:p>
          </table:table-cell>
          <table:table-cell office:value-type="float" office:value="69.1933">
            <text:p>69.1933</text:p>
          </table:table-cell>
          <table:table-cell office:value-type="float" office:value="77.9068">
            <text:p>77.9068</text:p>
          </table:table-cell>
          <table:table-cell office:value-type="float" office:value="63.107">
            <text:p>63.107</text:p>
          </table:table-cell>
          <table:table-cell office:value-type="float" office:value="51.9692">
            <text:p>51.9692</text:p>
          </table:table-cell>
          <table:table-cell office:value-type="float" office:value="122.1885">
            <text:p>122.1885</text:p>
          </table:table-cell>
          <table:table-cell office:value-type="float" office:value="42.2845">
            <text:p>42.2845</text:p>
          </table:table-cell>
          <table:table-cell office:value-type="float" office:value="97.3995">
            <text:p>97.3995</text:p>
          </table:table-cell>
          <table:table-cell office:value-type="float" office:value="56.0639">
            <text:p>56.0639</text:p>
          </table:table-cell>
          <table:table-cell office:value-type="float" office:value="54.2248">
            <text:p>54.2248</text:p>
          </table:table-cell>
          <table:table-cell office:value-type="float" office:value="40.704">
            <text:p>40.704</text:p>
          </table:table-cell>
          <table:table-cell office:value-type="float" office:value="113.3749">
            <text:p>113.3749</text:p>
          </table:table-cell>
          <table:table-cell office:value-type="float" office:value="104.1664">
            <text:p>104.1664</text:p>
          </table:table-cell>
          <table:table-cell office:value-type="float" office:value="63.8505">
            <text:p>63.8505</text:p>
          </table:table-cell>
          <table:table-cell office:value-type="float" office:value="119.0377">
            <text:p>119.0377</text:p>
          </table:table-cell>
          <table:table-cell office:value-type="float" office:value="97.2611">
            <text:p>97.2611</text:p>
          </table:table-cell>
          <table:table-cell office:value-type="float" office:value="76.1399">
            <text:p>76.1399</text:p>
          </table:table-cell>
          <table:table-cell office:value-type="float" office:value="93.7482">
            <text:p>93.7482</text:p>
          </table:table-cell>
          <table:table-cell office:value-type="float" office:value="95.2738">
            <text:p>95.2738</text:p>
          </table:table-cell>
          <table:table-cell office:value-type="float" office:value="111.2345">
            <text:p>111.2345</text:p>
          </table:table-cell>
          <table:table-cell office:value-type="float" office:value="52.3605">
            <text:p>52.3605</text:p>
          </table:table-cell>
          <table:table-cell office:value-type="float" office:value="54.0133">
            <text:p>54.0133</text:p>
          </table:table-cell>
          <table:table-cell office:value-type="float" office:value="40.7496">
            <text:p>40.7496</text:p>
          </table:table-cell>
          <table:table-cell office:value-type="float" office:value="81.0208">
            <text:p>81.0208</text:p>
          </table:table-cell>
          <table:table-cell office:value-type="float" office:value="68.0663">
            <text:p>68.0663</text:p>
          </table:table-cell>
          <table:table-cell office:value-type="float" office:value="102.0525">
            <text:p>102.0525</text:p>
          </table:table-cell>
          <table:table-cell office:value-type="float" office:value="64.4292">
            <text:p>64.4292</text:p>
          </table:table-cell>
          <table:table-cell office:value-type="float" office:value="55.7363">
            <text:p>55.7363</text:p>
          </table:table-cell>
          <table:table-cell office:value-type="float" office:value="134.3951">
            <text:p>134.3951</text:p>
          </table:table-cell>
          <table:table-cell office:value-type="float" office:value="104.9532">
            <text:p>104.9532</text:p>
          </table:table-cell>
          <table:table-cell office:value-type="float" office:value="98.9535">
            <text:p>98.9535</text:p>
          </table:table-cell>
          <table:table-cell office:value-type="float" office:value="91.8082">
            <text:p>91.8082</text:p>
          </table:table-cell>
          <table:table-cell office:value-type="float" office:value="60.624">
            <text:p>60.624</text:p>
          </table:table-cell>
          <table:table-cell office:value-type="float" office:value="51.6685">
            <text:p>51.6685</text:p>
          </table:table-cell>
          <table:table-cell office:value-type="float" office:value="44.1648">
            <text:p>44.1648</text:p>
          </table:table-cell>
          <table:table-cell office:value-type="float" office:value="47.1426">
            <text:p>47.1426</text:p>
          </table:table-cell>
          <table:table-cell office:value-type="float" office:value="54.7088">
            <text:p>54.7088</text:p>
          </table:table-cell>
          <table:table-cell office:value-type="float" office:value="97.3808">
            <text:p>97.3808</text:p>
          </table:table-cell>
          <table:table-cell office:value-type="float" office:value="75.6089">
            <text:p>75.6089</text:p>
          </table:table-cell>
          <table:table-cell office:value-type="float" office:value="97.4347">
            <text:p>97.4347</text:p>
          </table:table-cell>
          <table:table-cell office:value-type="float" office:value="96.7453">
            <text:p>96.7453</text:p>
          </table:table-cell>
          <table:table-cell office:value-type="float" office:value="59.9791">
            <text:p>59.9791</text:p>
          </table:table-cell>
          <table:table-cell office:value-type="float" office:value="85.0602">
            <text:p>85.0602</text:p>
          </table:table-cell>
          <table:table-cell office:value-type="float" office:value="74.9891">
            <text:p>74.9891</text:p>
          </table:table-cell>
          <table:table-cell office:value-type="float" office:value="64.3541">
            <text:p>64.3541</text:p>
          </table:table-cell>
          <table:table-cell office:value-type="float" office:value="74.5604">
            <text:p>74.5604</text:p>
          </table:table-cell>
          <table:table-cell office:value-type="float" office:value="54.2137">
            <text:p>54.2137</text:p>
          </table:table-cell>
          <table:table-cell office:value-type="float" office:value="45.5763">
            <text:p>45.5763</text:p>
          </table:table-cell>
          <table:table-cell office:value-type="float" office:value="67.5908">
            <text:p>67.5908</text:p>
          </table:table-cell>
          <table:table-cell office:value-type="float" office:value="42.4687">
            <text:p>42.4687</text:p>
          </table:table-cell>
          <table:table-cell office:value-type="float" office:value="58.1332">
            <text:p>58.1332</text:p>
          </table:table-cell>
          <table:table-cell office:value-type="float" office:value="59.7088">
            <text:p>59.7088</text:p>
          </table:table-cell>
          <table:table-cell office:value-type="float" office:value="16">
            <text:p>16</text:p>
          </table:table-cell>
          <table:table-cell table:formula="of:=AVERAGE([.$BA6:.BJ6])" office:value-type="float" office:value="62.66553">
            <text:p>62.66553</text:p>
          </table:table-cell>
          <table:table-cell table:formula="of:=CONFIDENCE(0.01; STDEV([.$BA6:.BJ6]); COUNT([.$BA6:.BJ6]))" office:value-type="float" office:value="10.9372883248769">
            <text:p>10.9372883249</text:p>
          </table:table-cell>
          <table:table-cell table:formula="of:=MEDIAN([.$BA6:.BI6])" office:value-type="float" office:value="64.3541">
            <text:p>64.3541</text:p>
          </table:table-cell>
          <table:table-cell table:formula="of:=[.BL12]/[.BL6]" office:value-type="float" office:value="0.337459046464619">
            <text:p>0.3374590465</text:p>
          </table:table-cell>
          <table:table-cell/>
          <table:table-cell table:formula="of:=[.BL18]/[.BL6]" office:value-type="float" office:value="0.0237023448138075">
            <text:p>0.0237023448</text:p>
          </table:table-cell>
          <table:table-cell table:formula="of:=1/[.BL6]/[.$A$24]" office:value-type="float" office:value="0.0000184280111492398">
            <text:p>0.000018428</text:p>
          </table:table-cell>
          <table:table-cell table:formula="of:=[.BR6]/MIN([.$BR$2:.$BR$6];[.$BR$8:.$BR$12];[.$BR$14:.$BR$18])" office:value-type="float" office:value="1.27248385196774">
            <text:p>1.272483852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1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79.5751">
            <text:p>79.5751</text:p>
          </table:table-cell>
          <table:table-cell office:value-type="float" office:value="80.036">
            <text:p>80.036</text:p>
          </table:table-cell>
          <table:table-cell office:value-type="float" office:value="80.7045">
            <text:p>80.7045</text:p>
          </table:table-cell>
          <table:table-cell office:value-type="float" office:value="79.4757">
            <text:p>79.4757</text:p>
          </table:table-cell>
          <table:table-cell office:value-type="float" office:value="80.0591">
            <text:p>80.0591</text:p>
          </table:table-cell>
          <table:table-cell office:value-type="float" office:value="78.6006">
            <text:p>78.6006</text:p>
          </table:table-cell>
          <table:table-cell office:value-type="float" office:value="80.6614">
            <text:p>80.6614</text:p>
          </table:table-cell>
          <table:table-cell office:value-type="float" office:value="80.3148">
            <text:p>80.3148</text:p>
          </table:table-cell>
          <table:table-cell office:value-type="float" office:value="79.7198">
            <text:p>79.7198</text:p>
          </table:table-cell>
          <table:table-cell office:value-type="float" office:value="79.7769">
            <text:p>79.7769</text:p>
          </table:table-cell>
          <table:table-cell office:value-type="float" office:value="79.0388">
            <text:p>79.0388</text:p>
          </table:table-cell>
          <table:table-cell office:value-type="float" office:value="80.1479">
            <text:p>80.1479</text:p>
          </table:table-cell>
          <table:table-cell office:value-type="float" office:value="78.9097">
            <text:p>78.9097</text:p>
          </table:table-cell>
          <table:table-cell office:value-type="float" office:value="80.7155">
            <text:p>80.7155</text:p>
          </table:table-cell>
          <table:table-cell office:value-type="float" office:value="80.5556">
            <text:p>80.5556</text:p>
          </table:table-cell>
          <table:table-cell office:value-type="float" office:value="79.6424">
            <text:p>79.6424</text:p>
          </table:table-cell>
          <table:table-cell office:value-type="float" office:value="80.4145">
            <text:p>80.4145</text:p>
          </table:table-cell>
          <table:table-cell office:value-type="float" office:value="80.0841">
            <text:p>80.0841</text:p>
          </table:table-cell>
          <table:table-cell office:value-type="float" office:value="78.2213">
            <text:p>78.2213</text:p>
          </table:table-cell>
          <table:table-cell office:value-type="float" office:value="79.3772">
            <text:p>79.3772</text:p>
          </table:table-cell>
          <table:table-cell office:value-type="float" office:value="80.8613">
            <text:p>80.8613</text:p>
          </table:table-cell>
          <table:table-cell office:value-type="float" office:value="80.976">
            <text:p>80.976</text:p>
          </table:table-cell>
          <table:table-cell office:value-type="float" office:value="80.4877">
            <text:p>80.4877</text:p>
          </table:table-cell>
          <table:table-cell office:value-type="float" office:value="79.4076">
            <text:p>79.4076</text:p>
          </table:table-cell>
          <table:table-cell office:value-type="float" office:value="80.1789">
            <text:p>80.1789</text:p>
          </table:table-cell>
          <table:table-cell office:value-type="float" office:value="78.9148">
            <text:p>78.9148</text:p>
          </table:table-cell>
          <table:table-cell office:value-type="float" office:value="78.9314">
            <text:p>78.9314</text:p>
          </table:table-cell>
          <table:table-cell office:value-type="float" office:value="80.0803">
            <text:p>80.0803</text:p>
          </table:table-cell>
          <table:table-cell office:value-type="float" office:value="78.9808">
            <text:p>78.9808</text:p>
          </table:table-cell>
          <table:table-cell office:value-type="float" office:value="78.9085">
            <text:p>78.9085</text:p>
          </table:table-cell>
          <table:table-cell office:value-type="float" office:value="80.3148">
            <text:p>80.3148</text:p>
          </table:table-cell>
          <table:table-cell office:value-type="float" office:value="80.8541">
            <text:p>80.8541</text:p>
          </table:table-cell>
          <table:table-cell office:value-type="float" office:value="79.1119">
            <text:p>79.1119</text:p>
          </table:table-cell>
          <table:table-cell office:value-type="float" office:value="79.2258">
            <text:p>79.2258</text:p>
          </table:table-cell>
          <table:table-cell office:value-type="float" office:value="78.4559">
            <text:p>78.4559</text:p>
          </table:table-cell>
          <table:table-cell office:value-type="float" office:value="79.5475">
            <text:p>79.5475</text:p>
          </table:table-cell>
          <table:table-cell office:value-type="float" office:value="78.9822">
            <text:p>78.9822</text:p>
          </table:table-cell>
          <table:table-cell office:value-type="float" office:value="78.7667">
            <text:p>78.7667</text:p>
          </table:table-cell>
          <table:table-cell office:value-type="float" office:value="79.3783">
            <text:p>79.3783</text:p>
          </table:table-cell>
          <table:table-cell office:value-type="float" office:value="81.0529">
            <text:p>81.0529</text:p>
          </table:table-cell>
          <table:table-cell office:value-type="float" office:value="79.1776">
            <text:p>79.1776</text:p>
          </table:table-cell>
          <table:table-cell office:value-type="float" office:value="78.9765">
            <text:p>78.9765</text:p>
          </table:table-cell>
          <table:table-cell office:value-type="float" office:value="79.7129">
            <text:p>79.7129</text:p>
          </table:table-cell>
          <table:table-cell office:value-type="float" office:value="79.0107">
            <text:p>79.0107</text:p>
          </table:table-cell>
          <table:table-cell office:value-type="float" office:value="79.1688">
            <text:p>79.1688</text:p>
          </table:table-cell>
          <table:table-cell office:value-type="float" office:value="80.7966">
            <text:p>80.7966</text:p>
          </table:table-cell>
          <table:table-cell office:value-type="float" office:value="81.0787">
            <text:p>81.0787</text:p>
          </table:table-cell>
          <table:table-cell office:value-type="float" office:value="79.114">
            <text:p>79.114</text:p>
          </table:table-cell>
          <table:table-cell office:value-type="float" office:value="79.8032">
            <text:p>79.8032</text:p>
          </table:table-cell>
          <table:table-cell office:value-type="float" office:value="78.7392">
            <text:p>78.7392</text:p>
          </table:table-cell>
          <table:table-cell office:value-type="float" office:value="79.8917">
            <text:p>79.8917</text:p>
          </table:table-cell>
          <table:table-cell office:value-type="float" office:value="79.0278">
            <text:p>79.0278</text:p>
          </table:table-cell>
          <table:table-cell office:value-type="float" office:value="80.6803">
            <text:p>80.6803</text:p>
          </table:table-cell>
          <table:table-cell office:value-type="float" office:value="79.1754">
            <text:p>79.1754</text:p>
          </table:table-cell>
          <table:table-cell office:value-type="float" office:value="80.9805">
            <text:p>80.9805</text:p>
          </table:table-cell>
          <table:table-cell office:value-type="float" office:value="79.8415">
            <text:p>79.8415</text:p>
          </table:table-cell>
          <table:table-cell office:value-type="float" office:value="78.5054">
            <text:p>78.5054</text:p>
          </table:table-cell>
          <table:table-cell office:value-type="float" office:value="80.6792">
            <text:p>80.6792</text:p>
          </table:table-cell>
          <table:table-cell office:value-type="float" office:value="79.764">
            <text:p>79.764</text:p>
          </table:table-cell>
          <table:table-cell office:value-type="float" office:value="80.8802">
            <text:p>80.8802</text:p>
          </table:table-cell>
          <table:table-cell office:value-type="float" office:value="2">
            <text:p>2</text:p>
          </table:table-cell>
          <table:table-cell table:formula="of:=AVERAGE([.$C8:.BJ8])" office:value-type="float" office:value="79.740875">
            <text:p>79.740875</text:p>
          </table:table-cell>
          <table:table-cell table:formula="of:=CONFIDENCE(0.01; STDEV([.$C8:.BJ8]); COUNT([.$C8:.BJ8]))" office:value-type="float" office:value="0.261170092704548">
            <text:p>0.2611700927</text:p>
          </table:table-cell>
          <table:table-cell table:formula="of:=MEDIAN([.$BA8:.BI8])" office:value-type="float" office:value="79.8415">
            <text:p>79.8415</text:p>
          </table:table-cell>
          <table:table-cell/>
          <table:table-cell table:formula="of:=[.BL2]/[.BL8]" office:value-type="float" office:value="0.946136010337651">
            <text:p>0.9461360103</text:p>
          </table:table-cell>
          <table:table-cell table:formula="of:=[.BL14]/[.BL8]" office:value-type="float" office:value="0.064611530786438">
            <text:p>0.0646115308</text:p>
          </table:table-cell>
          <table:table-cell table:formula="of:=1/[.BL8]/[.$A$24]" office:value-type="float" office:value="0.0000144819214175041">
            <text:p>1.44819214175041E-005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1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44.9604">
            <text:p>44.9604</text:p>
          </table:table-cell>
          <table:table-cell office:value-type="float" office:value="44.8734">
            <text:p>44.8734</text:p>
          </table:table-cell>
          <table:table-cell office:value-type="float" office:value="45.0694">
            <text:p>45.0694</text:p>
          </table:table-cell>
          <table:table-cell office:value-type="float" office:value="44.934">
            <text:p>44.934</text:p>
          </table:table-cell>
          <table:table-cell office:value-type="float" office:value="44.9435">
            <text:p>44.9435</text:p>
          </table:table-cell>
          <table:table-cell office:value-type="float" office:value="44.9932">
            <text:p>44.9932</text:p>
          </table:table-cell>
          <table:table-cell office:value-type="float" office:value="45.0094">
            <text:p>45.0094</text:p>
          </table:table-cell>
          <table:table-cell office:value-type="float" office:value="45.0989">
            <text:p>45.0989</text:p>
          </table:table-cell>
          <table:table-cell office:value-type="float" office:value="45.0542">
            <text:p>45.0542</text:p>
          </table:table-cell>
          <table:table-cell office:value-type="float" office:value="45.2656">
            <text:p>45.2656</text:p>
          </table:table-cell>
          <table:table-cell office:value-type="float" office:value="44.791">
            <text:p>44.791</text:p>
          </table:table-cell>
          <table:table-cell office:value-type="float" office:value="44.8443">
            <text:p>44.8443</text:p>
          </table:table-cell>
          <table:table-cell office:value-type="float" office:value="44.8029">
            <text:p>44.8029</text:p>
          </table:table-cell>
          <table:table-cell office:value-type="float" office:value="45.1587">
            <text:p>45.1587</text:p>
          </table:table-cell>
          <table:table-cell office:value-type="float" office:value="44.8157">
            <text:p>44.8157</text:p>
          </table:table-cell>
          <table:table-cell office:value-type="float" office:value="45.2423">
            <text:p>45.2423</text:p>
          </table:table-cell>
          <table:table-cell office:value-type="float" office:value="44.9097">
            <text:p>44.9097</text:p>
          </table:table-cell>
          <table:table-cell office:value-type="float" office:value="45.3548">
            <text:p>45.3548</text:p>
          </table:table-cell>
          <table:table-cell office:value-type="float" office:value="45.0037">
            <text:p>45.0037</text:p>
          </table:table-cell>
          <table:table-cell office:value-type="float" office:value="44.8296">
            <text:p>44.8296</text:p>
          </table:table-cell>
          <table:table-cell office:value-type="float" office:value="44.7744">
            <text:p>44.7744</text:p>
          </table:table-cell>
          <table:table-cell office:value-type="float" office:value="44.9806">
            <text:p>44.9806</text:p>
          </table:table-cell>
          <table:table-cell office:value-type="float" office:value="45.2159">
            <text:p>45.2159</text:p>
          </table:table-cell>
          <table:table-cell office:value-type="float" office:value="44.9629">
            <text:p>44.9629</text:p>
          </table:table-cell>
          <table:table-cell office:value-type="float" office:value="44.8905">
            <text:p>44.8905</text:p>
          </table:table-cell>
          <table:table-cell office:value-type="float" office:value="44.9074">
            <text:p>44.9074</text:p>
          </table:table-cell>
          <table:table-cell office:value-type="float" office:value="45.2605">
            <text:p>45.2605</text:p>
          </table:table-cell>
          <table:table-cell office:value-type="float" office:value="45.0339">
            <text:p>45.0339</text:p>
          </table:table-cell>
          <table:table-cell office:value-type="float" office:value="45.0186">
            <text:p>45.0186</text:p>
          </table:table-cell>
          <table:table-cell office:value-type="float" office:value="45.0291">
            <text:p>45.0291</text:p>
          </table:table-cell>
          <table:table-cell office:value-type="float" office:value="45.2536">
            <text:p>45.2536</text:p>
          </table:table-cell>
          <table:table-cell office:value-type="float" office:value="45.3007">
            <text:p>45.3007</text:p>
          </table:table-cell>
          <table:table-cell office:value-type="float" office:value="45.0248">
            <text:p>45.0248</text:p>
          </table:table-cell>
          <table:table-cell office:value-type="float" office:value="44.9276">
            <text:p>44.9276</text:p>
          </table:table-cell>
          <table:table-cell office:value-type="float" office:value="44.7016">
            <text:p>44.7016</text:p>
          </table:table-cell>
          <table:table-cell office:value-type="float" office:value="45.2288">
            <text:p>45.2288</text:p>
          </table:table-cell>
          <table:table-cell office:value-type="float" office:value="45.1009">
            <text:p>45.1009</text:p>
          </table:table-cell>
          <table:table-cell office:value-type="float" office:value="44.9587">
            <text:p>44.9587</text:p>
          </table:table-cell>
          <table:table-cell office:value-type="float" office:value="44.9698">
            <text:p>44.9698</text:p>
          </table:table-cell>
          <table:table-cell office:value-type="float" office:value="44.8656">
            <text:p>44.8656</text:p>
          </table:table-cell>
          <table:table-cell office:value-type="float" office:value="44.9515">
            <text:p>44.9515</text:p>
          </table:table-cell>
          <table:table-cell office:value-type="float" office:value="45.0556">
            <text:p>45.0556</text:p>
          </table:table-cell>
          <table:table-cell office:value-type="float" office:value="45.3167">
            <text:p>45.3167</text:p>
          </table:table-cell>
          <table:table-cell office:value-type="float" office:value="44.8724">
            <text:p>44.8724</text:p>
          </table:table-cell>
          <table:table-cell office:value-type="float" office:value="45.0944">
            <text:p>45.0944</text:p>
          </table:table-cell>
          <table:table-cell office:value-type="float" office:value="44.8113">
            <text:p>44.8113</text:p>
          </table:table-cell>
          <table:table-cell office:value-type="float" office:value="45.1584">
            <text:p>45.1584</text:p>
          </table:table-cell>
          <table:table-cell office:value-type="float" office:value="44.8675">
            <text:p>44.8675</text:p>
          </table:table-cell>
          <table:table-cell office:value-type="float" office:value="44.8977">
            <text:p>44.8977</text:p>
          </table:table-cell>
          <table:table-cell office:value-type="float" office:value="45.1537">
            <text:p>45.1537</text:p>
          </table:table-cell>
          <table:table-cell office:value-type="float" office:value="44.7737">
            <text:p>44.7737</text:p>
          </table:table-cell>
          <table:table-cell office:value-type="float" office:value="45.0655">
            <text:p>45.0655</text:p>
          </table:table-cell>
          <table:table-cell office:value-type="float" office:value="44.8445">
            <text:p>44.8445</text:p>
          </table:table-cell>
          <table:table-cell office:value-type="float" office:value="45.1564">
            <text:p>45.1564</text:p>
          </table:table-cell>
          <table:table-cell office:value-type="float" office:value="45.1187">
            <text:p>45.1187</text:p>
          </table:table-cell>
          <table:table-cell office:value-type="float" office:value="45.003">
            <text:p>45.003</text:p>
          </table:table-cell>
          <table:table-cell office:value-type="float" office:value="45.0108">
            <text:p>45.0108</text:p>
          </table:table-cell>
          <table:table-cell office:value-type="float" office:value="44.9589">
            <text:p>44.9589</text:p>
          </table:table-cell>
          <table:table-cell office:value-type="float" office:value="44.9817">
            <text:p>44.9817</text:p>
          </table:table-cell>
          <table:table-cell office:value-type="float" office:value="44.8752">
            <text:p>44.8752</text:p>
          </table:table-cell>
          <table:table-cell office:value-type="float" office:value="4">
            <text:p>4</text:p>
          </table:table-cell>
          <table:table-cell table:formula="of:=AVERAGE([.$C9:.BJ9])" office:value-type="float" office:value="45.00547">
            <text:p>45.00547</text:p>
          </table:table-cell>
          <table:table-cell table:formula="of:=CONFIDENCE(0.01; STDEV([.$C9:.BJ9]); COUNT([.$C9:.BJ9]))" office:value-type="float" office:value="0.0512501516607433">
            <text:p>0.0512501517</text:p>
          </table:table-cell>
          <table:table-cell table:formula="of:=MEDIAN([.$BA9:.BI9])" office:value-type="float" office:value="45.003">
            <text:p>45.003</text:p>
          </table:table-cell>
          <table:table-cell/>
          <table:table-cell table:formula="of:=[.BL3]/[.BL9]" office:value-type="float" office:value="0.926857372374218">
            <text:p>0.9268573724</text:p>
          </table:table-cell>
          <table:table-cell table:formula="of:=[.BL15]/[.BL9]" office:value-type="float" office:value="0.070126364639676">
            <text:p>0.0701263646</text:p>
          </table:table-cell>
          <table:table-cell table:formula="of:=1/[.BL9]/[.$A$24]" office:value-type="float" office:value="0.0000256591273352555">
            <text:p>2.56591273352555E-005</text:p>
          </table:table-cell>
          <table:table-cell table:formula="of:=[.BR9]/MIN([.$BR$2:.$BR$6];[.$BR$8:.$BR$12];[.$BR$14:.$BR$18])" office:value-type="float" office:value="1.77180407181616">
            <text:p>1.7718040718</text:p>
          </table:table-cell>
        </table:table-row>
        <table:table-row table:style-name="ro1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26.0166">
            <text:p>26.0166</text:p>
          </table:table-cell>
          <table:table-cell office:value-type="float" office:value="27.4742">
            <text:p>27.4742</text:p>
          </table:table-cell>
          <table:table-cell office:value-type="float" office:value="26.7733">
            <text:p>26.7733</text:p>
          </table:table-cell>
          <table:table-cell office:value-type="float" office:value="25.9823">
            <text:p>25.9823</text:p>
          </table:table-cell>
          <table:table-cell office:value-type="float" office:value="26.124">
            <text:p>26.124</text:p>
          </table:table-cell>
          <table:table-cell office:value-type="float" office:value="26.3819">
            <text:p>26.3819</text:p>
          </table:table-cell>
          <table:table-cell office:value-type="float" office:value="27.0419">
            <text:p>27.0419</text:p>
          </table:table-cell>
          <table:table-cell office:value-type="float" office:value="27.35">
            <text:p>27.35</text:p>
          </table:table-cell>
          <table:table-cell office:value-type="float" office:value="26.961">
            <text:p>26.961</text:p>
          </table:table-cell>
          <table:table-cell office:value-type="float" office:value="26.3629">
            <text:p>26.3629</text:p>
          </table:table-cell>
          <table:table-cell office:value-type="float" office:value="27.0184">
            <text:p>27.0184</text:p>
          </table:table-cell>
          <table:table-cell office:value-type="float" office:value="26.7033">
            <text:p>26.7033</text:p>
          </table:table-cell>
          <table:table-cell office:value-type="float" office:value="26.2383">
            <text:p>26.2383</text:p>
          </table:table-cell>
          <table:table-cell office:value-type="float" office:value="26.6578">
            <text:p>26.6578</text:p>
          </table:table-cell>
          <table:table-cell office:value-type="float" office:value="26.42">
            <text:p>26.42</text:p>
          </table:table-cell>
          <table:table-cell office:value-type="float" office:value="26.6224">
            <text:p>26.6224</text:p>
          </table:table-cell>
          <table:table-cell office:value-type="float" office:value="26.9595">
            <text:p>26.9595</text:p>
          </table:table-cell>
          <table:table-cell office:value-type="float" office:value="26.1661">
            <text:p>26.1661</text:p>
          </table:table-cell>
          <table:table-cell office:value-type="float" office:value="26.2022">
            <text:p>26.2022</text:p>
          </table:table-cell>
          <table:table-cell office:value-type="float" office:value="26.8316">
            <text:p>26.8316</text:p>
          </table:table-cell>
          <table:table-cell office:value-type="float" office:value="28.6481">
            <text:p>28.6481</text:p>
          </table:table-cell>
          <table:table-cell office:value-type="float" office:value="26.1989">
            <text:p>26.1989</text:p>
          </table:table-cell>
          <table:table-cell office:value-type="float" office:value="27.2384">
            <text:p>27.2384</text:p>
          </table:table-cell>
          <table:table-cell office:value-type="float" office:value="25.9586">
            <text:p>25.9586</text:p>
          </table:table-cell>
          <table:table-cell office:value-type="float" office:value="26.1419">
            <text:p>26.1419</text:p>
          </table:table-cell>
          <table:table-cell office:value-type="float" office:value="26.7289">
            <text:p>26.7289</text:p>
          </table:table-cell>
          <table:table-cell office:value-type="float" office:value="26.1103">
            <text:p>26.1103</text:p>
          </table:table-cell>
          <table:table-cell office:value-type="float" office:value="26.2244">
            <text:p>26.2244</text:p>
          </table:table-cell>
          <table:table-cell office:value-type="float" office:value="26.2117">
            <text:p>26.2117</text:p>
          </table:table-cell>
          <table:table-cell office:value-type="float" office:value="26.6315">
            <text:p>26.6315</text:p>
          </table:table-cell>
          <table:table-cell office:value-type="float" office:value="27.0638">
            <text:p>27.0638</text:p>
          </table:table-cell>
          <table:table-cell office:value-type="float" office:value="26.7524">
            <text:p>26.7524</text:p>
          </table:table-cell>
          <table:table-cell office:value-type="float" office:value="25.9657">
            <text:p>25.9657</text:p>
          </table:table-cell>
          <table:table-cell office:value-type="float" office:value="26.4278">
            <text:p>26.4278</text:p>
          </table:table-cell>
          <table:table-cell office:value-type="float" office:value="26.7288">
            <text:p>26.7288</text:p>
          </table:table-cell>
          <table:table-cell office:value-type="float" office:value="26.5876">
            <text:p>26.5876</text:p>
          </table:table-cell>
          <table:table-cell office:value-type="float" office:value="26.3931">
            <text:p>26.3931</text:p>
          </table:table-cell>
          <table:table-cell office:value-type="float" office:value="26.5589">
            <text:p>26.5589</text:p>
          </table:table-cell>
          <table:table-cell office:value-type="float" office:value="28.055">
            <text:p>28.055</text:p>
          </table:table-cell>
          <table:table-cell office:value-type="float" office:value="26.4913">
            <text:p>26.4913</text:p>
          </table:table-cell>
          <table:table-cell office:value-type="float" office:value="26.2313">
            <text:p>26.2313</text:p>
          </table:table-cell>
          <table:table-cell office:value-type="float" office:value="26.4422">
            <text:p>26.4422</text:p>
          </table:table-cell>
          <table:table-cell office:value-type="float" office:value="26.3432">
            <text:p>26.3432</text:p>
          </table:table-cell>
          <table:table-cell office:value-type="float" office:value="26.9969">
            <text:p>26.9969</text:p>
          </table:table-cell>
          <table:table-cell office:value-type="float" office:value="26.6951">
            <text:p>26.6951</text:p>
          </table:table-cell>
          <table:table-cell office:value-type="float" office:value="27.0626">
            <text:p>27.0626</text:p>
          </table:table-cell>
          <table:table-cell office:value-type="float" office:value="26.324">
            <text:p>26.324</text:p>
          </table:table-cell>
          <table:table-cell office:value-type="float" office:value="27.1022">
            <text:p>27.1022</text:p>
          </table:table-cell>
          <table:table-cell office:value-type="float" office:value="26.5006">
            <text:p>26.5006</text:p>
          </table:table-cell>
          <table:table-cell office:value-type="float" office:value="26.1094">
            <text:p>26.1094</text:p>
          </table:table-cell>
          <table:table-cell office:value-type="float" office:value="26.0546">
            <text:p>26.0546</text:p>
          </table:table-cell>
          <table:table-cell office:value-type="float" office:value="26.7511">
            <text:p>26.7511</text:p>
          </table:table-cell>
          <table:table-cell office:value-type="float" office:value="25.9979">
            <text:p>25.9979</text:p>
          </table:table-cell>
          <table:table-cell office:value-type="float" office:value="25.9728">
            <text:p>25.9728</text:p>
          </table:table-cell>
          <table:table-cell office:value-type="float" office:value="26.8488">
            <text:p>26.8488</text:p>
          </table:table-cell>
          <table:table-cell office:value-type="float" office:value="27.0603">
            <text:p>27.0603</text:p>
          </table:table-cell>
          <table:table-cell office:value-type="float" office:value="26.6079">
            <text:p>26.6079</text:p>
          </table:table-cell>
          <table:table-cell office:value-type="float" office:value="25.7458">
            <text:p>25.7458</text:p>
          </table:table-cell>
          <table:table-cell office:value-type="float" office:value="26.356">
            <text:p>26.356</text:p>
          </table:table-cell>
          <table:table-cell office:value-type="float" office:value="26.1864">
            <text:p>26.1864</text:p>
          </table:table-cell>
          <table:table-cell office:value-type="float" office:value="8">
            <text:p>8</text:p>
          </table:table-cell>
          <table:table-cell table:formula="of:=AVERAGE([.$C10:.BJ10])" office:value-type="float" office:value="26.5798983333333">
            <text:p>26.5798983333</text:p>
          </table:table-cell>
          <table:table-cell table:formula="of:=CONFIDENCE(0.01; STDEV([.$C10:.BJ10]); COUNT([.$C10:.BJ10]))" office:value-type="float" office:value="0.172538127473274">
            <text:p>0.1725381275</text:p>
          </table:table-cell>
          <table:table-cell table:formula="of:=MEDIAN([.$BA10:.BI10])" office:value-type="float" office:value="26.356">
            <text:p>26.356</text:p>
          </table:table-cell>
          <table:table-cell/>
          <table:table-cell table:formula="of:=[.BL4]/[.BL10]" office:value-type="float" office:value="1.50823476312519">
            <text:p>1.5082347631</text:p>
          </table:table-cell>
          <table:table-cell table:formula="of:=[.BL16]/[.BL10]" office:value-type="float" office:value="0.0710980898534914">
            <text:p>0.0710980899</text:p>
          </table:table-cell>
          <table:table-cell table:formula="of:=1/[.BL10]/[.$A$24]" office:value-type="float" office:value="0.0000434464071694664">
            <text:p>4.34464071694664E-005</text:p>
          </table:table-cell>
          <table:table-cell table:formula="of:=[.BR10]/MIN([.$BR$2:.$BR$6];[.$BR$8:.$BR$12];[.$BR$14:.$BR$18])" office:value-type="float" office:value="3.00004439445122">
            <text:p>3.0000443945</text:p>
          </table:table-cell>
        </table:table-row>
        <table:table-row table:style-name="ro1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22.3683">
            <text:p>22.3683</text:p>
          </table:table-cell>
          <table:table-cell office:value-type="float" office:value="22.3644">
            <text:p>22.3644</text:p>
          </table:table-cell>
          <table:table-cell office:value-type="float" office:value="23.0154">
            <text:p>23.0154</text:p>
          </table:table-cell>
          <table:table-cell office:value-type="float" office:value="23.4023">
            <text:p>23.4023</text:p>
          </table:table-cell>
          <table:table-cell office:value-type="float" office:value="22.5228">
            <text:p>22.5228</text:p>
          </table:table-cell>
          <table:table-cell office:value-type="float" office:value="22.4825">
            <text:p>22.4825</text:p>
          </table:table-cell>
          <table:table-cell office:value-type="float" office:value="22.6734">
            <text:p>22.6734</text:p>
          </table:table-cell>
          <table:table-cell office:value-type="float" office:value="22.251">
            <text:p>22.251</text:p>
          </table:table-cell>
          <table:table-cell office:value-type="float" office:value="22.0068">
            <text:p>22.0068</text:p>
          </table:table-cell>
          <table:table-cell office:value-type="float" office:value="22.0358">
            <text:p>22.0358</text:p>
          </table:table-cell>
          <table:table-cell office:value-type="float" office:value="22.2284">
            <text:p>22.2284</text:p>
          </table:table-cell>
          <table:table-cell office:value-type="float" office:value="22.3916">
            <text:p>22.3916</text:p>
          </table:table-cell>
          <table:table-cell office:value-type="float" office:value="23.3684">
            <text:p>23.3684</text:p>
          </table:table-cell>
          <table:table-cell office:value-type="float" office:value="22.2195">
            <text:p>22.2195</text:p>
          </table:table-cell>
          <table:table-cell office:value-type="float" office:value="23.6075">
            <text:p>23.6075</text:p>
          </table:table-cell>
          <table:table-cell office:value-type="float" office:value="23.8175">
            <text:p>23.8175</text:p>
          </table:table-cell>
          <table:table-cell office:value-type="float" office:value="22.063">
            <text:p>22.063</text:p>
          </table:table-cell>
          <table:table-cell office:value-type="float" office:value="22.3862">
            <text:p>22.3862</text:p>
          </table:table-cell>
          <table:table-cell office:value-type="float" office:value="24.026">
            <text:p>24.026</text:p>
          </table:table-cell>
          <table:table-cell office:value-type="float" office:value="22.6891">
            <text:p>22.6891</text:p>
          </table:table-cell>
          <table:table-cell office:value-type="float" office:value="23.2647">
            <text:p>23.2647</text:p>
          </table:table-cell>
          <table:table-cell office:value-type="float" office:value="22.3685">
            <text:p>22.3685</text:p>
          </table:table-cell>
          <table:table-cell office:value-type="float" office:value="22.3475">
            <text:p>22.3475</text:p>
          </table:table-cell>
          <table:table-cell office:value-type="float" office:value="22.3629">
            <text:p>22.3629</text:p>
          </table:table-cell>
          <table:table-cell office:value-type="float" office:value="23.1676">
            <text:p>23.1676</text:p>
          </table:table-cell>
          <table:table-cell office:value-type="float" office:value="22.4249">
            <text:p>22.4249</text:p>
          </table:table-cell>
          <table:table-cell office:value-type="float" office:value="23.7678">
            <text:p>23.7678</text:p>
          </table:table-cell>
          <table:table-cell office:value-type="float" office:value="23.1712">
            <text:p>23.1712</text:p>
          </table:table-cell>
          <table:table-cell office:value-type="float" office:value="22.6174">
            <text:p>22.6174</text:p>
          </table:table-cell>
          <table:table-cell office:value-type="float" office:value="22.5073">
            <text:p>22.5073</text:p>
          </table:table-cell>
          <table:table-cell office:value-type="float" office:value="22.0382">
            <text:p>22.0382</text:p>
          </table:table-cell>
          <table:table-cell office:value-type="float" office:value="23.7039">
            <text:p>23.7039</text:p>
          </table:table-cell>
          <table:table-cell office:value-type="float" office:value="22.0943">
            <text:p>22.0943</text:p>
          </table:table-cell>
          <table:table-cell office:value-type="float" office:value="22.874">
            <text:p>22.874</text:p>
          </table:table-cell>
          <table:table-cell office:value-type="float" office:value="22.1835">
            <text:p>22.1835</text:p>
          </table:table-cell>
          <table:table-cell office:value-type="float" office:value="22.0168">
            <text:p>22.0168</text:p>
          </table:table-cell>
          <table:table-cell office:value-type="float" office:value="22.1957">
            <text:p>22.1957</text:p>
          </table:table-cell>
          <table:table-cell office:value-type="float" office:value="22.2806">
            <text:p>22.2806</text:p>
          </table:table-cell>
          <table:table-cell office:value-type="float" office:value="22.2861">
            <text:p>22.2861</text:p>
          </table:table-cell>
          <table:table-cell office:value-type="float" office:value="22.1351">
            <text:p>22.1351</text:p>
          </table:table-cell>
          <table:table-cell office:value-type="float" office:value="22.1486">
            <text:p>22.1486</text:p>
          </table:table-cell>
          <table:table-cell office:value-type="float" office:value="22.7513">
            <text:p>22.7513</text:p>
          </table:table-cell>
          <table:table-cell office:value-type="float" office:value="22.2888">
            <text:p>22.2888</text:p>
          </table:table-cell>
          <table:table-cell office:value-type="float" office:value="22.5762">
            <text:p>22.5762</text:p>
          </table:table-cell>
          <table:table-cell office:value-type="float" office:value="22.3529">
            <text:p>22.3529</text:p>
          </table:table-cell>
          <table:table-cell office:value-type="float" office:value="22.3851">
            <text:p>22.3851</text:p>
          </table:table-cell>
          <table:table-cell office:value-type="float" office:value="22.2558">
            <text:p>22.2558</text:p>
          </table:table-cell>
          <table:table-cell office:value-type="float" office:value="24.7894">
            <text:p>24.7894</text:p>
          </table:table-cell>
          <table:table-cell office:value-type="float" office:value="22.3583">
            <text:p>22.3583</text:p>
          </table:table-cell>
          <table:table-cell office:value-type="float" office:value="22.2985">
            <text:p>22.2985</text:p>
          </table:table-cell>
          <table:table-cell office:value-type="float" office:value="22.049">
            <text:p>22.049</text:p>
          </table:table-cell>
          <table:table-cell office:value-type="float" office:value="22.0949">
            <text:p>22.0949</text:p>
          </table:table-cell>
          <table:table-cell office:value-type="float" office:value="22.9455">
            <text:p>22.9455</text:p>
          </table:table-cell>
          <table:table-cell office:value-type="float" office:value="22.4272">
            <text:p>22.4272</text:p>
          </table:table-cell>
          <table:table-cell office:value-type="float" office:value="22.227">
            <text:p>22.227</text:p>
          </table:table-cell>
          <table:table-cell office:value-type="float" office:value="22.2389">
            <text:p>22.2389</text:p>
          </table:table-cell>
          <table:table-cell office:value-type="float" office:value="22.1962">
            <text:p>22.1962</text:p>
          </table:table-cell>
          <table:table-cell office:value-type="float" office:value="22.1941">
            <text:p>22.1941</text:p>
          </table:table-cell>
          <table:table-cell office:value-type="float" office:value="22.2101">
            <text:p>22.2101</text:p>
          </table:table-cell>
          <table:table-cell office:value-type="float" office:value="22.2514">
            <text:p>22.2514</text:p>
          </table:table-cell>
          <table:table-cell office:value-type="float" office:value="12">
            <text:p>12</text:p>
          </table:table-cell>
          <table:table-cell table:formula="of:=AVERAGE([.$C11:.BJ11])" office:value-type="float" office:value="22.5794516666667">
            <text:p>22.5794516667</text:p>
          </table:table-cell>
          <table:table-cell table:formula="of:=CONFIDENCE(0.01; STDEV([.$C11:.BJ11]); COUNT([.$C11:.BJ11]))" office:value-type="float" office:value="0.194596878967892">
            <text:p>0.194596879</text:p>
          </table:table-cell>
          <table:table-cell table:formula="of:=MEDIAN([.$BA11:.BI11])" office:value-type="float" office:value="22.2101">
            <text:p>22.2101</text:p>
          </table:table-cell>
          <table:table-cell/>
          <table:table-cell table:formula="of:=[.BL5]/[.BL11]" office:value-type="float" office:value="1.11690769579509">
            <text:p>1.1169076958</text:p>
          </table:table-cell>
          <table:table-cell table:formula="of:=[.BL17]/[.BL11]" office:value-type="float" office:value="0.149482372283767">
            <text:p>0.1494823723</text:p>
          </table:table-cell>
          <table:table-cell table:formula="of:=1/[.BL11]/[.$A$24]" office:value-type="float" office:value="0.0000511438941282093">
            <text:p>5.11438941282093E-005</text:p>
          </table:table-cell>
          <table:table-cell table:formula="of:=[.BR11]/MIN([.$BR$2:.$BR$6];[.$BR$8:.$BR$12];[.$BR$14:.$BR$18])" office:value-type="float" office:value="3.53156826734278">
            <text:p>3.5315682673</text:p>
          </table:table-cell>
        </table:table-row>
        <table:table-row table:style-name="ro1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21.0833">
            <text:p>21.0833</text:p>
          </table:table-cell>
          <table:table-cell office:value-type="float" office:value="20.9609">
            <text:p>20.9609</text:p>
          </table:table-cell>
          <table:table-cell office:value-type="float" office:value="21.0899">
            <text:p>21.0899</text:p>
          </table:table-cell>
          <table:table-cell office:value-type="float" office:value="20.851">
            <text:p>20.851</text:p>
          </table:table-cell>
          <table:table-cell office:value-type="float" office:value="20.878">
            <text:p>20.878</text:p>
          </table:table-cell>
          <table:table-cell office:value-type="float" office:value="21.3537">
            <text:p>21.3537</text:p>
          </table:table-cell>
          <table:table-cell office:value-type="float" office:value="20.8591">
            <text:p>20.8591</text:p>
          </table:table-cell>
          <table:table-cell office:value-type="float" office:value="20.9598">
            <text:p>20.9598</text:p>
          </table:table-cell>
          <table:table-cell office:value-type="float" office:value="21.746">
            <text:p>21.746</text:p>
          </table:table-cell>
          <table:table-cell office:value-type="float" office:value="20.7451">
            <text:p>20.7451</text:p>
          </table:table-cell>
          <table:table-cell office:value-type="float" office:value="21.7628">
            <text:p>21.7628</text:p>
          </table:table-cell>
          <table:table-cell office:value-type="float" office:value="20.7205">
            <text:p>20.7205</text:p>
          </table:table-cell>
          <table:table-cell office:value-type="float" office:value="21.5447">
            <text:p>21.5447</text:p>
          </table:table-cell>
          <table:table-cell office:value-type="float" office:value="21.0707">
            <text:p>21.0707</text:p>
          </table:table-cell>
          <table:table-cell office:value-type="float" office:value="22.507">
            <text:p>22.507</text:p>
          </table:table-cell>
          <table:table-cell office:value-type="float" office:value="20.7749">
            <text:p>20.7749</text:p>
          </table:table-cell>
          <table:table-cell office:value-type="float" office:value="20.8892">
            <text:p>20.8892</text:p>
          </table:table-cell>
          <table:table-cell office:value-type="float" office:value="20.7539">
            <text:p>20.7539</text:p>
          </table:table-cell>
          <table:table-cell office:value-type="float" office:value="21.5443">
            <text:p>21.5443</text:p>
          </table:table-cell>
          <table:table-cell office:value-type="float" office:value="20.7934">
            <text:p>20.7934</text:p>
          </table:table-cell>
          <table:table-cell office:value-type="float" office:value="20.7363">
            <text:p>20.7363</text:p>
          </table:table-cell>
          <table:table-cell office:value-type="float" office:value="22.2618">
            <text:p>22.2618</text:p>
          </table:table-cell>
          <table:table-cell office:value-type="float" office:value="20.6839">
            <text:p>20.6839</text:p>
          </table:table-cell>
          <table:table-cell office:value-type="float" office:value="21.5951">
            <text:p>21.5951</text:p>
          </table:table-cell>
          <table:table-cell office:value-type="float" office:value="20.7262">
            <text:p>20.7262</text:p>
          </table:table-cell>
          <table:table-cell office:value-type="float" office:value="20.6893">
            <text:p>20.6893</text:p>
          </table:table-cell>
          <table:table-cell office:value-type="float" office:value="20.6124">
            <text:p>20.6124</text:p>
          </table:table-cell>
          <table:table-cell office:value-type="float" office:value="21.6645">
            <text:p>21.6645</text:p>
          </table:table-cell>
          <table:table-cell office:value-type="float" office:value="21.1305">
            <text:p>21.1305</text:p>
          </table:table-cell>
          <table:table-cell office:value-type="float" office:value="21.1552">
            <text:p>21.1552</text:p>
          </table:table-cell>
          <table:table-cell office:value-type="float" office:value="20.9318">
            <text:p>20.9318</text:p>
          </table:table-cell>
          <table:table-cell office:value-type="float" office:value="22.6709">
            <text:p>22.6709</text:p>
          </table:table-cell>
          <table:table-cell office:value-type="float" office:value="20.6437">
            <text:p>20.6437</text:p>
          </table:table-cell>
          <table:table-cell office:value-type="float" office:value="21.0303">
            <text:p>21.0303</text:p>
          </table:table-cell>
          <table:table-cell office:value-type="float" office:value="21.4836">
            <text:p>21.4836</text:p>
          </table:table-cell>
          <table:table-cell office:value-type="float" office:value="20.8055">
            <text:p>20.8055</text:p>
          </table:table-cell>
          <table:table-cell office:value-type="float" office:value="21.8941">
            <text:p>21.8941</text:p>
          </table:table-cell>
          <table:table-cell office:value-type="float" office:value="20.7696">
            <text:p>20.7696</text:p>
          </table:table-cell>
          <table:table-cell office:value-type="float" office:value="21.3387">
            <text:p>21.3387</text:p>
          </table:table-cell>
          <table:table-cell office:value-type="float" office:value="20.7486">
            <text:p>20.7486</text:p>
          </table:table-cell>
          <table:table-cell office:value-type="float" office:value="21.4472">
            <text:p>21.4472</text:p>
          </table:table-cell>
          <table:table-cell office:value-type="float" office:value="20.8036">
            <text:p>20.8036</text:p>
          </table:table-cell>
          <table:table-cell office:value-type="float" office:value="20.9942">
            <text:p>20.9942</text:p>
          </table:table-cell>
          <table:table-cell office:value-type="float" office:value="20.3741">
            <text:p>20.3741</text:p>
          </table:table-cell>
          <table:table-cell office:value-type="float" office:value="21.3171">
            <text:p>21.3171</text:p>
          </table:table-cell>
          <table:table-cell office:value-type="float" office:value="20.8381">
            <text:p>20.8381</text:p>
          </table:table-cell>
          <table:table-cell office:value-type="float" office:value="20.7076">
            <text:p>20.7076</text:p>
          </table:table-cell>
          <table:table-cell office:value-type="float" office:value="22.2315">
            <text:p>22.2315</text:p>
          </table:table-cell>
          <table:table-cell office:value-type="float" office:value="21.6619">
            <text:p>21.6619</text:p>
          </table:table-cell>
          <table:table-cell office:value-type="float" office:value="20.7461">
            <text:p>20.7461</text:p>
          </table:table-cell>
          <table:table-cell office:value-type="float" office:value="21.0237">
            <text:p>21.0237</text:p>
          </table:table-cell>
          <table:table-cell office:value-type="float" office:value="21.7497">
            <text:p>21.7497</text:p>
          </table:table-cell>
          <table:table-cell office:value-type="float" office:value="21.1366">
            <text:p>21.1366</text:p>
          </table:table-cell>
          <table:table-cell office:value-type="float" office:value="20.7913">
            <text:p>20.7913</text:p>
          </table:table-cell>
          <table:table-cell office:value-type="float" office:value="21.1378">
            <text:p>21.1378</text:p>
          </table:table-cell>
          <table:table-cell office:value-type="float" office:value="20.6205">
            <text:p>20.6205</text:p>
          </table:table-cell>
          <table:table-cell office:value-type="float" office:value="21.0765">
            <text:p>21.0765</text:p>
          </table:table-cell>
          <table:table-cell office:value-type="float" office:value="21.7329">
            <text:p>21.7329</text:p>
          </table:table-cell>
          <table:table-cell office:value-type="float" office:value="20.8791">
            <text:p>20.8791</text:p>
          </table:table-cell>
          <table:table-cell office:value-type="float" office:value="21.0933">
            <text:p>21.0933</text:p>
          </table:table-cell>
          <table:table-cell office:value-type="float" office:value="16">
            <text:p>16</text:p>
          </table:table-cell>
          <table:table-cell table:formula="of:=AVERAGE([.$C12:.BJ12])" office:value-type="float" office:value="21.14705">
            <text:p>21.14705</text:p>
          </table:table-cell>
          <table:table-cell table:formula="of:=CONFIDENCE(0.01; STDEV([.$C12:.BJ12]); COUNT([.$C12:.BJ12]))" office:value-type="float" office:value="0.165319961581877">
            <text:p>0.1653199616</text:p>
          </table:table-cell>
          <table:table-cell table:formula="of:=MEDIAN([.$BA12:.BI12])" office:value-type="float" office:value="21.0765">
            <text:p>21.0765</text:p>
          </table:table-cell>
          <table:table-cell/>
          <table:table-cell table:formula="of:=[.BL6]/[.BL12]" office:value-type="float" office:value="2.96332254380635">
            <text:p>2.9633225438</text:p>
          </table:table-cell>
          <table:table-cell table:formula="of:=[.BL18]/[.BL12]" office:value-type="float" office:value="0.0702376927278273">
            <text:p>0.0702376927</text:p>
          </table:table-cell>
          <table:table-cell table:formula="of:=1/[.BL12]/[.$A$24]" office:value-type="float" office:value="0.000054608140876057">
            <text:p>5.4608140876057E-005</text:p>
          </table:table-cell>
          <table:table-cell table:formula="of:=[.BR12]/MIN([.$BR$2:.$BR$6];[.$BR$8:.$BR$12];[.$BR$14:.$BR$18])" office:value-type="float" office:value="3.77078008516554">
            <text:p>3.7707800852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5.1957">
            <text:p>5.1957</text:p>
          </table:table-cell>
          <table:table-cell office:value-type="float" office:value="5.1419">
            <text:p>5.1419</text:p>
          </table:table-cell>
          <table:table-cell office:value-type="float" office:value="5.194">
            <text:p>5.194</text:p>
          </table:table-cell>
          <table:table-cell office:value-type="float" office:value="5.1059">
            <text:p>5.1059</text:p>
          </table:table-cell>
          <table:table-cell office:value-type="float" office:value="5.1614">
            <text:p>5.1614</text:p>
          </table:table-cell>
          <table:table-cell office:value-type="float" office:value="5.1105">
            <text:p>5.1105</text:p>
          </table:table-cell>
          <table:table-cell office:value-type="float" office:value="5.1251">
            <text:p>5.1251</text:p>
          </table:table-cell>
          <table:table-cell office:value-type="float" office:value="5.1815">
            <text:p>5.1815</text:p>
          </table:table-cell>
          <table:table-cell office:value-type="float" office:value="5.1268">
            <text:p>5.1268</text:p>
          </table:table-cell>
          <table:table-cell office:value-type="float" office:value="5.179">
            <text:p>5.179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5.15218">
            <text:p>5.15218</text:p>
          </table:table-cell>
          <table:table-cell table:formula="of:=CONFIDENCE(0.01; STDEV([.$BA14:.BJ14]); COUNT([.$BA14:.BJ14]))" office:value-type="float" office:value="0.0280452707018035">
            <text:p>0.0280452707</text:p>
          </table:table-cell>
          <table:table-cell table:formula="of:=MEDIAN([.$BA14:.BI14])" office:value-type="float" office:value="5.1419">
            <text:p>5.1419</text:p>
          </table:table-cell>
          <table:table-cell table:formula="of:=[.BN8]/[.BN14]" office:value-type="float" office:value="15.5276259748342">
            <text:p>15.5276259748</text:p>
          </table:table-cell>
          <table:table-cell table:formula="of:=[.BL2]/[.BL14]" office:value-type="float" office:value="14.6434544859328">
            <text:p>14.6434544859</text:p>
          </table:table-cell>
          <table:table-cell/>
          <table:table-cell table:formula="of:=1/[.BL14]/[.$A$23]" office:value-type="float" office:value="0.00010434132240414">
            <text:p>0.0001043413</text:p>
          </table:table-cell>
          <table:table-cell table:formula="of:=[.BR14]/MIN([.$BR$2:.$BR$6];[.$BR$8:.$BR$12];[.$BR$14:.$BR$18])" office:value-type="float" office:value="7.20493637522599">
            <text:p>7.2049363752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2.7933">
            <text:p>2.7933</text:p>
          </table:table-cell>
          <table:table-cell office:value-type="float" office:value="3.7248">
            <text:p>3.7248</text:p>
          </table:table-cell>
          <table:table-cell office:value-type="float" office:value="2.8311">
            <text:p>2.8311</text:p>
          </table:table-cell>
          <table:table-cell office:value-type="float" office:value="2.8141">
            <text:p>2.8141</text:p>
          </table:table-cell>
          <table:table-cell office:value-type="float" office:value="2.8033">
            <text:p>2.8033</text:p>
          </table:table-cell>
          <table:table-cell office:value-type="float" office:value="3.5997">
            <text:p>3.5997</text:p>
          </table:table-cell>
          <table:table-cell office:value-type="float" office:value="2.8363">
            <text:p>2.8363</text:p>
          </table:table-cell>
          <table:table-cell office:value-type="float" office:value="3.6808">
            <text:p>3.6808</text:p>
          </table:table-cell>
          <table:table-cell office:value-type="float" office:value="3.669">
            <text:p>3.669</text:p>
          </table:table-cell>
          <table:table-cell office:value-type="float" office:value="2.8083">
            <text:p>2.8083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3.15607">
            <text:p>3.15607</text:p>
          </table:table-cell>
          <table:table-cell table:formula="of:=CONFIDENCE(0.01; STDEV([.$BA15:.BJ15]); COUNT([.$BA15:.BJ15]))" office:value-type="float" office:value="0.360257628615053">
            <text:p>0.3602576286</text:p>
          </table:table-cell>
          <table:table-cell table:formula="of:=MEDIAN([.$BA15:.BI15])" office:value-type="float" office:value="2.8363">
            <text:p>2.8363</text:p>
          </table:table-cell>
          <table:table-cell table:formula="of:=[.BN9]/[.BN15]" office:value-type="float" office:value="15.8667982935515">
            <text:p>15.8667982936</text:p>
          </table:table-cell>
          <table:table-cell table:formula="of:=[.BL3]/[.BL15]" office:value-type="float" office:value="13.2169602279628">
            <text:p>13.216960228</text:p>
          </table:table-cell>
          <table:table-cell/>
          <table:table-cell table:formula="of:=1/[.BL15]/[.$A$23]" office:value-type="float" office:value="0.000170333761438803">
            <text:p>0.0001703338</text:p>
          </table:table-cell>
          <table:table-cell table:formula="of:=[.BR15]/MIN([.$BR$2:.$BR$6];[.$BR$8:.$BR$12];[.$BR$14:.$BR$18])" office:value-type="float" office:value="11.7618205850035">
            <text:p>11.761820585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8815">
            <text:p>1.8815</text:p>
          </table:table-cell>
          <table:table-cell office:value-type="float" office:value="1.8789">
            <text:p>1.8789</text:p>
          </table:table-cell>
          <table:table-cell office:value-type="float" office:value="1.8589">
            <text:p>1.8589</text:p>
          </table:table-cell>
          <table:table-cell office:value-type="float" office:value="1.9965">
            <text:p>1.9965</text:p>
          </table:table-cell>
          <table:table-cell office:value-type="float" office:value="2.0174">
            <text:p>2.0174</text:p>
          </table:table-cell>
          <table:table-cell office:value-type="float" office:value="1.8642">
            <text:p>1.8642</text:p>
          </table:table-cell>
          <table:table-cell office:value-type="float" office:value="1.8993">
            <text:p>1.8993</text:p>
          </table:table-cell>
          <table:table-cell office:value-type="float" office:value="1.9641">
            <text:p>1.9641</text:p>
          </table:table-cell>
          <table:table-cell office:value-type="float" office:value="1.9045">
            <text:p>1.9045</text:p>
          </table:table-cell>
          <table:table-cell office:value-type="float" office:value="1.6325">
            <text:p>1.6325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1.88978">
            <text:p>1.88978</text:p>
          </table:table-cell>
          <table:table-cell table:formula="of:=CONFIDENCE(0.01; STDEV([.$BA16:.BJ16]); COUNT([.$BA16:.BJ16]))" office:value-type="float" office:value="0.086500251471586">
            <text:p>0.0865002515</text:p>
          </table:table-cell>
          <table:table-cell table:formula="of:=MEDIAN([.$BA16:.BI16])" office:value-type="float" office:value="1.8993">
            <text:p>1.8993</text:p>
          </table:table-cell>
          <table:table-cell table:formula="of:=[.BN10]/[.BN16]" office:value-type="float" office:value="13.8766914126257">
            <text:p>13.8766914126</text:p>
          </table:table-cell>
          <table:table-cell table:formula="of:=[.BL4]/[.BL16]" office:value-type="float" office:value="21.2134357791207">
            <text:p>21.2134357791</text:p>
          </table:table-cell>
          <table:table-cell/>
          <table:table-cell table:formula="of:=1/[.BL16]/[.$A$23]" office:value-type="float" office:value="0.00028446976603846">
            <text:p>0.0002844698</text:p>
          </table:table-cell>
          <table:table-cell table:formula="of:=[.BR16]/MIN([.$BR$2:.$BR$6];[.$BR$8:.$BR$12];[.$BR$14:.$BR$18])" office:value-type="float" office:value="19.6430955421858">
            <text:p>19.6430955422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4.0127">
            <text:p>4.0127</text:p>
          </table:table-cell>
          <table:table-cell office:value-type="float" office:value="2.9185">
            <text:p>2.9185</text:p>
          </table:table-cell>
          <table:table-cell office:value-type="float" office:value="4.5307">
            <text:p>4.5307</text:p>
          </table:table-cell>
          <table:table-cell office:value-type="float" office:value="2.8823">
            <text:p>2.8823</text:p>
          </table:table-cell>
          <table:table-cell office:value-type="float" office:value="3.4992">
            <text:p>3.4992</text:p>
          </table:table-cell>
          <table:table-cell office:value-type="float" office:value="2.4952">
            <text:p>2.4952</text:p>
          </table:table-cell>
          <table:table-cell office:value-type="float" office:value="3.1605">
            <text:p>3.1605</text:p>
          </table:table-cell>
          <table:table-cell office:value-type="float" office:value="2.7437">
            <text:p>2.7437</text:p>
          </table:table-cell>
          <table:table-cell office:value-type="float" office:value="2.8804">
            <text:p>2.8804</text:p>
          </table:table-cell>
          <table:table-cell office:value-type="float" office:value="4.6291">
            <text:p>4.6291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3.37523">
            <text:p>3.37523</text:p>
          </table:table-cell>
          <table:table-cell table:formula="of:=CONFIDENCE(0.01; STDEV([.$BA17:.BJ17]); COUNT([.$BA17:.BJ17]))" office:value-type="float" office:value="0.621817759957767">
            <text:p>0.62181776</text:p>
          </table:table-cell>
          <table:table-cell table:formula="of:=MEDIAN([.$BA17:.BI17])" office:value-type="float" office:value="2.9185">
            <text:p>2.9185</text:p>
          </table:table-cell>
          <table:table-cell table:formula="of:=[.BN11]/[.BN17]" office:value-type="float" office:value="7.61010793215693">
            <text:p>7.6101079322</text:p>
          </table:table-cell>
          <table:table-cell table:formula="of:=[.BL5]/[.BL17]" office:value-type="float" office:value="7.47183549960546">
            <text:p>7.4718354996</text:p>
          </table:table-cell>
          <table:table-cell/>
          <table:table-cell table:formula="of:=1/[.BL17]/[.$A$23]" office:value-type="float" office:value="0.000159273671561393">
            <text:p>0.0001592737</text:p>
          </table:table-cell>
          <table:table-cell table:formula="of:=[.BR17]/MIN([.$BR$2:.$BR$6];[.$BR$8:.$BR$12];[.$BR$14:.$BR$18])" office:value-type="float" office:value="10.9981035644125">
            <text:p>10.9981035644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4822">
            <text:p>1.4822</text:p>
          </table:table-cell>
          <table:table-cell office:value-type="float" office:value="1.4887">
            <text:p>1.4887</text:p>
          </table:table-cell>
          <table:table-cell office:value-type="float" office:value="1.4961">
            <text:p>1.4961</text:p>
          </table:table-cell>
          <table:table-cell office:value-type="float" office:value="1.4793">
            <text:p>1.4793</text:p>
          </table:table-cell>
          <table:table-cell office:value-type="float" office:value="1.4798">
            <text:p>1.4798</text:p>
          </table:table-cell>
          <table:table-cell office:value-type="float" office:value="1.4877">
            <text:p>1.4877</text:p>
          </table:table-cell>
          <table:table-cell office:value-type="float" office:value="1.4864">
            <text:p>1.4864</text:p>
          </table:table-cell>
          <table:table-cell office:value-type="float" office:value="1.4855">
            <text:p>1.4855</text:p>
          </table:table-cell>
          <table:table-cell office:value-type="float" office:value="1.4917">
            <text:p>1.4917</text:p>
          </table:table-cell>
          <table:table-cell office:value-type="float" office:value="1.4758">
            <text:p>1.4758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1.48532">
            <text:p>1.48532</text:p>
          </table:table-cell>
          <table:table-cell table:formula="of:=CONFIDENCE(0.01; STDEV([.$BA18:.BJ18]); COUNT([.$BA18:.BJ18]))" office:value-type="float" office:value="0.00502324139377392">
            <text:p>0.0050232414</text:p>
          </table:table-cell>
          <table:table-cell table:formula="of:=MEDIAN([.$BA18:.BI18])" office:value-type="float" office:value="1.4864">
            <text:p>1.4864</text:p>
          </table:table-cell>
          <table:table-cell table:formula="of:=[.BN12]/[.BN18]" office:value-type="float" office:value="14.1795613562971">
            <text:p>14.1795613563</text:p>
          </table:table-cell>
          <table:table-cell table:formula="of:=[.BL6]/[.BL18]" office:value-type="float" office:value="42.1899186707242">
            <text:p>42.1899186707</text:p>
          </table:table-cell>
          <table:table-cell/>
          <table:table-cell table:formula="of:=1/[.BL18]/[.$A$23]" office:value-type="float" office:value="0.000361932293690357">
            <text:p>0.0003619323</text:p>
          </table:table-cell>
          <table:table-cell table:formula="of:=[.BR18]/MIN([.$BR$2:.$BR$6];[.$BR$8:.$BR$12];[.$BR$14:.$BR$18])" office:value-type="float" office:value="24.9920078459267">
            <text:p>24.9920078459</text:p>
          </table:table-cell>
        </table:table-row>
        <table:table-row table:style-name="ro2" table:number-rows-repeated="4">
          <table:table-cell table:number-columns-repeated="71"/>
        </table:table-row>
        <table:table-row table:style-name="ro2">
          <table:table-cell table:style-name="ce1" office:value-type="currency" office:currency="USD" office:value="1860.17">
            <text:p>$1,860.17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24.9920078459267">
            <text:p>24.9920078459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6.62780837955696">
            <text:p>6.6278083796</text:p>
          </table:table-cell>
          <table:table-cell table:number-columns-repeated="15"/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3.77078008516554">
            <text:p>3.7707800852</text:p>
          </table:table-cell>
          <table:table-cell table:number-columns-repeated="17"/>
        </table:table-row>
        <table:table-row table:style-name="ro2" table:number-rows-repeated="1048551">
          <table:table-cell table:number-columns-repeated="71"/>
        </table:table-row>
        <table:table-row table:style-name="ro2">
          <table:table-cell table:number-columns-repeated="71"/>
        </table:table-row>
      </table:table>
      <table:table table:name="raid" table:style-name="ta1">
        <table:shapes>
          <draw:frame draw:z-index="0" draw:style-name="gr1" svg:width="10in" svg:height="8in" svg:x="13.1016in" svg:y="4.0063in">
            <draw:object draw:notify-on-update-of-ranges="raid.BK14:raid.BK18 raid.BL1:raid.BL1 raid.BL2:raid.BL6 raid.BM2:raid.BM6 raid.BM2:raid.BM6 raid.BL7:raid.BL7 raid.BL8:raid.BL12 raid.BM8:raid.BM12 raid.BM8:raid.BM12 raid.BL13:raid.BL13 raid.BL14:raid.BL18 raid.BM14:raid.BM18 raid.BM14:raid.BM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0in" svg:height="8in" svg:x="2.3567in" svg:y="12.2992in">
            <draw:object draw:notify-on-update-of-ranges="raid.BK14:raid.BK18 raid.BL1:raid.BL1 raid.BN2:raid.BN6 raid.BL7:raid.BL7 raid.BN8:raid.BN12 raid.BL13:raid.BL13 raid.BN14:raid.BN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0in" svg:height="8in" svg:x="13.9858in" svg:y="12.4858in">
            <draw:object draw:notify-on-update-of-ranges="raid.BK2:raid.BK6 raid.BO2:raid.BO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10in" svg:height="8in" svg:x="1.9319in" svg:y="3.4087in">
            <draw:object draw:notify-on-update-of-ranges="raid.BK14:raid.BK18 wifi.BL1:wifi.BL1 raid.BS2:raid.BS6 wifi.BL7:wifi.BL7 raid.BS8:raid.BS12 wifi.BL13:wifi.BL13 raid.BS14:raid.BS1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7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3" table:default-cell-style-name="Default"/>
        <table:table-column table:style-name="co7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office:value-type="string">
            <text:p>Median</text:p>
          </table:table-cell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35.9737">
            <text:p>35.9737</text:p>
          </table:table-cell>
          <table:table-cell office:value-type="float" office:value="36.031">
            <text:p>36.031</text:p>
          </table:table-cell>
          <table:table-cell office:value-type="float" office:value="35.964">
            <text:p>35.964</text:p>
          </table:table-cell>
          <table:table-cell office:value-type="float" office:value="35.9267">
            <text:p>35.9267</text:p>
          </table:table-cell>
          <table:table-cell office:value-type="float" office:value="35.9158">
            <text:p>35.9158</text:p>
          </table:table-cell>
          <table:table-cell office:value-type="float" office:value="36.5007">
            <text:p>36.5007</text:p>
          </table:table-cell>
          <table:table-cell office:value-type="float" office:value="35.8551">
            <text:p>35.8551</text:p>
          </table:table-cell>
          <table:table-cell office:value-type="float" office:value="35.8059">
            <text:p>35.8059</text:p>
          </table:table-cell>
          <table:table-cell office:value-type="float" office:value="35.8457">
            <text:p>35.8457</text:p>
          </table:table-cell>
          <table:table-cell office:value-type="float" office:value="35.9949">
            <text:p>35.9949</text:p>
          </table:table-cell>
          <table:table-cell office:value-type="float" office:value="36.0549">
            <text:p>36.0549</text:p>
          </table:table-cell>
          <table:table-cell office:value-type="float" office:value="35.8749">
            <text:p>35.8749</text:p>
          </table:table-cell>
          <table:table-cell office:value-type="float" office:value="36.1279">
            <text:p>36.1279</text:p>
          </table:table-cell>
          <table:table-cell office:value-type="float" office:value="36.1977">
            <text:p>36.1977</text:p>
          </table:table-cell>
          <table:table-cell office:value-type="float" office:value="36.3476">
            <text:p>36.3476</text:p>
          </table:table-cell>
          <table:table-cell office:value-type="float" office:value="35.9361">
            <text:p>35.9361</text:p>
          </table:table-cell>
          <table:table-cell office:value-type="float" office:value="35.89">
            <text:p>35.89</text:p>
          </table:table-cell>
          <table:table-cell office:value-type="float" office:value="35.753">
            <text:p>35.753</text:p>
          </table:table-cell>
          <table:table-cell office:value-type="float" office:value="35.8955">
            <text:p>35.8955</text:p>
          </table:table-cell>
          <table:table-cell office:value-type="float" office:value="36.0046">
            <text:p>36.0046</text:p>
          </table:table-cell>
          <table:table-cell office:value-type="float" office:value="36.0568">
            <text:p>36.0568</text:p>
          </table:table-cell>
          <table:table-cell office:value-type="float" office:value="35.8297">
            <text:p>35.8297</text:p>
          </table:table-cell>
          <table:table-cell office:value-type="float" office:value="35.8894">
            <text:p>35.8894</text:p>
          </table:table-cell>
          <table:table-cell office:value-type="float" office:value="35.8167">
            <text:p>35.8167</text:p>
          </table:table-cell>
          <table:table-cell office:value-type="float" office:value="35.7728">
            <text:p>35.7728</text:p>
          </table:table-cell>
          <table:table-cell office:value-type="float" office:value="35.7446">
            <text:p>35.7446</text:p>
          </table:table-cell>
          <table:table-cell office:value-type="float" office:value="35.9066">
            <text:p>35.9066</text:p>
          </table:table-cell>
          <table:table-cell office:value-type="float" office:value="35.8902">
            <text:p>35.8902</text:p>
          </table:table-cell>
          <table:table-cell office:value-type="float" office:value="35.8076">
            <text:p>35.8076</text:p>
          </table:table-cell>
          <table:table-cell office:value-type="float" office:value="36.1941">
            <text:p>36.1941</text:p>
          </table:table-cell>
          <table:table-cell office:value-type="float" office:value="36.3602">
            <text:p>36.3602</text:p>
          </table:table-cell>
          <table:table-cell office:value-type="float" office:value="35.8438">
            <text:p>35.8438</text:p>
          </table:table-cell>
          <table:table-cell office:value-type="float" office:value="35.9294">
            <text:p>35.9294</text:p>
          </table:table-cell>
          <table:table-cell office:value-type="float" office:value="36.2343">
            <text:p>36.2343</text:p>
          </table:table-cell>
          <table:table-cell office:value-type="float" office:value="36.069">
            <text:p>36.069</text:p>
          </table:table-cell>
          <table:table-cell office:value-type="float" office:value="35.8003">
            <text:p>35.8003</text:p>
          </table:table-cell>
          <table:table-cell office:value-type="float" office:value="36.2434">
            <text:p>36.2434</text:p>
          </table:table-cell>
          <table:table-cell office:value-type="float" office:value="35.9474">
            <text:p>35.9474</text:p>
          </table:table-cell>
          <table:table-cell office:value-type="float" office:value="35.8018">
            <text:p>35.8018</text:p>
          </table:table-cell>
          <table:table-cell office:value-type="float" office:value="36.0958">
            <text:p>36.0958</text:p>
          </table:table-cell>
          <table:table-cell office:value-type="float" office:value="35.8598">
            <text:p>35.8598</text:p>
          </table:table-cell>
          <table:table-cell office:value-type="float" office:value="35.8942">
            <text:p>35.8942</text:p>
          </table:table-cell>
          <table:table-cell office:value-type="float" office:value="35.9467">
            <text:p>35.9467</text:p>
          </table:table-cell>
          <table:table-cell office:value-type="float" office:value="35.8688">
            <text:p>35.8688</text:p>
          </table:table-cell>
          <table:table-cell office:value-type="float" office:value="35.876">
            <text:p>35.876</text:p>
          </table:table-cell>
          <table:table-cell office:value-type="float" office:value="35.9544">
            <text:p>35.9544</text:p>
          </table:table-cell>
          <table:table-cell office:value-type="float" office:value="36.065">
            <text:p>36.065</text:p>
          </table:table-cell>
          <table:table-cell office:value-type="float" office:value="36.2857">
            <text:p>36.2857</text:p>
          </table:table-cell>
          <table:table-cell office:value-type="float" office:value="36.042">
            <text:p>36.042</text:p>
          </table:table-cell>
          <table:table-cell office:value-type="float" office:value="35.879">
            <text:p>35.879</text:p>
          </table:table-cell>
          <table:table-cell office:value-type="float" office:value="35.9797">
            <text:p>35.9797</text:p>
          </table:table-cell>
          <table:table-cell office:value-type="float" office:value="35.9303">
            <text:p>35.9303</text:p>
          </table:table-cell>
          <table:table-cell office:value-type="float" office:value="35.9407">
            <text:p>35.9407</text:p>
          </table:table-cell>
          <table:table-cell office:value-type="float" office:value="35.8741">
            <text:p>35.8741</text:p>
          </table:table-cell>
          <table:table-cell office:value-type="float" office:value="36.3665">
            <text:p>36.3665</text:p>
          </table:table-cell>
          <table:table-cell office:value-type="float" office:value="35.914">
            <text:p>35.914</text:p>
          </table:table-cell>
          <table:table-cell office:value-type="float" office:value="35.9512">
            <text:p>35.9512</text:p>
          </table:table-cell>
          <table:table-cell office:value-type="float" office:value="35.9915">
            <text:p>35.9915</text:p>
          </table:table-cell>
          <table:table-cell office:value-type="float" office:value="35.9573">
            <text:p>35.9573</text:p>
          </table:table-cell>
          <table:table-cell office:value-type="float" office:value="36.3221">
            <text:p>36.3221</text:p>
          </table:table-cell>
          <table:table-cell office:value-type="float" office:value="2">
            <text:p>2</text:p>
          </table:table-cell>
          <table:table-cell table:formula="of:=AVERAGE([.$C2:.BJ2])" office:value-type="float" office:value="35.98381">
            <text:p>35.98381</text:p>
          </table:table-cell>
          <table:table-cell table:formula="of:=CONFIDENCE(0.01; STDEV([.$C2:.BJ2]); COUNT([.$C2:.BJ2]))" office:value-type="float" office:value="0.056785677691443">
            <text:p>0.0567856777</text:p>
          </table:table-cell>
          <table:table-cell table:formula="of:=MEDIAN([.$C2:.BI2])" office:value-type="float" office:value="35.9361">
            <text:p>35.9361</text:p>
          </table:table-cell>
          <table:table-cell table:formula="of:=[.BL8]/[.BL2]" office:value-type="float" office:value="1.07273233897874">
            <text:p>1.072732339</text:p>
          </table:table-cell>
          <table:table-cell/>
          <table:table-cell table:formula="of:=[.BL14]/[.BL2]" office:value-type="float" office:value="0.00831346097036417">
            <text:p>0.008313461</text:p>
          </table:table-cell>
          <table:table-cell table:formula="of:=1/[.BL2]/[.$A$24]" office:value-type="float" office:value="0.0000320922405246421">
            <text:p>3.20922405246421E-005</text:p>
          </table:table-cell>
          <table:table-cell table:formula="of:=[.BR2]/MIN([.$BR$2:.$BR$6];[.$BR$8:.$BR$12];[.$BR$14:.$BR$18])" office:value-type="float" office:value="1.07273233897874">
            <text:p>1.072732339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10.3032">
            <text:p>10.3032</text:p>
          </table:table-cell>
          <table:table-cell office:value-type="float" office:value="10.2504">
            <text:p>10.2504</text:p>
          </table:table-cell>
          <table:table-cell office:value-type="float" office:value="10.2098">
            <text:p>10.2098</text:p>
          </table:table-cell>
          <table:table-cell office:value-type="float" office:value="10.1612">
            <text:p>10.1612</text:p>
          </table:table-cell>
          <table:table-cell office:value-type="float" office:value="10.2767">
            <text:p>10.2767</text:p>
          </table:table-cell>
          <table:table-cell office:value-type="float" office:value="10.1796">
            <text:p>10.1796</text:p>
          </table:table-cell>
          <table:table-cell office:value-type="float" office:value="10.1995">
            <text:p>10.1995</text:p>
          </table:table-cell>
          <table:table-cell office:value-type="float" office:value="10.255">
            <text:p>10.255</text:p>
          </table:table-cell>
          <table:table-cell office:value-type="float" office:value="10.2015">
            <text:p>10.2015</text:p>
          </table:table-cell>
          <table:table-cell office:value-type="float" office:value="10.1718">
            <text:p>10.1718</text:p>
          </table:table-cell>
          <table:table-cell office:value-type="float" office:value="10.2338">
            <text:p>10.2338</text:p>
          </table:table-cell>
          <table:table-cell office:value-type="float" office:value="10.2169">
            <text:p>10.2169</text:p>
          </table:table-cell>
          <table:table-cell office:value-type="float" office:value="10.1903">
            <text:p>10.1903</text:p>
          </table:table-cell>
          <table:table-cell office:value-type="float" office:value="10.2242">
            <text:p>10.2242</text:p>
          </table:table-cell>
          <table:table-cell office:value-type="float" office:value="10.2458">
            <text:p>10.2458</text:p>
          </table:table-cell>
          <table:table-cell office:value-type="float" office:value="10.148">
            <text:p>10.148</text:p>
          </table:table-cell>
          <table:table-cell office:value-type="float" office:value="10.1088">
            <text:p>10.1088</text:p>
          </table:table-cell>
          <table:table-cell office:value-type="float" office:value="10.1606">
            <text:p>10.1606</text:p>
          </table:table-cell>
          <table:table-cell office:value-type="float" office:value="10.1841">
            <text:p>10.1841</text:p>
          </table:table-cell>
          <table:table-cell office:value-type="float" office:value="10.1269">
            <text:p>10.1269</text:p>
          </table:table-cell>
          <table:table-cell office:value-type="float" office:value="10.1485">
            <text:p>10.1485</text:p>
          </table:table-cell>
          <table:table-cell office:value-type="float" office:value="10.1139">
            <text:p>10.1139</text:p>
          </table:table-cell>
          <table:table-cell office:value-type="float" office:value="10.2204">
            <text:p>10.2204</text:p>
          </table:table-cell>
          <table:table-cell office:value-type="float" office:value="10.1976">
            <text:p>10.1976</text:p>
          </table:table-cell>
          <table:table-cell office:value-type="float" office:value="10.1627">
            <text:p>10.1627</text:p>
          </table:table-cell>
          <table:table-cell office:value-type="float" office:value="10.171">
            <text:p>10.171</text:p>
          </table:table-cell>
          <table:table-cell office:value-type="float" office:value="10.2355">
            <text:p>10.2355</text:p>
          </table:table-cell>
          <table:table-cell office:value-type="float" office:value="10.1763">
            <text:p>10.1763</text:p>
          </table:table-cell>
          <table:table-cell office:value-type="float" office:value="10.1737">
            <text:p>10.1737</text:p>
          </table:table-cell>
          <table:table-cell office:value-type="float" office:value="10.1329">
            <text:p>10.1329</text:p>
          </table:table-cell>
          <table:table-cell office:value-type="float" office:value="10.2323">
            <text:p>10.2323</text:p>
          </table:table-cell>
          <table:table-cell office:value-type="float" office:value="10.1617">
            <text:p>10.1617</text:p>
          </table:table-cell>
          <table:table-cell office:value-type="float" office:value="10.1594">
            <text:p>10.1594</text:p>
          </table:table-cell>
          <table:table-cell office:value-type="float" office:value="10.1678">
            <text:p>10.1678</text:p>
          </table:table-cell>
          <table:table-cell office:value-type="float" office:value="10.1859">
            <text:p>10.1859</text:p>
          </table:table-cell>
          <table:table-cell office:value-type="float" office:value="10.2264">
            <text:p>10.2264</text:p>
          </table:table-cell>
          <table:table-cell office:value-type="float" office:value="10.226">
            <text:p>10.226</text:p>
          </table:table-cell>
          <table:table-cell office:value-type="float" office:value="10.1502">
            <text:p>10.1502</text:p>
          </table:table-cell>
          <table:table-cell office:value-type="float" office:value="10.1625">
            <text:p>10.1625</text:p>
          </table:table-cell>
          <table:table-cell office:value-type="float" office:value="10.2295">
            <text:p>10.2295</text:p>
          </table:table-cell>
          <table:table-cell office:value-type="float" office:value="10.1679">
            <text:p>10.1679</text:p>
          </table:table-cell>
          <table:table-cell office:value-type="float" office:value="10.3726">
            <text:p>10.3726</text:p>
          </table:table-cell>
          <table:table-cell office:value-type="float" office:value="10.1704">
            <text:p>10.1704</text:p>
          </table:table-cell>
          <table:table-cell office:value-type="float" office:value="10.1401">
            <text:p>10.1401</text:p>
          </table:table-cell>
          <table:table-cell office:value-type="float" office:value="10.2382">
            <text:p>10.2382</text:p>
          </table:table-cell>
          <table:table-cell office:value-type="float" office:value="10.1647">
            <text:p>10.1647</text:p>
          </table:table-cell>
          <table:table-cell office:value-type="float" office:value="10.1635">
            <text:p>10.1635</text:p>
          </table:table-cell>
          <table:table-cell office:value-type="float" office:value="10.1765">
            <text:p>10.1765</text:p>
          </table:table-cell>
          <table:table-cell office:value-type="float" office:value="10.1615">
            <text:p>10.1615</text:p>
          </table:table-cell>
          <table:table-cell office:value-type="float" office:value="10.155">
            <text:p>10.155</text:p>
          </table:table-cell>
          <table:table-cell office:value-type="float" office:value="10.3061">
            <text:p>10.3061</text:p>
          </table:table-cell>
          <table:table-cell office:value-type="float" office:value="10.2359">
            <text:p>10.2359</text:p>
          </table:table-cell>
          <table:table-cell office:value-type="float" office:value="10.1854">
            <text:p>10.1854</text:p>
          </table:table-cell>
          <table:table-cell office:value-type="float" office:value="10.2263">
            <text:p>10.2263</text:p>
          </table:table-cell>
          <table:table-cell office:value-type="float" office:value="10.2389">
            <text:p>10.2389</text:p>
          </table:table-cell>
          <table:table-cell office:value-type="float" office:value="10.2348">
            <text:p>10.2348</text:p>
          </table:table-cell>
          <table:table-cell office:value-type="float" office:value="10.2442">
            <text:p>10.2442</text:p>
          </table:table-cell>
          <table:table-cell office:value-type="float" office:value="10.2543">
            <text:p>10.2543</text:p>
          </table:table-cell>
          <table:table-cell office:value-type="float" office:value="10.1877">
            <text:p>10.1877</text:p>
          </table:table-cell>
          <table:table-cell office:value-type="float" office:value="10.181">
            <text:p>10.181</text:p>
          </table:table-cell>
          <table:table-cell office:value-type="float" office:value="4">
            <text:p>4</text:p>
          </table:table-cell>
          <table:table-cell table:formula="of:=AVERAGE([.$C3:.BJ3])" office:value-type="float" office:value="10.1981216666667">
            <text:p>10.1981216667</text:p>
          </table:table-cell>
          <table:table-cell table:formula="of:=CONFIDENCE(0.01; STDEV([.$C3:.BJ3]); COUNT([.$C3:.BJ3]))" office:value-type="float" office:value="0.0163889886250815">
            <text:p>0.0163889886</text:p>
          </table:table-cell>
          <table:table-cell table:formula="of:=MEDIAN([.$C3:.BI3])" office:value-type="float" office:value="10.1859">
            <text:p>10.1859</text:p>
          </table:table-cell>
          <table:table-cell table:formula="of:=[.BL9]/[.BL3]" office:value-type="float" office:value="1.10411427071619">
            <text:p>1.1041142707</text:p>
          </table:table-cell>
          <table:table-cell/>
          <table:table-cell table:formula="of:=[.BL15]/[.BL3]" office:value-type="float" office:value="0.00838193569305982">
            <text:p>0.0083819357</text:p>
          </table:table-cell>
          <table:table-cell table:formula="of:=1/[.BL3]/[.$A$24]" office:value-type="float" office:value="0.000113236645262586">
            <text:p>0.0001132366</text:p>
          </table:table-cell>
          <table:table-cell table:formula="of:=[.BR3]/MIN([.$BR$2:.$BR$6];[.$BR$8:.$BR$12];[.$BR$14:.$BR$18])" office:value-type="float" office:value="3.78510846686964">
            <text:p>3.7851084669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3.2837">
            <text:p>3.2837</text:p>
          </table:table-cell>
          <table:table-cell office:value-type="float" office:value="3.2323">
            <text:p>3.2323</text:p>
          </table:table-cell>
          <table:table-cell office:value-type="float" office:value="3.29">
            <text:p>3.29</text:p>
          </table:table-cell>
          <table:table-cell office:value-type="float" office:value="3.2342">
            <text:p>3.2342</text:p>
          </table:table-cell>
          <table:table-cell office:value-type="float" office:value="3.2515">
            <text:p>3.2515</text:p>
          </table:table-cell>
          <table:table-cell office:value-type="float" office:value="8.0302">
            <text:p>8.0302</text:p>
          </table:table-cell>
          <table:table-cell office:value-type="float" office:value="3.2329">
            <text:p>3.2329</text:p>
          </table:table-cell>
          <table:table-cell office:value-type="float" office:value="3.2333">
            <text:p>3.2333</text:p>
          </table:table-cell>
          <table:table-cell office:value-type="float" office:value="3.2739">
            <text:p>3.2739</text:p>
          </table:table-cell>
          <table:table-cell office:value-type="float" office:value="5.3357">
            <text:p>5.3357</text:p>
          </table:table-cell>
          <table:table-cell office:value-type="float" office:value="5.4663">
            <text:p>5.4663</text:p>
          </table:table-cell>
          <table:table-cell office:value-type="float" office:value="3.7066">
            <text:p>3.7066</text:p>
          </table:table-cell>
          <table:table-cell office:value-type="float" office:value="3.5237">
            <text:p>3.5237</text:p>
          </table:table-cell>
          <table:table-cell office:value-type="float" office:value="3.3001">
            <text:p>3.3001</text:p>
          </table:table-cell>
          <table:table-cell office:value-type="float" office:value="3.3044">
            <text:p>3.3044</text:p>
          </table:table-cell>
          <table:table-cell office:value-type="float" office:value="3.2598">
            <text:p>3.2598</text:p>
          </table:table-cell>
          <table:table-cell office:value-type="float" office:value="3.2475">
            <text:p>3.2475</text:p>
          </table:table-cell>
          <table:table-cell office:value-type="float" office:value="3.2838">
            <text:p>3.2838</text:p>
          </table:table-cell>
          <table:table-cell office:value-type="float" office:value="3.3454">
            <text:p>3.3454</text:p>
          </table:table-cell>
          <table:table-cell office:value-type="float" office:value="3.308">
            <text:p>3.308</text:p>
          </table:table-cell>
          <table:table-cell office:value-type="float" office:value="3.2753">
            <text:p>3.2753</text:p>
          </table:table-cell>
          <table:table-cell office:value-type="float" office:value="3.281">
            <text:p>3.281</text:p>
          </table:table-cell>
          <table:table-cell office:value-type="float" office:value="3.2776">
            <text:p>3.2776</text:p>
          </table:table-cell>
          <table:table-cell office:value-type="float" office:value="3.2359">
            <text:p>3.2359</text:p>
          </table:table-cell>
          <table:table-cell office:value-type="float" office:value="9.539">
            <text:p>9.539</text:p>
          </table:table-cell>
          <table:table-cell office:value-type="float" office:value="3.0567">
            <text:p>3.0567</text:p>
          </table:table-cell>
          <table:table-cell office:value-type="float" office:value="7.4123">
            <text:p>7.4123</text:p>
          </table:table-cell>
          <table:table-cell office:value-type="float" office:value="5.3477">
            <text:p>5.3477</text:p>
          </table:table-cell>
          <table:table-cell office:value-type="float" office:value="3.4402">
            <text:p>3.4402</text:p>
          </table:table-cell>
          <table:table-cell office:value-type="float" office:value="5.3742">
            <text:p>5.3742</text:p>
          </table:table-cell>
          <table:table-cell office:value-type="float" office:value="9.3426">
            <text:p>9.3426</text:p>
          </table:table-cell>
          <table:table-cell office:value-type="float" office:value="3.2891">
            <text:p>3.2891</text:p>
          </table:table-cell>
          <table:table-cell office:value-type="float" office:value="3.1999">
            <text:p>3.1999</text:p>
          </table:table-cell>
          <table:table-cell office:value-type="float" office:value="5.3175">
            <text:p>5.3175</text:p>
          </table:table-cell>
          <table:table-cell office:value-type="float" office:value="9.2435">
            <text:p>9.2435</text:p>
          </table:table-cell>
          <table:table-cell office:value-type="float" office:value="3.2928">
            <text:p>3.2928</text:p>
          </table:table-cell>
          <table:table-cell office:value-type="float" office:value="3.0435">
            <text:p>3.0435</text:p>
          </table:table-cell>
          <table:table-cell office:value-type="float" office:value="3.2947">
            <text:p>3.2947</text:p>
          </table:table-cell>
          <table:table-cell office:value-type="float" office:value="5.4073">
            <text:p>5.4073</text:p>
          </table:table-cell>
          <table:table-cell office:value-type="float" office:value="7.8031">
            <text:p>7.8031</text:p>
          </table:table-cell>
          <table:table-cell office:value-type="float" office:value="3.2448">
            <text:p>3.2448</text:p>
          </table:table-cell>
          <table:table-cell office:value-type="float" office:value="11.5063">
            <text:p>11.5063</text:p>
          </table:table-cell>
          <table:table-cell office:value-type="float" office:value="3.32">
            <text:p>3.32</text:p>
          </table:table-cell>
          <table:table-cell office:value-type="float" office:value="5.1228">
            <text:p>5.1228</text:p>
          </table:table-cell>
          <table:table-cell office:value-type="float" office:value="3.2812">
            <text:p>3.2812</text:p>
          </table:table-cell>
          <table:table-cell office:value-type="float" office:value="3.3135">
            <text:p>3.3135</text:p>
          </table:table-cell>
          <table:table-cell office:value-type="float" office:value="3.2296">
            <text:p>3.2296</text:p>
          </table:table-cell>
          <table:table-cell office:value-type="float" office:value="3.1774">
            <text:p>3.1774</text:p>
          </table:table-cell>
          <table:table-cell office:value-type="float" office:value="3.2471">
            <text:p>3.2471</text:p>
          </table:table-cell>
          <table:table-cell office:value-type="float" office:value="3.2967">
            <text:p>3.2967</text:p>
          </table:table-cell>
          <table:table-cell office:value-type="float" office:value="7.2041">
            <text:p>7.2041</text:p>
          </table:table-cell>
          <table:table-cell office:value-type="float" office:value="6.9622">
            <text:p>6.9622</text:p>
          </table:table-cell>
          <table:table-cell office:value-type="float" office:value="10.8455">
            <text:p>10.8455</text:p>
          </table:table-cell>
          <table:table-cell office:value-type="float" office:value="3.0583">
            <text:p>3.0583</text:p>
          </table:table-cell>
          <table:table-cell office:value-type="float" office:value="5.1786">
            <text:p>5.1786</text:p>
          </table:table-cell>
          <table:table-cell office:value-type="float" office:value="7.1925">
            <text:p>7.1925</text:p>
          </table:table-cell>
          <table:table-cell office:value-type="float" office:value="7.1935">
            <text:p>7.1935</text:p>
          </table:table-cell>
          <table:table-cell office:value-type="float" office:value="5.1616">
            <text:p>5.1616</text:p>
          </table:table-cell>
          <table:table-cell office:value-type="float" office:value="7.2682">
            <text:p>7.2682</text:p>
          </table:table-cell>
          <table:table-cell office:value-type="float" office:value="3.0558">
            <text:p>3.0558</text:p>
          </table:table-cell>
          <table:table-cell office:value-type="float" office:value="8">
            <text:p>8</text:p>
          </table:table-cell>
          <table:table-cell table:formula="of:=AVERAGE([.$C4:.BJ4])" office:value-type="float" office:value="4.69128166666667">
            <text:p>4.6912816667</text:p>
          </table:table-cell>
          <table:table-cell table:formula="of:=CONFIDENCE(0.01; STDEV([.$C4:.BJ4]); COUNT([.$C4:.BJ4]))" office:value-type="float" office:value="0.73710401792731">
            <text:p>0.7371040179</text:p>
          </table:table-cell>
          <table:table-cell table:formula="of:=MEDIAN([.$C4:.BI4])" office:value-type="float" office:value="3.3044">
            <text:p>3.3044</text:p>
          </table:table-cell>
          <table:table-cell table:formula="of:=[.BL10]/[.BL4]" office:value-type="float" office:value="0.755734129514713">
            <text:p>0.7557341295</text:p>
          </table:table-cell>
          <table:table-cell/>
          <table:table-cell table:formula="of:=[.BL16]/[.BL4]" office:value-type="float" office:value="0.00751606970234502">
            <text:p>0.0075160697</text:p>
          </table:table-cell>
          <table:table-cell table:formula="of:=1/[.BL4]/[.$A$24]" office:value-type="float" office:value="0.000246158974788983">
            <text:p>0.000246159</text:p>
          </table:table-cell>
          <table:table-cell table:formula="of:=[.BR4]/MIN([.$BR$2:.$BR$6];[.$BR$8:.$BR$12];[.$BR$14:.$BR$18])" office:value-type="float" office:value="8.22824110966122">
            <text:p>8.2282411097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1.5988">
            <text:p>1.5988</text:p>
          </table:table-cell>
          <table:table-cell office:value-type="float" office:value="1.6305">
            <text:p>1.6305</text:p>
          </table:table-cell>
          <table:table-cell office:value-type="float" office:value="1.5956">
            <text:p>1.5956</text:p>
          </table:table-cell>
          <table:table-cell office:value-type="float" office:value="5.1551">
            <text:p>5.1551</text:p>
          </table:table-cell>
          <table:table-cell office:value-type="float" office:value="1.6655">
            <text:p>1.6655</text:p>
          </table:table-cell>
          <table:table-cell office:value-type="float" office:value="2.2017">
            <text:p>2.2017</text:p>
          </table:table-cell>
          <table:table-cell office:value-type="float" office:value="3.6543">
            <text:p>3.6543</text:p>
          </table:table-cell>
          <table:table-cell office:value-type="float" office:value="1.5741">
            <text:p>1.5741</text:p>
          </table:table-cell>
          <table:table-cell office:value-type="float" office:value="1.5678">
            <text:p>1.5678</text:p>
          </table:table-cell>
          <table:table-cell office:value-type="float" office:value="1.6122">
            <text:p>1.6122</text:p>
          </table:table-cell>
          <table:table-cell office:value-type="float" office:value="1.6031">
            <text:p>1.6031</text:p>
          </table:table-cell>
          <table:table-cell office:value-type="float" office:value="1.6073">
            <text:p>1.6073</text:p>
          </table:table-cell>
          <table:table-cell office:value-type="float" office:value="1.6308">
            <text:p>1.6308</text:p>
          </table:table-cell>
          <table:table-cell office:value-type="float" office:value="1.6252">
            <text:p>1.6252</text:p>
          </table:table-cell>
          <table:table-cell office:value-type="float" office:value="6.1109">
            <text:p>6.1109</text:p>
          </table:table-cell>
          <table:table-cell office:value-type="float" office:value="2.1049">
            <text:p>2.1049</text:p>
          </table:table-cell>
          <table:table-cell office:value-type="float" office:value="1.6257">
            <text:p>1.6257</text:p>
          </table:table-cell>
          <table:table-cell office:value-type="float" office:value="1.63">
            <text:p>1.63</text:p>
          </table:table-cell>
          <table:table-cell office:value-type="float" office:value="1.6532">
            <text:p>1.6532</text:p>
          </table:table-cell>
          <table:table-cell office:value-type="float" office:value="6.7655">
            <text:p>6.7655</text:p>
          </table:table-cell>
          <table:table-cell office:value-type="float" office:value="3.2001">
            <text:p>3.2001</text:p>
          </table:table-cell>
          <table:table-cell office:value-type="float" office:value="1.6251">
            <text:p>1.6251</text:p>
          </table:table-cell>
          <table:table-cell office:value-type="float" office:value="1.566">
            <text:p>1.566</text:p>
          </table:table-cell>
          <table:table-cell office:value-type="float" office:value="1.6074">
            <text:p>1.6074</text:p>
          </table:table-cell>
          <table:table-cell office:value-type="float" office:value="1.6004">
            <text:p>1.6004</text:p>
          </table:table-cell>
          <table:table-cell office:value-type="float" office:value="1.5735">
            <text:p>1.5735</text:p>
          </table:table-cell>
          <table:table-cell office:value-type="float" office:value="4.0697">
            <text:p>4.0697</text:p>
          </table:table-cell>
          <table:table-cell office:value-type="float" office:value="1.5741">
            <text:p>1.5741</text:p>
          </table:table-cell>
          <table:table-cell office:value-type="float" office:value="1.6289">
            <text:p>1.6289</text:p>
          </table:table-cell>
          <table:table-cell office:value-type="float" office:value="1.5647">
            <text:p>1.5647</text:p>
          </table:table-cell>
          <table:table-cell office:value-type="float" office:value="1.6049">
            <text:p>1.6049</text:p>
          </table:table-cell>
          <table:table-cell office:value-type="float" office:value="4.2454">
            <text:p>4.2454</text:p>
          </table:table-cell>
          <table:table-cell office:value-type="float" office:value="1.53">
            <text:p>1.53</text:p>
          </table:table-cell>
          <table:table-cell office:value-type="float" office:value="1.4715">
            <text:p>1.4715</text:p>
          </table:table-cell>
          <table:table-cell office:value-type="float" office:value="2.7965">
            <text:p>2.7965</text:p>
          </table:table-cell>
          <table:table-cell office:value-type="float" office:value="4.2483">
            <text:p>4.2483</text:p>
          </table:table-cell>
          <table:table-cell office:value-type="float" office:value="4.1321">
            <text:p>4.1321</text:p>
          </table:table-cell>
          <table:table-cell office:value-type="float" office:value="3.647">
            <text:p>3.647</text:p>
          </table:table-cell>
          <table:table-cell office:value-type="float" office:value="1.562">
            <text:p>1.562</text:p>
          </table:table-cell>
          <table:table-cell office:value-type="float" office:value="1.5777">
            <text:p>1.5777</text:p>
          </table:table-cell>
          <table:table-cell office:value-type="float" office:value="1.5957">
            <text:p>1.5957</text:p>
          </table:table-cell>
          <table:table-cell office:value-type="float" office:value="1.5851">
            <text:p>1.5851</text:p>
          </table:table-cell>
          <table:table-cell office:value-type="float" office:value="4.2613">
            <text:p>4.2613</text:p>
          </table:table-cell>
          <table:table-cell office:value-type="float" office:value="1.6369">
            <text:p>1.6369</text:p>
          </table:table-cell>
          <table:table-cell office:value-type="float" office:value="3.5487">
            <text:p>3.5487</text:p>
          </table:table-cell>
          <table:table-cell office:value-type="float" office:value="1.6369">
            <text:p>1.6369</text:p>
          </table:table-cell>
          <table:table-cell office:value-type="float" office:value="1.4706">
            <text:p>1.4706</text:p>
          </table:table-cell>
          <table:table-cell office:value-type="float" office:value="1.5818">
            <text:p>1.5818</text:p>
          </table:table-cell>
          <table:table-cell office:value-type="float" office:value="1.5922">
            <text:p>1.5922</text:p>
          </table:table-cell>
          <table:table-cell office:value-type="float" office:value="3.6379">
            <text:p>3.6379</text:p>
          </table:table-cell>
          <table:table-cell office:value-type="float" office:value="1.5652">
            <text:p>1.5652</text:p>
          </table:table-cell>
          <table:table-cell office:value-type="float" office:value="6.4176">
            <text:p>6.4176</text:p>
          </table:table-cell>
          <table:table-cell office:value-type="float" office:value="1.5973">
            <text:p>1.5973</text:p>
          </table:table-cell>
          <table:table-cell office:value-type="float" office:value="3.6046">
            <text:p>3.6046</text:p>
          </table:table-cell>
          <table:table-cell office:value-type="float" office:value="5.5993">
            <text:p>5.5993</text:p>
          </table:table-cell>
          <table:table-cell office:value-type="float" office:value="1.5366">
            <text:p>1.5366</text:p>
          </table:table-cell>
          <table:table-cell office:value-type="float" office:value="3.0017">
            <text:p>3.0017</text:p>
          </table:table-cell>
          <table:table-cell office:value-type="float" office:value="2.1651">
            <text:p>2.1651</text:p>
          </table:table-cell>
          <table:table-cell office:value-type="float" office:value="1.5907">
            <text:p>1.5907</text:p>
          </table:table-cell>
          <table:table-cell office:value-type="float" office:value="3.5337">
            <text:p>3.5337</text:p>
          </table:table-cell>
          <table:table-cell office:value-type="float" office:value="12">
            <text:p>12</text:p>
          </table:table-cell>
          <table:table-cell table:formula="of:=AVERAGE([.$C5:.BJ5])" office:value-type="float" office:value="2.47660666666667">
            <text:p>2.4766066667</text:p>
          </table:table-cell>
          <table:table-cell table:formula="of:=CONFIDENCE(0.01; STDEV([.$C5:.BJ5]); COUNT([.$C5:.BJ5]))" office:value-type="float" office:value="0.469183536640023">
            <text:p>0.4691835366</text:p>
          </table:table-cell>
          <table:table-cell table:formula="of:=MEDIAN([.$C5:.BI5])" office:value-type="float" office:value="1.6257">
            <text:p>1.6257</text:p>
          </table:table-cell>
          <table:table-cell table:formula="of:=[.BL11]/[.BL5]" office:value-type="float" office:value="0.697751762492227">
            <text:p>0.6977517625</text:p>
          </table:table-cell>
          <table:table-cell/>
          <table:table-cell table:formula="of:=[.BL17]/[.BL5]" office:value-type="float" office:value="0.00950897868319824">
            <text:p>0.0095089787</text:p>
          </table:table-cell>
          <table:table-cell table:formula="of:=1/[.BL5]/[.$A$24]" office:value-type="float" office:value="0.000466283605328132">
            <text:p>0.0004662836</text:p>
          </table:table-cell>
          <table:table-cell table:formula="of:=[.BR5]/MIN([.$BR$2:.$BR$6];[.$BR$8:.$BR$12];[.$BR$14:.$BR$18])" office:value-type="float" office:value="15.5862443504688">
            <text:p>15.5862443505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4.5979">
            <text:p>4.5979</text:p>
          </table:table-cell>
          <table:table-cell office:value-type="float" office:value="4.3204">
            <text:p>4.3204</text:p>
          </table:table-cell>
          <table:table-cell office:value-type="float" office:value="8.8469">
            <text:p>8.8469</text:p>
          </table:table-cell>
          <table:table-cell office:value-type="float" office:value="3.1095">
            <text:p>3.1095</text:p>
          </table:table-cell>
          <table:table-cell office:value-type="float" office:value="3.0095">
            <text:p>3.0095</text:p>
          </table:table-cell>
          <table:table-cell office:value-type="float" office:value="4.5539">
            <text:p>4.5539</text:p>
          </table:table-cell>
          <table:table-cell office:value-type="float" office:value="1.0294">
            <text:p>1.0294</text:p>
          </table:table-cell>
          <table:table-cell office:value-type="float" office:value="2.567">
            <text:p>2.567</text:p>
          </table:table-cell>
          <table:table-cell office:value-type="float" office:value="2.9922">
            <text:p>2.9922</text:p>
          </table:table-cell>
          <table:table-cell office:value-type="float" office:value="2.8957">
            <text:p>2.8957</text:p>
          </table:table-cell>
          <table:table-cell office:value-type="float" office:value="4.5242">
            <text:p>4.5242</text:p>
          </table:table-cell>
          <table:table-cell office:value-type="float" office:value="6.5303">
            <text:p>6.5303</text:p>
          </table:table-cell>
          <table:table-cell office:value-type="float" office:value="3.0447">
            <text:p>3.0447</text:p>
          </table:table-cell>
          <table:table-cell office:value-type="float" office:value="1.0438">
            <text:p>1.0438</text:p>
          </table:table-cell>
          <table:table-cell office:value-type="float" office:value="6.5722">
            <text:p>6.5722</text:p>
          </table:table-cell>
          <table:table-cell office:value-type="float" office:value="3.1055">
            <text:p>3.1055</text:p>
          </table:table-cell>
          <table:table-cell office:value-type="float" office:value="1.066">
            <text:p>1.066</text:p>
          </table:table-cell>
          <table:table-cell office:value-type="float" office:value="4.9129">
            <text:p>4.9129</text:p>
          </table:table-cell>
          <table:table-cell office:value-type="float" office:value="4.543">
            <text:p>4.543</text:p>
          </table:table-cell>
          <table:table-cell office:value-type="float" office:value="2.5307">
            <text:p>2.5307</text:p>
          </table:table-cell>
          <table:table-cell office:value-type="float" office:value="1.0153">
            <text:p>1.0153</text:p>
          </table:table-cell>
          <table:table-cell office:value-type="float" office:value="2.3754">
            <text:p>2.3754</text:p>
          </table:table-cell>
          <table:table-cell office:value-type="float" office:value="2.9793">
            <text:p>2.9793</text:p>
          </table:table-cell>
          <table:table-cell office:value-type="float" office:value="4.7496">
            <text:p>4.7496</text:p>
          </table:table-cell>
          <table:table-cell office:value-type="float" office:value="1.0737">
            <text:p>1.0737</text:p>
          </table:table-cell>
          <table:table-cell office:value-type="float" office:value="1.0237">
            <text:p>1.0237</text:p>
          </table:table-cell>
          <table:table-cell office:value-type="float" office:value="6.4081">
            <text:p>6.4081</text:p>
          </table:table-cell>
          <table:table-cell office:value-type="float" office:value="4.6315">
            <text:p>4.6315</text:p>
          </table:table-cell>
          <table:table-cell office:value-type="float" office:value="2.2714">
            <text:p>2.2714</text:p>
          </table:table-cell>
          <table:table-cell office:value-type="float" office:value="3.1036">
            <text:p>3.1036</text:p>
          </table:table-cell>
          <table:table-cell office:value-type="float" office:value="4.9536">
            <text:p>4.9536</text:p>
          </table:table-cell>
          <table:table-cell office:value-type="float" office:value="6.5855">
            <text:p>6.5855</text:p>
          </table:table-cell>
          <table:table-cell office:value-type="float" office:value="8.4376">
            <text:p>8.4376</text:p>
          </table:table-cell>
          <table:table-cell office:value-type="float" office:value="1.0525">
            <text:p>1.0525</text:p>
          </table:table-cell>
          <table:table-cell office:value-type="float" office:value="6.4269">
            <text:p>6.4269</text:p>
          </table:table-cell>
          <table:table-cell office:value-type="float" office:value="2.311">
            <text:p>2.311</text:p>
          </table:table-cell>
          <table:table-cell office:value-type="float" office:value="6.4478">
            <text:p>6.4478</text:p>
          </table:table-cell>
          <table:table-cell office:value-type="float" office:value="1.224">
            <text:p>1.224</text:p>
          </table:table-cell>
          <table:table-cell office:value-type="float" office:value="4.9115">
            <text:p>4.9115</text:p>
          </table:table-cell>
          <table:table-cell office:value-type="float" office:value="4.7579">
            <text:p>4.7579</text:p>
          </table:table-cell>
          <table:table-cell office:value-type="float" office:value="2.5462">
            <text:p>2.5462</text:p>
          </table:table-cell>
          <table:table-cell office:value-type="float" office:value="4.9455">
            <text:p>4.9455</text:p>
          </table:table-cell>
          <table:table-cell office:value-type="float" office:value="8.5034">
            <text:p>8.5034</text:p>
          </table:table-cell>
          <table:table-cell office:value-type="float" office:value="5.0813">
            <text:p>5.0813</text:p>
          </table:table-cell>
          <table:table-cell office:value-type="float" office:value="3.0463">
            <text:p>3.0463</text:p>
          </table:table-cell>
          <table:table-cell office:value-type="float" office:value="8.9642">
            <text:p>8.9642</text:p>
          </table:table-cell>
          <table:table-cell office:value-type="float" office:value="10.7895">
            <text:p>10.7895</text:p>
          </table:table-cell>
          <table:table-cell office:value-type="float" office:value="4.891">
            <text:p>4.891</text:p>
          </table:table-cell>
          <table:table-cell office:value-type="float" office:value="4.8398">
            <text:p>4.8398</text:p>
          </table:table-cell>
          <table:table-cell office:value-type="float" office:value="4.679">
            <text:p>4.679</text:p>
          </table:table-cell>
          <table:table-cell office:value-type="float" office:value="4.3379">
            <text:p>4.3379</text:p>
          </table:table-cell>
          <table:table-cell office:value-type="float" office:value="1.04">
            <text:p>1.04</text:p>
          </table:table-cell>
          <table:table-cell office:value-type="float" office:value="2.8955">
            <text:p>2.8955</text:p>
          </table:table-cell>
          <table:table-cell office:value-type="float" office:value="1.0323">
            <text:p>1.0323</text:p>
          </table:table-cell>
          <table:table-cell office:value-type="float" office:value="1.0514">
            <text:p>1.0514</text:p>
          </table:table-cell>
          <table:table-cell office:value-type="float" office:value="1.0426">
            <text:p>1.0426</text:p>
          </table:table-cell>
          <table:table-cell office:value-type="float" office:value="5.0471">
            <text:p>5.0471</text:p>
          </table:table-cell>
          <table:table-cell office:value-type="float" office:value="1.0413">
            <text:p>1.0413</text:p>
          </table:table-cell>
          <table:table-cell office:value-type="float" office:value="1.0402">
            <text:p>1.0402</text:p>
          </table:table-cell>
          <table:table-cell office:value-type="float" office:value="1.325">
            <text:p>1.325</text:p>
          </table:table-cell>
          <table:table-cell office:value-type="float" office:value="16">
            <text:p>16</text:p>
          </table:table-cell>
          <table:table-cell table:formula="of:=AVERAGE([.$C6:.BJ6])" office:value-type="float" office:value="3.844585">
            <text:p>3.844585</text:p>
          </table:table-cell>
          <table:table-cell table:formula="of:=CONFIDENCE(0.01; STDEV([.$C6:.BJ6]); COUNT([.$C6:.BJ6]))" office:value-type="float" office:value="0.791083283295602">
            <text:p>0.7910832833</text:p>
          </table:table-cell>
          <table:table-cell table:formula="of:=MEDIAN([.$C6:.BI6])" office:value-type="float" office:value="3.1095">
            <text:p>3.1095</text:p>
          </table:table-cell>
          <table:table-cell table:formula="of:=[.BL12]/[.BL6]" office:value-type="float" office:value="0.299242527693713">
            <text:p>0.2992425277</text:p>
          </table:table-cell>
          <table:table-cell/>
          <table:table-cell table:formula="of:=[.BL18]/[.BL6]" office:value-type="float" office:value="0.0023513591193848">
            <text:p>0.0023513591</text:p>
          </table:table-cell>
          <table:table-cell table:formula="of:=1/[.BL6]/[.$A$24]" office:value-type="float" office:value="0.000300370803484126">
            <text:p>0.0003003708</text:p>
          </table:table-cell>
          <table:table-cell table:formula="of:=[.BR6]/MIN([.$BR$2:.$BR$6];[.$BR$8:.$BR$12];[.$BR$14:.$BR$18])" office:value-type="float" office:value="10.0403545939722">
            <text:p>10.040354594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38.532">
            <text:p>38.532</text:p>
          </table:table-cell>
          <table:table-cell office:value-type="float" office:value="38.5045">
            <text:p>38.5045</text:p>
          </table:table-cell>
          <table:table-cell office:value-type="float" office:value="38.7984">
            <text:p>38.7984</text:p>
          </table:table-cell>
          <table:table-cell office:value-type="float" office:value="38.0928">
            <text:p>38.0928</text:p>
          </table:table-cell>
          <table:table-cell office:value-type="float" office:value="39.0438">
            <text:p>39.0438</text:p>
          </table:table-cell>
          <table:table-cell office:value-type="float" office:value="38.3701">
            <text:p>38.3701</text:p>
          </table:table-cell>
          <table:table-cell office:value-type="float" office:value="38.1581">
            <text:p>38.1581</text:p>
          </table:table-cell>
          <table:table-cell office:value-type="float" office:value="38.9386">
            <text:p>38.9386</text:p>
          </table:table-cell>
          <table:table-cell office:value-type="float" office:value="38.6166">
            <text:p>38.6166</text:p>
          </table:table-cell>
          <table:table-cell office:value-type="float" office:value="38.394">
            <text:p>38.394</text:p>
          </table:table-cell>
          <table:table-cell office:value-type="float" office:value="38.412">
            <text:p>38.412</text:p>
          </table:table-cell>
          <table:table-cell office:value-type="float" office:value="38.3193">
            <text:p>38.3193</text:p>
          </table:table-cell>
          <table:table-cell office:value-type="float" office:value="38.9455">
            <text:p>38.9455</text:p>
          </table:table-cell>
          <table:table-cell office:value-type="float" office:value="38.1397">
            <text:p>38.1397</text:p>
          </table:table-cell>
          <table:table-cell office:value-type="float" office:value="38.5636">
            <text:p>38.5636</text:p>
          </table:table-cell>
          <table:table-cell office:value-type="float" office:value="38.5553">
            <text:p>38.5553</text:p>
          </table:table-cell>
          <table:table-cell office:value-type="float" office:value="38.0699">
            <text:p>38.0699</text:p>
          </table:table-cell>
          <table:table-cell office:value-type="float" office:value="38.7404">
            <text:p>38.7404</text:p>
          </table:table-cell>
          <table:table-cell office:value-type="float" office:value="38.1455">
            <text:p>38.1455</text:p>
          </table:table-cell>
          <table:table-cell office:value-type="float" office:value="38.3695">
            <text:p>38.3695</text:p>
          </table:table-cell>
          <table:table-cell office:value-type="float" office:value="38.3242">
            <text:p>38.3242</text:p>
          </table:table-cell>
          <table:table-cell office:value-type="float" office:value="39.0033">
            <text:p>39.0033</text:p>
          </table:table-cell>
          <table:table-cell office:value-type="float" office:value="38.4086">
            <text:p>38.4086</text:p>
          </table:table-cell>
          <table:table-cell office:value-type="float" office:value="38.2324">
            <text:p>38.2324</text:p>
          </table:table-cell>
          <table:table-cell office:value-type="float" office:value="38.7867">
            <text:p>38.7867</text:p>
          </table:table-cell>
          <table:table-cell office:value-type="float" office:value="38.3206">
            <text:p>38.3206</text:p>
          </table:table-cell>
          <table:table-cell office:value-type="float" office:value="38.3153">
            <text:p>38.3153</text:p>
          </table:table-cell>
          <table:table-cell office:value-type="float" office:value="39.1376">
            <text:p>39.1376</text:p>
          </table:table-cell>
          <table:table-cell office:value-type="float" office:value="38.5125">
            <text:p>38.5125</text:p>
          </table:table-cell>
          <table:table-cell office:value-type="float" office:value="38.3624">
            <text:p>38.3624</text:p>
          </table:table-cell>
          <table:table-cell office:value-type="float" office:value="38.466">
            <text:p>38.466</text:p>
          </table:table-cell>
          <table:table-cell office:value-type="float" office:value="38.6968">
            <text:p>38.6968</text:p>
          </table:table-cell>
          <table:table-cell office:value-type="float" office:value="38.4392">
            <text:p>38.4392</text:p>
          </table:table-cell>
          <table:table-cell office:value-type="float" office:value="38.7727">
            <text:p>38.7727</text:p>
          </table:table-cell>
          <table:table-cell office:value-type="float" office:value="38.7469">
            <text:p>38.7469</text:p>
          </table:table-cell>
          <table:table-cell office:value-type="float" office:value="38.2527">
            <text:p>38.2527</text:p>
          </table:table-cell>
          <table:table-cell office:value-type="float" office:value="38.5492">
            <text:p>38.5492</text:p>
          </table:table-cell>
          <table:table-cell office:value-type="float" office:value="39.1432">
            <text:p>39.1432</text:p>
          </table:table-cell>
          <table:table-cell office:value-type="float" office:value="38.8221">
            <text:p>38.8221</text:p>
          </table:table-cell>
          <table:table-cell office:value-type="float" office:value="39.4131">
            <text:p>39.4131</text:p>
          </table:table-cell>
          <table:table-cell office:value-type="float" office:value="38.3538">
            <text:p>38.3538</text:p>
          </table:table-cell>
          <table:table-cell office:value-type="float" office:value="39.0895">
            <text:p>39.0895</text:p>
          </table:table-cell>
          <table:table-cell office:value-type="float" office:value="38.6676">
            <text:p>38.6676</text:p>
          </table:table-cell>
          <table:table-cell office:value-type="float" office:value="38.8949">
            <text:p>38.8949</text:p>
          </table:table-cell>
          <table:table-cell office:value-type="float" office:value="39.2303">
            <text:p>39.2303</text:p>
          </table:table-cell>
          <table:table-cell office:value-type="float" office:value="38.0728">
            <text:p>38.0728</text:p>
          </table:table-cell>
          <table:table-cell office:value-type="float" office:value="38.5322">
            <text:p>38.5322</text:p>
          </table:table-cell>
          <table:table-cell office:value-type="float" office:value="39.2217">
            <text:p>39.2217</text:p>
          </table:table-cell>
          <table:table-cell office:value-type="float" office:value="38.4277">
            <text:p>38.4277</text:p>
          </table:table-cell>
          <table:table-cell office:value-type="float" office:value="38.3208">
            <text:p>38.3208</text:p>
          </table:table-cell>
          <table:table-cell office:value-type="float" office:value="38.8088">
            <text:p>38.8088</text:p>
          </table:table-cell>
          <table:table-cell office:value-type="float" office:value="39.5273">
            <text:p>39.5273</text:p>
          </table:table-cell>
          <table:table-cell office:value-type="float" office:value="38.5812">
            <text:p>38.5812</text:p>
          </table:table-cell>
          <table:table-cell office:value-type="float" office:value="38.9459">
            <text:p>38.9459</text:p>
          </table:table-cell>
          <table:table-cell office:value-type="float" office:value="38.2841">
            <text:p>38.2841</text:p>
          </table:table-cell>
          <table:table-cell office:value-type="float" office:value="38.8094">
            <text:p>38.8094</text:p>
          </table:table-cell>
          <table:table-cell office:value-type="float" office:value="38.2064">
            <text:p>38.2064</text:p>
          </table:table-cell>
          <table:table-cell office:value-type="float" office:value="38.2929">
            <text:p>38.2929</text:p>
          </table:table-cell>
          <table:table-cell office:value-type="float" office:value="38.2803">
            <text:p>38.2803</text:p>
          </table:table-cell>
          <table:table-cell office:value-type="float" office:value="39.0971">
            <text:p>39.0971</text:p>
          </table:table-cell>
          <table:table-cell office:value-type="float" office:value="2">
            <text:p>2</text:p>
          </table:table-cell>
          <table:table-cell table:formula="of:=AVERAGE([.$C8:.BJ8])" office:value-type="float" office:value="38.6009966666667">
            <text:p>38.6009966667</text:p>
          </table:table-cell>
          <table:table-cell table:formula="of:=CONFIDENCE(0.01; STDEV([.$C8:.BJ8]); COUNT([.$C8:.BJ8]))" office:value-type="float" office:value="0.118119982325581">
            <text:p>0.1181199823</text:p>
          </table:table-cell>
          <table:table-cell table:formula="of:=MEDIAN([.$C8:.BI8])" office:value-type="float" office:value="38.532">
            <text:p>38.532</text:p>
          </table:table-cell>
          <table:table-cell/>
          <table:table-cell table:formula="of:=[.BL2]/[.BL8]" office:value-type="float" office:value="0.932198987262764">
            <text:p>0.9321989873</text:p>
          </table:table-cell>
          <table:table-cell table:formula="of:=[.BL14]/[.BL8]" office:value-type="float" office:value="0.007749799897222">
            <text:p>0.0077497999</text:p>
          </table:table-cell>
          <table:table-cell table:formula="of:=1/[.BL8]/[.$A$24]" office:value-type="float" office:value="0.0000299163541160644">
            <text:p>2.99163541160644E-005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11.2772">
            <text:p>11.2772</text:p>
          </table:table-cell>
          <table:table-cell office:value-type="float" office:value="11.2717">
            <text:p>11.2717</text:p>
          </table:table-cell>
          <table:table-cell office:value-type="float" office:value="11.3527">
            <text:p>11.3527</text:p>
          </table:table-cell>
          <table:table-cell office:value-type="float" office:value="11.2013">
            <text:p>11.2013</text:p>
          </table:table-cell>
          <table:table-cell office:value-type="float" office:value="11.2476">
            <text:p>11.2476</text:p>
          </table:table-cell>
          <table:table-cell office:value-type="float" office:value="11.2994">
            <text:p>11.2994</text:p>
          </table:table-cell>
          <table:table-cell office:value-type="float" office:value="11.2395">
            <text:p>11.2395</text:p>
          </table:table-cell>
          <table:table-cell office:value-type="float" office:value="11.2557">
            <text:p>11.2557</text:p>
          </table:table-cell>
          <table:table-cell office:value-type="float" office:value="11.2713">
            <text:p>11.2713</text:p>
          </table:table-cell>
          <table:table-cell office:value-type="float" office:value="11.2589">
            <text:p>11.2589</text:p>
          </table:table-cell>
          <table:table-cell office:value-type="float" office:value="11.237">
            <text:p>11.237</text:p>
          </table:table-cell>
          <table:table-cell office:value-type="float" office:value="11.3075">
            <text:p>11.3075</text:p>
          </table:table-cell>
          <table:table-cell office:value-type="float" office:value="11.2493">
            <text:p>11.2493</text:p>
          </table:table-cell>
          <table:table-cell office:value-type="float" office:value="11.211">
            <text:p>11.211</text:p>
          </table:table-cell>
          <table:table-cell office:value-type="float" office:value="11.2805">
            <text:p>11.2805</text:p>
          </table:table-cell>
          <table:table-cell office:value-type="float" office:value="11.2724">
            <text:p>11.2724</text:p>
          </table:table-cell>
          <table:table-cell office:value-type="float" office:value="11.2454">
            <text:p>11.2454</text:p>
          </table:table-cell>
          <table:table-cell office:value-type="float" office:value="11.3034">
            <text:p>11.3034</text:p>
          </table:table-cell>
          <table:table-cell office:value-type="float" office:value="11.1757">
            <text:p>11.1757</text:p>
          </table:table-cell>
          <table:table-cell office:value-type="float" office:value="11.2262">
            <text:p>11.2262</text:p>
          </table:table-cell>
          <table:table-cell office:value-type="float" office:value="11.3056">
            <text:p>11.3056</text:p>
          </table:table-cell>
          <table:table-cell office:value-type="float" office:value="11.2632">
            <text:p>11.2632</text:p>
          </table:table-cell>
          <table:table-cell office:value-type="float" office:value="11.3212">
            <text:p>11.3212</text:p>
          </table:table-cell>
          <table:table-cell office:value-type="float" office:value="11.258">
            <text:p>11.258</text:p>
          </table:table-cell>
          <table:table-cell office:value-type="float" office:value="11.1904">
            <text:p>11.1904</text:p>
          </table:table-cell>
          <table:table-cell office:value-type="float" office:value="11.2332">
            <text:p>11.2332</text:p>
          </table:table-cell>
          <table:table-cell office:value-type="float" office:value="11.2542">
            <text:p>11.2542</text:p>
          </table:table-cell>
          <table:table-cell office:value-type="float" office:value="11.178">
            <text:p>11.178</text:p>
          </table:table-cell>
          <table:table-cell office:value-type="float" office:value="11.2828">
            <text:p>11.2828</text:p>
          </table:table-cell>
          <table:table-cell office:value-type="float" office:value="11.3008">
            <text:p>11.3008</text:p>
          </table:table-cell>
          <table:table-cell office:value-type="float" office:value="11.2243">
            <text:p>11.2243</text:p>
          </table:table-cell>
          <table:table-cell office:value-type="float" office:value="11.1945">
            <text:p>11.1945</text:p>
          </table:table-cell>
          <table:table-cell office:value-type="float" office:value="11.2561">
            <text:p>11.2561</text:p>
          </table:table-cell>
          <table:table-cell office:value-type="float" office:value="11.2011">
            <text:p>11.2011</text:p>
          </table:table-cell>
          <table:table-cell office:value-type="float" office:value="11.2333">
            <text:p>11.2333</text:p>
          </table:table-cell>
          <table:table-cell office:value-type="float" office:value="11.2993">
            <text:p>11.2993</text:p>
          </table:table-cell>
          <table:table-cell office:value-type="float" office:value="11.2056">
            <text:p>11.2056</text:p>
          </table:table-cell>
          <table:table-cell office:value-type="float" office:value="11.2913">
            <text:p>11.2913</text:p>
          </table:table-cell>
          <table:table-cell office:value-type="float" office:value="11.1782">
            <text:p>11.1782</text:p>
          </table:table-cell>
          <table:table-cell office:value-type="float" office:value="11.1665">
            <text:p>11.1665</text:p>
          </table:table-cell>
          <table:table-cell office:value-type="float" office:value="11.2119">
            <text:p>11.2119</text:p>
          </table:table-cell>
          <table:table-cell office:value-type="float" office:value="11.1451">
            <text:p>11.1451</text:p>
          </table:table-cell>
          <table:table-cell office:value-type="float" office:value="11.2179">
            <text:p>11.2179</text:p>
          </table:table-cell>
          <table:table-cell office:value-type="float" office:value="11.1765">
            <text:p>11.1765</text:p>
          </table:table-cell>
          <table:table-cell office:value-type="float" office:value="11.3625">
            <text:p>11.3625</text:p>
          </table:table-cell>
          <table:table-cell office:value-type="float" office:value="11.3738">
            <text:p>11.3738</text:p>
          </table:table-cell>
          <table:table-cell office:value-type="float" office:value="11.3768">
            <text:p>11.3768</text:p>
          </table:table-cell>
          <table:table-cell office:value-type="float" office:value="11.1036">
            <text:p>11.1036</text:p>
          </table:table-cell>
          <table:table-cell office:value-type="float" office:value="11.3647">
            <text:p>11.3647</text:p>
          </table:table-cell>
          <table:table-cell office:value-type="float" office:value="11.3264">
            <text:p>11.3264</text:p>
          </table:table-cell>
          <table:table-cell office:value-type="float" office:value="11.2882">
            <text:p>11.2882</text:p>
          </table:table-cell>
          <table:table-cell office:value-type="float" office:value="11.3057">
            <text:p>11.3057</text:p>
          </table:table-cell>
          <table:table-cell office:value-type="float" office:value="11.276">
            <text:p>11.276</text:p>
          </table:table-cell>
          <table:table-cell office:value-type="float" office:value="11.2736">
            <text:p>11.2736</text:p>
          </table:table-cell>
          <table:table-cell office:value-type="float" office:value="11.4507">
            <text:p>11.4507</text:p>
          </table:table-cell>
          <table:table-cell office:value-type="float" office:value="11.2989">
            <text:p>11.2989</text:p>
          </table:table-cell>
          <table:table-cell office:value-type="float" office:value="11.1808">
            <text:p>11.1808</text:p>
          </table:table-cell>
          <table:table-cell office:value-type="float" office:value="11.3198">
            <text:p>11.3198</text:p>
          </table:table-cell>
          <table:table-cell office:value-type="float" office:value="11.2932">
            <text:p>11.2932</text:p>
          </table:table-cell>
          <table:table-cell office:value-type="float" office:value="11.2261">
            <text:p>11.2261</text:p>
          </table:table-cell>
          <table:table-cell office:value-type="float" office:value="4">
            <text:p>4</text:p>
          </table:table-cell>
          <table:table-cell table:formula="of:=AVERAGE([.$C9:.BJ9])" office:value-type="float" office:value="11.2598916666667">
            <text:p>11.2598916667</text:p>
          </table:table-cell>
          <table:table-cell table:formula="of:=CONFIDENCE(0.01; STDEV([.$C9:.BJ9]); COUNT([.$C9:.BJ9]))" office:value-type="float" office:value="0.0210530931906606">
            <text:p>0.0210530932</text:p>
          </table:table-cell>
          <table:table-cell table:formula="of:=MEDIAN([.$C9:.BI9])" office:value-type="float" office:value="11.2589">
            <text:p>11.2589</text:p>
          </table:table-cell>
          <table:table-cell/>
          <table:table-cell table:formula="of:=[.BL3]/[.BL9]" office:value-type="float" office:value="0.905703355642113">
            <text:p>0.9057033556</text:p>
          </table:table-cell>
          <table:table-cell table:formula="of:=[.BL15]/[.BL9]" office:value-type="float" office:value="0.00759154728398068">
            <text:p>0.0075915473</text:p>
          </table:table-cell>
          <table:table-cell table:formula="of:=1/[.BL9]/[.$A$24]" office:value-type="float" office:value="0.000102558809595979">
            <text:p>0.0001025588</text:p>
          </table:table-cell>
          <table:table-cell table:formula="of:=[.BR9]/MIN([.$BR$2:.$BR$6];[.$BR$8:.$BR$12];[.$BR$14:.$BR$18])" office:value-type="float" office:value="3.4281854399132">
            <text:p>3.4281854399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3.55">
            <text:p>3.55</text:p>
          </table:table-cell>
          <table:table-cell office:value-type="float" office:value="3.4854">
            <text:p>3.4854</text:p>
          </table:table-cell>
          <table:table-cell office:value-type="float" office:value="3.6842">
            <text:p>3.6842</text:p>
          </table:table-cell>
          <table:table-cell office:value-type="float" office:value="3.445">
            <text:p>3.445</text:p>
          </table:table-cell>
          <table:table-cell office:value-type="float" office:value="3.5905">
            <text:p>3.5905</text:p>
          </table:table-cell>
          <table:table-cell office:value-type="float" office:value="3.4894">
            <text:p>3.4894</text:p>
          </table:table-cell>
          <table:table-cell office:value-type="float" office:value="3.4638">
            <text:p>3.4638</text:p>
          </table:table-cell>
          <table:table-cell office:value-type="float" office:value="3.5634">
            <text:p>3.5634</text:p>
          </table:table-cell>
          <table:table-cell office:value-type="float" office:value="3.5839">
            <text:p>3.5839</text:p>
          </table:table-cell>
          <table:table-cell office:value-type="float" office:value="3.4655">
            <text:p>3.4655</text:p>
          </table:table-cell>
          <table:table-cell office:value-type="float" office:value="3.5565">
            <text:p>3.5565</text:p>
          </table:table-cell>
          <table:table-cell office:value-type="float" office:value="3.5572">
            <text:p>3.5572</text:p>
          </table:table-cell>
          <table:table-cell office:value-type="float" office:value="3.5361">
            <text:p>3.5361</text:p>
          </table:table-cell>
          <table:table-cell office:value-type="float" office:value="3.4637">
            <text:p>3.4637</text:p>
          </table:table-cell>
          <table:table-cell office:value-type="float" office:value="3.474">
            <text:p>3.474</text:p>
          </table:table-cell>
          <table:table-cell office:value-type="float" office:value="3.4855">
            <text:p>3.4855</text:p>
          </table:table-cell>
          <table:table-cell office:value-type="float" office:value="3.4889">
            <text:p>3.4889</text:p>
          </table:table-cell>
          <table:table-cell office:value-type="float" office:value="3.5587">
            <text:p>3.5587</text:p>
          </table:table-cell>
          <table:table-cell office:value-type="float" office:value="3.4656">
            <text:p>3.4656</text:p>
          </table:table-cell>
          <table:table-cell office:value-type="float" office:value="3.5041">
            <text:p>3.5041</text:p>
          </table:table-cell>
          <table:table-cell office:value-type="float" office:value="3.5305">
            <text:p>3.5305</text:p>
          </table:table-cell>
          <table:table-cell office:value-type="float" office:value="3.4899">
            <text:p>3.4899</text:p>
          </table:table-cell>
          <table:table-cell office:value-type="float" office:value="3.7977">
            <text:p>3.7977</text:p>
          </table:table-cell>
          <table:table-cell office:value-type="float" office:value="3.5673">
            <text:p>3.5673</text:p>
          </table:table-cell>
          <table:table-cell office:value-type="float" office:value="3.63">
            <text:p>3.63</text:p>
          </table:table-cell>
          <table:table-cell office:value-type="float" office:value="3.6409">
            <text:p>3.6409</text:p>
          </table:table-cell>
          <table:table-cell office:value-type="float" office:value="3.462">
            <text:p>3.462</text:p>
          </table:table-cell>
          <table:table-cell office:value-type="float" office:value="3.5602">
            <text:p>3.5602</text:p>
          </table:table-cell>
          <table:table-cell office:value-type="float" office:value="3.5624">
            <text:p>3.5624</text:p>
          </table:table-cell>
          <table:table-cell office:value-type="float" office:value="3.5691">
            <text:p>3.5691</text:p>
          </table:table-cell>
          <table:table-cell office:value-type="float" office:value="3.5842">
            <text:p>3.5842</text:p>
          </table:table-cell>
          <table:table-cell office:value-type="float" office:value="3.6321">
            <text:p>3.6321</text:p>
          </table:table-cell>
          <table:table-cell office:value-type="float" office:value="3.5478">
            <text:p>3.5478</text:p>
          </table:table-cell>
          <table:table-cell office:value-type="float" office:value="3.4717">
            <text:p>3.4717</text:p>
          </table:table-cell>
          <table:table-cell office:value-type="float" office:value="3.6374">
            <text:p>3.6374</text:p>
          </table:table-cell>
          <table:table-cell office:value-type="float" office:value="3.4999">
            <text:p>3.4999</text:p>
          </table:table-cell>
          <table:table-cell office:value-type="float" office:value="3.4576">
            <text:p>3.4576</text:p>
          </table:table-cell>
          <table:table-cell office:value-type="float" office:value="3.5934">
            <text:p>3.5934</text:p>
          </table:table-cell>
          <table:table-cell office:value-type="float" office:value="3.6874">
            <text:p>3.6874</text:p>
          </table:table-cell>
          <table:table-cell office:value-type="float" office:value="3.601">
            <text:p>3.601</text:p>
          </table:table-cell>
          <table:table-cell office:value-type="float" office:value="3.5555">
            <text:p>3.5555</text:p>
          </table:table-cell>
          <table:table-cell office:value-type="float" office:value="3.6136">
            <text:p>3.6136</text:p>
          </table:table-cell>
          <table:table-cell office:value-type="float" office:value="3.4909">
            <text:p>3.4909</text:p>
          </table:table-cell>
          <table:table-cell office:value-type="float" office:value="3.4478">
            <text:p>3.4478</text:p>
          </table:table-cell>
          <table:table-cell office:value-type="float" office:value="3.4575">
            <text:p>3.4575</text:p>
          </table:table-cell>
          <table:table-cell office:value-type="float" office:value="3.6005">
            <text:p>3.6005</text:p>
          </table:table-cell>
          <table:table-cell office:value-type="float" office:value="3.4487">
            <text:p>3.4487</text:p>
          </table:table-cell>
          <table:table-cell office:value-type="float" office:value="3.4604">
            <text:p>3.4604</text:p>
          </table:table-cell>
          <table:table-cell office:value-type="float" office:value="3.5647">
            <text:p>3.5647</text:p>
          </table:table-cell>
          <table:table-cell office:value-type="float" office:value="3.5312">
            <text:p>3.5312</text:p>
          </table:table-cell>
          <table:table-cell office:value-type="float" office:value="3.5699">
            <text:p>3.5699</text:p>
          </table:table-cell>
          <table:table-cell office:value-type="float" office:value="3.5934">
            <text:p>3.5934</text:p>
          </table:table-cell>
          <table:table-cell office:value-type="float" office:value="3.4824">
            <text:p>3.4824</text:p>
          </table:table-cell>
          <table:table-cell office:value-type="float" office:value="3.5472">
            <text:p>3.5472</text:p>
          </table:table-cell>
          <table:table-cell office:value-type="float" office:value="3.5748">
            <text:p>3.5748</text:p>
          </table:table-cell>
          <table:table-cell office:value-type="float" office:value="3.5791">
            <text:p>3.5791</text:p>
          </table:table-cell>
          <table:table-cell office:value-type="float" office:value="3.5789">
            <text:p>3.5789</text:p>
          </table:table-cell>
          <table:table-cell office:value-type="float" office:value="3.5418">
            <text:p>3.5418</text:p>
          </table:table-cell>
          <table:table-cell office:value-type="float" office:value="3.5331">
            <text:p>3.5331</text:p>
          </table:table-cell>
          <table:table-cell office:value-type="float" office:value="3.6164">
            <text:p>3.6164</text:p>
          </table:table-cell>
          <table:table-cell office:value-type="float" office:value="8">
            <text:p>8</text:p>
          </table:table-cell>
          <table:table-cell table:formula="of:=AVERAGE([.$C10:.BJ10])" office:value-type="float" office:value="3.54536166666667">
            <text:p>3.5453616667</text:p>
          </table:table-cell>
          <table:table-cell table:formula="of:=CONFIDENCE(0.01; STDEV([.$C10:.BJ10]); COUNT([.$C10:.BJ10]))" office:value-type="float" office:value="0.0233342046899866">
            <text:p>0.0233342047</text:p>
          </table:table-cell>
          <table:table-cell table:formula="of:=MEDIAN([.$C10:.BI10])" office:value-type="float" office:value="3.55">
            <text:p>3.55</text:p>
          </table:table-cell>
          <table:table-cell/>
          <table:table-cell table:formula="of:=[.BL4]/[.BL10]" office:value-type="float" office:value="1.32321667230001">
            <text:p>1.3232166723</text:p>
          </table:table-cell>
          <table:table-cell table:formula="of:=[.BL16]/[.BL10]" office:value-type="float" office:value="0.00994538874031187">
            <text:p>0.0099453887</text:p>
          </table:table-cell>
          <table:table-cell table:formula="of:=1/[.BL10]/[.$A$24]" office:value-type="float" office:value="0.000325721659477059">
            <text:p>0.0003257217</text:p>
          </table:table-cell>
          <table:table-cell table:formula="of:=[.BR10]/MIN([.$BR$2:.$BR$6];[.$BR$8:.$BR$12];[.$BR$14:.$BR$18])" office:value-type="float" office:value="10.887745820008">
            <text:p>10.88774582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1.6079">
            <text:p>1.6079</text:p>
          </table:table-cell>
          <table:table-cell office:value-type="float" office:value="1.6532">
            <text:p>1.6532</text:p>
          </table:table-cell>
          <table:table-cell office:value-type="float" office:value="1.6445">
            <text:p>1.6445</text:p>
          </table:table-cell>
          <table:table-cell office:value-type="float" office:value="1.6414">
            <text:p>1.6414</text:p>
          </table:table-cell>
          <table:table-cell office:value-type="float" office:value="1.6026">
            <text:p>1.6026</text:p>
          </table:table-cell>
          <table:table-cell office:value-type="float" office:value="1.6643">
            <text:p>1.6643</text:p>
          </table:table-cell>
          <table:table-cell office:value-type="float" office:value="1.6091">
            <text:p>1.6091</text:p>
          </table:table-cell>
          <table:table-cell office:value-type="float" office:value="1.6424">
            <text:p>1.6424</text:p>
          </table:table-cell>
          <table:table-cell office:value-type="float" office:value="4.6162">
            <text:p>4.6162</text:p>
          </table:table-cell>
          <table:table-cell office:value-type="float" office:value="1.6471">
            <text:p>1.6471</text:p>
          </table:table-cell>
          <table:table-cell office:value-type="float" office:value="1.615">
            <text:p>1.615</text:p>
          </table:table-cell>
          <table:table-cell office:value-type="float" office:value="1.6474">
            <text:p>1.6474</text:p>
          </table:table-cell>
          <table:table-cell office:value-type="float" office:value="1.5989">
            <text:p>1.5989</text:p>
          </table:table-cell>
          <table:table-cell office:value-type="float" office:value="1.6119">
            <text:p>1.6119</text:p>
          </table:table-cell>
          <table:table-cell office:value-type="float" office:value="1.6337">
            <text:p>1.6337</text:p>
          </table:table-cell>
          <table:table-cell office:value-type="float" office:value="1.6306">
            <text:p>1.6306</text:p>
          </table:table-cell>
          <table:table-cell office:value-type="float" office:value="1.9559">
            <text:p>1.9559</text:p>
          </table:table-cell>
          <table:table-cell office:value-type="float" office:value="1.871">
            <text:p>1.871</text:p>
          </table:table-cell>
          <table:table-cell office:value-type="float" office:value="1.6581">
            <text:p>1.6581</text:p>
          </table:table-cell>
          <table:table-cell office:value-type="float" office:value="1.6476">
            <text:p>1.6476</text:p>
          </table:table-cell>
          <table:table-cell office:value-type="float" office:value="1.6322">
            <text:p>1.6322</text:p>
          </table:table-cell>
          <table:table-cell office:value-type="float" office:value="1.6137">
            <text:p>1.6137</text:p>
          </table:table-cell>
          <table:table-cell office:value-type="float" office:value="1.6085">
            <text:p>1.6085</text:p>
          </table:table-cell>
          <table:table-cell office:value-type="float" office:value="1.6116">
            <text:p>1.6116</text:p>
          </table:table-cell>
          <table:table-cell office:value-type="float" office:value="1.6192">
            <text:p>1.6192</text:p>
          </table:table-cell>
          <table:table-cell office:value-type="float" office:value="1.6408">
            <text:p>1.6408</text:p>
          </table:table-cell>
          <table:table-cell office:value-type="float" office:value="1.6078">
            <text:p>1.6078</text:p>
          </table:table-cell>
          <table:table-cell office:value-type="float" office:value="1.6234">
            <text:p>1.6234</text:p>
          </table:table-cell>
          <table:table-cell office:value-type="float" office:value="1.6231">
            <text:p>1.6231</text:p>
          </table:table-cell>
          <table:table-cell office:value-type="float" office:value="1.6664">
            <text:p>1.6664</text:p>
          </table:table-cell>
          <table:table-cell office:value-type="float" office:value="1.6243">
            <text:p>1.6243</text:p>
          </table:table-cell>
          <table:table-cell office:value-type="float" office:value="1.6364">
            <text:p>1.6364</text:p>
          </table:table-cell>
          <table:table-cell office:value-type="float" office:value="1.6166">
            <text:p>1.6166</text:p>
          </table:table-cell>
          <table:table-cell office:value-type="float" office:value="1.6333">
            <text:p>1.6333</text:p>
          </table:table-cell>
          <table:table-cell office:value-type="float" office:value="1.5943">
            <text:p>1.5943</text:p>
          </table:table-cell>
          <table:table-cell office:value-type="float" office:value="1.6095">
            <text:p>1.6095</text:p>
          </table:table-cell>
          <table:table-cell office:value-type="float" office:value="1.6106">
            <text:p>1.6106</text:p>
          </table:table-cell>
          <table:table-cell office:value-type="float" office:value="2.7557">
            <text:p>2.7557</text:p>
          </table:table-cell>
          <table:table-cell office:value-type="float" office:value="1.6327">
            <text:p>1.6327</text:p>
          </table:table-cell>
          <table:table-cell office:value-type="float" office:value="1.6061">
            <text:p>1.6061</text:p>
          </table:table-cell>
          <table:table-cell office:value-type="float" office:value="1.6653">
            <text:p>1.6653</text:p>
          </table:table-cell>
          <table:table-cell office:value-type="float" office:value="1.6006">
            <text:p>1.6006</text:p>
          </table:table-cell>
          <table:table-cell office:value-type="float" office:value="1.6104">
            <text:p>1.6104</text:p>
          </table:table-cell>
          <table:table-cell office:value-type="float" office:value="1.6374">
            <text:p>1.6374</text:p>
          </table:table-cell>
          <table:table-cell office:value-type="float" office:value="1.6156">
            <text:p>1.6156</text:p>
          </table:table-cell>
          <table:table-cell office:value-type="float" office:value="1.6389">
            <text:p>1.6389</text:p>
          </table:table-cell>
          <table:table-cell office:value-type="float" office:value="2.9924">
            <text:p>2.9924</text:p>
          </table:table-cell>
          <table:table-cell office:value-type="float" office:value="1.6459">
            <text:p>1.6459</text:p>
          </table:table-cell>
          <table:table-cell office:value-type="float" office:value="1.6306">
            <text:p>1.6306</text:p>
          </table:table-cell>
          <table:table-cell office:value-type="float" office:value="1.6389">
            <text:p>1.6389</text:p>
          </table:table-cell>
          <table:table-cell office:value-type="float" office:value="1.6388">
            <text:p>1.6388</text:p>
          </table:table-cell>
          <table:table-cell office:value-type="float" office:value="1.6315">
            <text:p>1.6315</text:p>
          </table:table-cell>
          <table:table-cell office:value-type="float" office:value="1.6819">
            <text:p>1.6819</text:p>
          </table:table-cell>
          <table:table-cell office:value-type="float" office:value="1.6018">
            <text:p>1.6018</text:p>
          </table:table-cell>
          <table:table-cell office:value-type="float" office:value="1.6186">
            <text:p>1.6186</text:p>
          </table:table-cell>
          <table:table-cell office:value-type="float" office:value="1.6056">
            <text:p>1.6056</text:p>
          </table:table-cell>
          <table:table-cell office:value-type="float" office:value="1.6297">
            <text:p>1.6297</text:p>
          </table:table-cell>
          <table:table-cell office:value-type="float" office:value="1.6288">
            <text:p>1.6288</text:p>
          </table:table-cell>
          <table:table-cell office:value-type="float" office:value="1.6066">
            <text:p>1.6066</text:p>
          </table:table-cell>
          <table:table-cell office:value-type="float" office:value="1.5991">
            <text:p>1.5991</text:p>
          </table:table-cell>
          <table:table-cell office:value-type="float" office:value="12">
            <text:p>12</text:p>
          </table:table-cell>
          <table:table-cell table:formula="of:=AVERAGE([.$C11:.BJ11])" office:value-type="float" office:value="1.72805666666667">
            <text:p>1.7280566667</text:p>
          </table:table-cell>
          <table:table-cell table:formula="of:=CONFIDENCE(0.01; STDEV([.$C11:.BJ11]); COUNT([.$C11:.BJ11]))" office:value-type="float" office:value="0.147769330032159">
            <text:p>0.14776933</text:p>
          </table:table-cell>
          <table:table-cell table:formula="of:=MEDIAN([.$C11:.BI11])" office:value-type="float" office:value="1.6306">
            <text:p>1.6306</text:p>
          </table:table-cell>
          <table:table-cell/>
          <table:table-cell table:formula="of:=[.BL5]/[.BL11]" office:value-type="float" office:value="1.43317445222668">
            <text:p>1.4331744522</text:p>
          </table:table-cell>
          <table:table-cell table:formula="of:=[.BL17]/[.BL11]" office:value-type="float" office:value="0.0136280253155278">
            <text:p>0.0136280253</text:p>
          </table:table-cell>
          <table:table-cell table:formula="of:=1/[.BL11]/[.$A$24]" office:value-type="float" office:value="0.000668265750648428">
            <text:p>0.0006682658</text:p>
          </table:table-cell>
          <table:table-cell table:formula="of:=[.BR11]/MIN([.$BR$2:.$BR$6];[.$BR$8:.$BR$12];[.$BR$14:.$BR$18])" office:value-type="float" office:value="22.3378072092543">
            <text:p>22.3378072093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1.1416">
            <text:p>1.1416</text:p>
          </table:table-cell>
          <table:table-cell office:value-type="float" office:value="1.4617">
            <text:p>1.4617</text:p>
          </table:table-cell>
          <table:table-cell office:value-type="float" office:value="1.1427">
            <text:p>1.1427</text:p>
          </table:table-cell>
          <table:table-cell office:value-type="float" office:value="1.1345">
            <text:p>1.1345</text:p>
          </table:table-cell>
          <table:table-cell office:value-type="float" office:value="1.1397">
            <text:p>1.1397</text:p>
          </table:table-cell>
          <table:table-cell office:value-type="float" office:value="1.1226">
            <text:p>1.1226</text:p>
          </table:table-cell>
          <table:table-cell office:value-type="float" office:value="1.1421">
            <text:p>1.1421</text:p>
          </table:table-cell>
          <table:table-cell office:value-type="float" office:value="1.2229">
            <text:p>1.2229</text:p>
          </table:table-cell>
          <table:table-cell office:value-type="float" office:value="1.1053">
            <text:p>1.1053</text:p>
          </table:table-cell>
          <table:table-cell office:value-type="float" office:value="1.1367">
            <text:p>1.1367</text:p>
          </table:table-cell>
          <table:table-cell office:value-type="float" office:value="1.1364">
            <text:p>1.1364</text:p>
          </table:table-cell>
          <table:table-cell office:value-type="float" office:value="1.0899">
            <text:p>1.0899</text:p>
          </table:table-cell>
          <table:table-cell office:value-type="float" office:value="1.1618">
            <text:p>1.1618</text:p>
          </table:table-cell>
          <table:table-cell office:value-type="float" office:value="1.1418">
            <text:p>1.1418</text:p>
          </table:table-cell>
          <table:table-cell office:value-type="float" office:value="1.1384">
            <text:p>1.1384</text:p>
          </table:table-cell>
          <table:table-cell office:value-type="float" office:value="1.1861">
            <text:p>1.1861</text:p>
          </table:table-cell>
          <table:table-cell office:value-type="float" office:value="1.0916">
            <text:p>1.0916</text:p>
          </table:table-cell>
          <table:table-cell office:value-type="float" office:value="1.3646">
            <text:p>1.3646</text:p>
          </table:table-cell>
          <table:table-cell office:value-type="float" office:value="1.1408">
            <text:p>1.1408</text:p>
          </table:table-cell>
          <table:table-cell office:value-type="float" office:value="1.1808">
            <text:p>1.1808</text:p>
          </table:table-cell>
          <table:table-cell office:value-type="float" office:value="1.1496">
            <text:p>1.1496</text:p>
          </table:table-cell>
          <table:table-cell office:value-type="float" office:value="1.1403">
            <text:p>1.1403</text:p>
          </table:table-cell>
          <table:table-cell office:value-type="float" office:value="1.1323">
            <text:p>1.1323</text:p>
          </table:table-cell>
          <table:table-cell office:value-type="float" office:value="1.13">
            <text:p>1.13</text:p>
          </table:table-cell>
          <table:table-cell office:value-type="float" office:value="1.1373">
            <text:p>1.1373</text:p>
          </table:table-cell>
          <table:table-cell office:value-type="float" office:value="1.1585">
            <text:p>1.1585</text:p>
          </table:table-cell>
          <table:table-cell office:value-type="float" office:value="1.1205">
            <text:p>1.1205</text:p>
          </table:table-cell>
          <table:table-cell office:value-type="float" office:value="1.1171">
            <text:p>1.1171</text:p>
          </table:table-cell>
          <table:table-cell office:value-type="float" office:value="1.1461">
            <text:p>1.1461</text:p>
          </table:table-cell>
          <table:table-cell office:value-type="float" office:value="1.1434">
            <text:p>1.1434</text:p>
          </table:table-cell>
          <table:table-cell office:value-type="float" office:value="1.2226">
            <text:p>1.2226</text:p>
          </table:table-cell>
          <table:table-cell office:value-type="float" office:value="1.1185">
            <text:p>1.1185</text:p>
          </table:table-cell>
          <table:table-cell office:value-type="float" office:value="1.1364">
            <text:p>1.1364</text:p>
          </table:table-cell>
          <table:table-cell office:value-type="float" office:value="1.1447">
            <text:p>1.1447</text:p>
          </table:table-cell>
          <table:table-cell office:value-type="float" office:value="1.1227">
            <text:p>1.1227</text:p>
          </table:table-cell>
          <table:table-cell office:value-type="float" office:value="1.1413">
            <text:p>1.1413</text:p>
          </table:table-cell>
          <table:table-cell office:value-type="float" office:value="1.1516">
            <text:p>1.1516</text:p>
          </table:table-cell>
          <table:table-cell office:value-type="float" office:value="1.1383">
            <text:p>1.1383</text:p>
          </table:table-cell>
          <table:table-cell office:value-type="float" office:value="1.2002">
            <text:p>1.2002</text:p>
          </table:table-cell>
          <table:table-cell office:value-type="float" office:value="1.1295">
            <text:p>1.1295</text:p>
          </table:table-cell>
          <table:table-cell office:value-type="float" office:value="1.1328">
            <text:p>1.1328</text:p>
          </table:table-cell>
          <table:table-cell office:value-type="float" office:value="1.139">
            <text:p>1.139</text:p>
          </table:table-cell>
          <table:table-cell office:value-type="float" office:value="1.1175">
            <text:p>1.1175</text:p>
          </table:table-cell>
          <table:table-cell office:value-type="float" office:value="1.1297">
            <text:p>1.1297</text:p>
          </table:table-cell>
          <table:table-cell office:value-type="float" office:value="1.1169">
            <text:p>1.1169</text:p>
          </table:table-cell>
          <table:table-cell office:value-type="float" office:value="1.1661">
            <text:p>1.1661</text:p>
          </table:table-cell>
          <table:table-cell office:value-type="float" office:value="1.1427">
            <text:p>1.1427</text:p>
          </table:table-cell>
          <table:table-cell office:value-type="float" office:value="1.1702">
            <text:p>1.1702</text:p>
          </table:table-cell>
          <table:table-cell office:value-type="float" office:value="1.1198">
            <text:p>1.1198</text:p>
          </table:table-cell>
          <table:table-cell office:value-type="float" office:value="1.1193">
            <text:p>1.1193</text:p>
          </table:table-cell>
          <table:table-cell office:value-type="float" office:value="1.1397">
            <text:p>1.1397</text:p>
          </table:table-cell>
          <table:table-cell office:value-type="float" office:value="1.1455">
            <text:p>1.1455</text:p>
          </table:table-cell>
          <table:table-cell office:value-type="float" office:value="1.1207">
            <text:p>1.1207</text:p>
          </table:table-cell>
          <table:table-cell office:value-type="float" office:value="1.1404">
            <text:p>1.1404</text:p>
          </table:table-cell>
          <table:table-cell office:value-type="float" office:value="1.1508">
            <text:p>1.1508</text:p>
          </table:table-cell>
          <table:table-cell office:value-type="float" office:value="1.1439">
            <text:p>1.1439</text:p>
          </table:table-cell>
          <table:table-cell office:value-type="float" office:value="1.1371">
            <text:p>1.1371</text:p>
          </table:table-cell>
          <table:table-cell office:value-type="float" office:value="1.1403">
            <text:p>1.1403</text:p>
          </table:table-cell>
          <table:table-cell office:value-type="float" office:value="1.1561">
            <text:p>1.1561</text:p>
          </table:table-cell>
          <table:table-cell office:value-type="float" office:value="1.1364">
            <text:p>1.1364</text:p>
          </table:table-cell>
          <table:table-cell office:value-type="float" office:value="16">
            <text:p>16</text:p>
          </table:table-cell>
          <table:table-cell table:formula="of:=AVERAGE([.$C12:.BJ12])" office:value-type="float" office:value="1.15046333333333">
            <text:p>1.1504633333</text:p>
          </table:table-cell>
          <table:table-cell table:formula="of:=CONFIDENCE(0.01; STDEV([.$C12:.BJ12]); COUNT([.$C12:.BJ12]))" office:value-type="float" office:value="0.0184915225125903">
            <text:p>0.0184915225</text:p>
          </table:table-cell>
          <table:table-cell table:formula="of:=MEDIAN([.$C12:.BI12])" office:value-type="float" office:value="1.1403">
            <text:p>1.1403</text:p>
          </table:table-cell>
          <table:table-cell/>
          <table:table-cell table:formula="of:=[.BL6]/[.BL12]" office:value-type="float" office:value="3.34177099661296">
            <text:p>3.3417709966</text:p>
          </table:table-cell>
          <table:table-cell table:formula="of:=[.BL18]/[.BL12]" office:value-type="float" office:value="0.00785770370778151">
            <text:p>0.0078577037</text:p>
          </table:table-cell>
          <table:table-cell table:formula="of:=1/[.BL12]/[.$A$24]" office:value-type="float" office:value="0.00100377043931258">
            <text:p>0.0010037704</text:p>
          </table:table-cell>
          <table:table-cell table:formula="of:=[.BR12]/MIN([.$BR$2:.$BR$6];[.$BR$8:.$BR$12];[.$BR$14:.$BR$18])" office:value-type="float" office:value="33.552565777846">
            <text:p>33.5525657778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3066">
            <text:p>0.3066</text:p>
          </table:table-cell>
          <table:table-cell office:value-type="float" office:value="0.2825">
            <text:p>0.2825</text:p>
          </table:table-cell>
          <table:table-cell office:value-type="float" office:value="0.3002">
            <text:p>0.3002</text:p>
          </table:table-cell>
          <table:table-cell office:value-type="float" office:value="0.2832">
            <text:p>0.2832</text:p>
          </table:table-cell>
          <table:table-cell office:value-type="float" office:value="0.3066">
            <text:p>0.3066</text:p>
          </table:table-cell>
          <table:table-cell office:value-type="float" office:value="0.3069">
            <text:p>0.3069</text:p>
          </table:table-cell>
          <table:table-cell office:value-type="float" office:value="0.3054">
            <text:p>0.3054</text:p>
          </table:table-cell>
          <table:table-cell office:value-type="float" office:value="0.306">
            <text:p>0.306</text:p>
          </table:table-cell>
          <table:table-cell office:value-type="float" office:value="0.3036">
            <text:p>0.3036</text:p>
          </table:table-cell>
          <table:table-cell office:value-type="float" office:value="0.2905">
            <text:p>0.2905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0.29915">
            <text:p>0.29915</text:p>
          </table:table-cell>
          <table:table-cell table:formula="of:=CONFIDENCE(0.01; STDEV([.$BA14:.BJ14]); COUNT([.$BA14:.BJ14]))" office:value-type="float" office:value="0.00807460747475701">
            <text:p>0.0080746075</text:p>
          </table:table-cell>
          <table:table-cell table:formula="of:=MEDIAN([.$BA14:.BI14])" office:value-type="float" office:value="0.3054">
            <text:p>0.3054</text:p>
          </table:table-cell>
          <table:table-cell table:formula="of:=[.BN8]/[.BN14]" office:value-type="float" office:value="126.168958742633">
            <text:p>126.1689587426</text:p>
          </table:table-cell>
          <table:table-cell table:formula="of:=[.BL2]/[.BL14]" office:value-type="float" office:value="120.286846063848">
            <text:p>120.2868460638</text:p>
          </table:table-cell>
          <table:table-cell/>
          <table:table-cell table:formula="of:=1/[.BL14]/[.$A$23]" office:value-type="float" office:value="0.0017970425353975">
            <text:p>0.0017970425</text:p>
          </table:table-cell>
          <table:table-cell table:formula="of:=[.BR14]/MIN([.$BR$2:.$BR$6];[.$BR$8:.$BR$12];[.$BR$14:.$BR$18])" office:value-type="float" office:value="60.0689017259804">
            <text:p>60.068901726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787">
            <text:p>0.0787</text:p>
          </table:table-cell>
          <table:table-cell office:value-type="float" office:value="0.0776">
            <text:p>0.0776</text:p>
          </table:table-cell>
          <table:table-cell office:value-type="float" office:value="0.0784">
            <text:p>0.0784</text:p>
          </table:table-cell>
          <table:table-cell office:value-type="float" office:value="0.0904">
            <text:p>0.0904</text:p>
          </table:table-cell>
          <table:table-cell office:value-type="float" office:value="0.1018">
            <text:p>0.1018</text:p>
          </table:table-cell>
          <table:table-cell office:value-type="float" office:value="0.0799">
            <text:p>0.0799</text:p>
          </table:table-cell>
          <table:table-cell table:number-columns-repeated="2" office:value-type="float" office:value="0.0786">
            <text:p>0.0786</text:p>
          </table:table-cell>
          <table:table-cell office:value-type="float" office:value="0.08">
            <text:p>0.08</text:p>
          </table:table-cell>
          <table:table-cell office:value-type="float" office:value="0.1108">
            <text:p>0.1108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0.08548">
            <text:p>0.08548</text:p>
          </table:table-cell>
          <table:table-cell table:formula="of:=CONFIDENCE(0.01; STDEV([.$BA15:.BJ15]); COUNT([.$BA15:.BJ15]))" office:value-type="float" office:value="0.00958293127178254">
            <text:p>0.0095829313</text:p>
          </table:table-cell>
          <table:table-cell table:formula="of:=MEDIAN([.$BA15:.BI15])" office:value-type="float" office:value="0.0787">
            <text:p>0.0787</text:p>
          </table:table-cell>
          <table:table-cell table:formula="of:=[.BN9]/[.BN15]" office:value-type="float" office:value="143.060991105464">
            <text:p>143.0609911055</text:p>
          </table:table-cell>
          <table:table-cell table:formula="of:=[.BL3]/[.BL15]" office:value-type="float" office:value="119.304184214631">
            <text:p>119.3041842146</text:p>
          </table:table-cell>
          <table:table-cell/>
          <table:table-cell table:formula="of:=1/[.BL15]/[.$A$23]" office:value-type="float" office:value="0.00628901818512122">
            <text:p>0.0062890182</text:p>
          </table:table-cell>
          <table:table-cell table:formula="of:=[.BR15]/MIN([.$BR$2:.$BR$6];[.$BR$8:.$BR$12];[.$BR$14:.$BR$18])" office:value-type="float" office:value="210.220074301907">
            <text:p>210.2200743019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264">
            <text:p>0.0264</text:p>
          </table:table-cell>
          <table:table-cell office:value-type="float" office:value="0.0287">
            <text:p>0.0287</text:p>
          </table:table-cell>
          <table:table-cell office:value-type="float" office:value="0.0248">
            <text:p>0.0248</text:p>
          </table:table-cell>
          <table:table-cell office:value-type="float" office:value="0.0294">
            <text:p>0.0294</text:p>
          </table:table-cell>
          <table:table-cell office:value-type="float" office:value="0.0284">
            <text:p>0.0284</text:p>
          </table:table-cell>
          <table:table-cell office:value-type="float" office:value="0.0305">
            <text:p>0.0305</text:p>
          </table:table-cell>
          <table:table-cell office:value-type="float" office:value="0.0278">
            <text:p>0.0278</text:p>
          </table:table-cell>
          <table:table-cell office:value-type="float" office:value="0.1023">
            <text:p>0.1023</text:p>
          </table:table-cell>
          <table:table-cell office:value-type="float" office:value="0.0269">
            <text:p>0.0269</text:p>
          </table:table-cell>
          <table:table-cell office:value-type="float" office:value="0.0274">
            <text:p>0.0274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0.03526">
            <text:p>0.03526</text:p>
          </table:table-cell>
          <table:table-cell table:formula="of:=CONFIDENCE(0.01; STDEV([.$BA16:.BJ16]); COUNT([.$BA16:.BJ16]))" office:value-type="float" office:value="0.0192311031693734">
            <text:p>0.0192311032</text:p>
          </table:table-cell>
          <table:table-cell table:formula="of:=MEDIAN([.$BA16:.BI16])" office:value-type="float" office:value="0.0284">
            <text:p>0.0284</text:p>
          </table:table-cell>
          <table:table-cell table:formula="of:=[.BN10]/[.BN16]" office:value-type="float" office:value="125">
            <text:p>125</text:p>
          </table:table-cell>
          <table:table-cell table:formula="of:=[.BL4]/[.BL16]" office:value-type="float" office:value="133.048260540745">
            <text:p>133.0482605407</text:p>
          </table:table-cell>
          <table:table-cell/>
          <table:table-cell table:formula="of:=1/[.BL16]/[.$A$23]" office:value-type="float" office:value="0.015246320886675">
            <text:p>0.0152463209</text:p>
          </table:table-cell>
          <table:table-cell table:formula="of:=[.BR16]/MIN([.$BR$2:.$BR$6];[.$BR$8:.$BR$12];[.$BR$14:.$BR$18])" office:value-type="float" office:value="509.631649215174">
            <text:p>509.6316492152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166">
            <text:p>0.0166</text:p>
          </table:table-cell>
          <table:table-cell office:value-type="float" office:value="0.0172">
            <text:p>0.0172</text:p>
          </table:table-cell>
          <table:table-cell office:value-type="float" office:value="0.0153">
            <text:p>0.0153</text:p>
          </table:table-cell>
          <table:table-cell office:value-type="float" office:value="0.0524">
            <text:p>0.0524</text:p>
          </table:table-cell>
          <table:table-cell office:value-type="float" office:value="0.0157">
            <text:p>0.0157</text:p>
          </table:table-cell>
          <table:table-cell office:value-type="float" office:value="0.0159">
            <text:p>0.0159</text:p>
          </table:table-cell>
          <table:table-cell office:value-type="float" office:value="0.0153">
            <text:p>0.0153</text:p>
          </table:table-cell>
          <table:table-cell office:value-type="float" office:value="0.0156">
            <text:p>0.0156</text:p>
          </table:table-cell>
          <table:table-cell office:value-type="float" office:value="0.016">
            <text:p>0.016</text:p>
          </table:table-cell>
          <table:table-cell office:value-type="float" office:value="0.0555">
            <text:p>0.0555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0.02355">
            <text:p>0.02355</text:p>
          </table:table-cell>
          <table:table-cell table:formula="of:=CONFIDENCE(0.01; STDEV([.$BA17:.BJ17]); COUNT([.$BA17:.BJ17]))" office:value-type="float" office:value="0.0130729505183211">
            <text:p>0.0130729505</text:p>
          </table:table-cell>
          <table:table-cell table:formula="of:=MEDIAN([.$BA17:.BI17])" office:value-type="float" office:value="0.0159">
            <text:p>0.0159</text:p>
          </table:table-cell>
          <table:table-cell table:formula="of:=[.BN11]/[.BN17]" office:value-type="float" office:value="102.553459119497">
            <text:p>102.5534591195</text:p>
          </table:table-cell>
          <table:table-cell table:formula="of:=[.BL5]/[.BL17]" office:value-type="float" office:value="105.163765038924">
            <text:p>105.1637650389</text:p>
          </table:table-cell>
          <table:table-cell/>
          <table:table-cell table:formula="of:=1/[.BL17]/[.$A$23]" office:value-type="float" office:value="0.022827400189561">
            <text:p>0.0228274002</text:p>
          </table:table-cell>
          <table:table-cell table:formula="of:=[.BR17]/MIN([.$BR$2:.$BR$6];[.$BR$8:.$BR$12];[.$BR$14:.$BR$18])" office:value-type="float" office:value="763.040847190108">
            <text:p>763.0408471901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094">
            <text:p>0.0094</text:p>
          </table:table-cell>
          <table:table-cell office:value-type="float" office:value="0.0091">
            <text:p>0.0091</text:p>
          </table:table-cell>
          <table:table-cell office:value-type="float" office:value="0.009">
            <text:p>0.009</text:p>
          </table:table-cell>
          <table:table-cell office:value-type="float" office:value="0.0093">
            <text:p>0.0093</text:p>
          </table:table-cell>
          <table:table-cell office:value-type="float" office:value="0.0088">
            <text:p>0.0088</text:p>
          </table:table-cell>
          <table:table-cell office:value-type="float" office:value="0.0093">
            <text:p>0.0093</text:p>
          </table:table-cell>
          <table:table-cell office:value-type="float" office:value="0.009">
            <text:p>0.009</text:p>
          </table:table-cell>
          <table:table-cell office:value-type="float" office:value="0.0089">
            <text:p>0.0089</text:p>
          </table:table-cell>
          <table:table-cell table:number-columns-repeated="2" office:value-type="float" office:value="0.0088">
            <text:p>0.0088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0.00904">
            <text:p>0.00904</text:p>
          </table:table-cell>
          <table:table-cell table:formula="of:=CONFIDENCE(0.01; STDEV([.$BA18:.BJ18]); COUNT([.$BA18:.BJ18]))" office:value-type="float" office:value="0.000184950204195431">
            <text:p>0.0001849502</text:p>
          </table:table-cell>
          <table:table-cell table:formula="of:=MEDIAN([.$BA18:.BI18])" office:value-type="float" office:value="0.009">
            <text:p>0.009</text:p>
          </table:table-cell>
          <table:table-cell table:formula="of:=[.BN12]/[.BN18]" office:value-type="float" office:value="126.7">
            <text:p>126.7</text:p>
          </table:table-cell>
          <table:table-cell table:formula="of:=[.BL6]/[.BL18]" office:value-type="float" office:value="425.285951327433">
            <text:p>425.2859513274</text:p>
          </table:table-cell>
          <table:table-cell/>
          <table:table-cell table:formula="of:=1/[.BL18]/[.$A$23]" office:value-type="float" office:value="0.059467397617717">
            <text:p>0.0594673976</text:p>
          </table:table-cell>
          <table:table-cell table:formula="of:=[.BR18]/MIN([.$BR$2:.$BR$6];[.$BR$8:.$BR$12];[.$BR$14:.$BR$18])" office:value-type="float" office:value="1987.78893266892">
            <text:p>1987.7889326689</text:p>
          </table:table-cell>
        </table:table-row>
        <table:table-row table:style-name="ro2" table:number-rows-repeated="4">
          <table:table-cell table:number-columns-repeated="71"/>
        </table:table-row>
        <table:table-row table:style-name="ro2">
          <table:table-cell table:style-name="ce1" office:value-type="currency" office:currency="USD" office:value="1860.17">
            <text:p>$1,860.17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1987.78893266892">
            <text:p>1987.7889326689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59.2440216295294">
            <text:p>59.2440216295</text:p>
          </table:table-cell>
          <table:table-cell table:number-columns-repeated="15"/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33.552565777846">
            <text:p>33.5525657778</text:p>
          </table:table-cell>
          <table:table-cell table:number-columns-repeated="17"/>
        </table:table-row>
        <table:table-row table:style-name="ro2" table:number-rows-repeated="1048551">
          <table:table-cell table:number-columns-repeated="71"/>
        </table:table-row>
        <table:table-row table:style-name="ro2">
          <table:table-cell table:number-columns-repeated="71"/>
        </table:table-row>
      </table:table>
      <table:table table:name="disksim" table:style-name="ta1">
        <table:shapes>
          <draw:frame draw:z-index="0" draw:style-name="gr1" svg:width="10in" svg:height="8in" svg:x="13.1205in" svg:y="2.6795in">
            <draw:object draw:notify-on-update-of-ranges="disksim.BK14:disksim.BK18 disksim.BL1:disksim.BL1 disksim.BL2:disksim.BL6 disksim.BM2:disksim.BM6 disksim.BM2:disksim.BM6 disksim.BL7:disksim.BL7 disksim.BL8:disksim.BL12 disksim.BM8:disksim.BM12 disksim.BM8:disksim.BM12 disksim.BL13:disksim.BL13 disksim.BL14:disksim.BL18 disksim.BM14:disksim.BM18 disksim.BM14:disksim.BM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0in" svg:height="8in" svg:x="12.1969in" svg:y="10.9681in">
            <draw:object draw:notify-on-update-of-ranges="disksim.BK14:disksim.BK18 disksim.BL1:disksim.BL1 disksim.BN2:disksim.BN6 disksim.BL7:disksim.BL7 disksim.BN8:disksim.BN12 disksim.BL13:disksim.BL13 disksim.BN14:disksim.BN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0in" svg:height="8in" svg:x="24.7512in" svg:y="4.015in">
            <draw:object draw:notify-on-update-of-ranges="disksim.BK2:disksim.BK6 disksim.BO2:disksim.BO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0in" svg:height="8in" svg:x="1.5406in" svg:y="3.7736in">
            <draw:object draw:notify-on-update-of-ranges="disksim.BK2:disksim.BK6 disksim.BL1:disksim.BL1 disksim.BS2:disksim.BS6 wifi.BL7:wifi.BL7 disksim.BS8:disksim.BS12 wifi.BL13:wifi.BL13 disksim.BS14:disksim.BS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4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3" table:default-cell-style-name="Default"/>
        <table:table-column table:style-name="co14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2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office:value-type="string">
            <text:p>Median</text:p>
          </table:table-cell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office:value-type="float" office:value="2.353">
            <text:p>2.353</text:p>
          </table:table-cell>
          <table:table-cell office:value-type="float" office:value="2.3246">
            <text:p>2.3246</text:p>
          </table:table-cell>
          <table:table-cell office:value-type="float" office:value="2.3642">
            <text:p>2.3642</text:p>
          </table:table-cell>
          <table:table-cell office:value-type="float" office:value="2.3725">
            <text:p>2.3725</text:p>
          </table:table-cell>
          <table:table-cell office:value-type="float" office:value="2.3478">
            <text:p>2.3478</text:p>
          </table:table-cell>
          <table:table-cell office:value-type="float" office:value="2.343">
            <text:p>2.343</text:p>
          </table:table-cell>
          <table:table-cell office:value-type="float" office:value="2.3886">
            <text:p>2.3886</text:p>
          </table:table-cell>
          <table:table-cell office:value-type="float" office:value="2.3474">
            <text:p>2.3474</text:p>
          </table:table-cell>
          <table:table-cell office:value-type="float" office:value="2.3507">
            <text:p>2.3507</text:p>
          </table:table-cell>
          <table:table-cell office:value-type="float" office:value="2.3667">
            <text:p>2.3667</text:p>
          </table:table-cell>
          <table:table-cell office:value-type="float" office:value="2.3492">
            <text:p>2.3492</text:p>
          </table:table-cell>
          <table:table-cell office:value-type="float" office:value="2.3577">
            <text:p>2.3577</text:p>
          </table:table-cell>
          <table:table-cell office:value-type="float" office:value="2.3695">
            <text:p>2.3695</text:p>
          </table:table-cell>
          <table:table-cell office:value-type="float" office:value="2.3718">
            <text:p>2.3718</text:p>
          </table:table-cell>
          <table:table-cell office:value-type="float" office:value="2.3513">
            <text:p>2.3513</text:p>
          </table:table-cell>
          <table:table-cell office:value-type="float" office:value="2.3693">
            <text:p>2.3693</text:p>
          </table:table-cell>
          <table:table-cell office:value-type="float" office:value="2.3634">
            <text:p>2.3634</text:p>
          </table:table-cell>
          <table:table-cell office:value-type="float" office:value="2.3454">
            <text:p>2.3454</text:p>
          </table:table-cell>
          <table:table-cell office:value-type="float" office:value="2.3577">
            <text:p>2.3577</text:p>
          </table:table-cell>
          <table:table-cell office:value-type="float" office:value="2.3426">
            <text:p>2.3426</text:p>
          </table:table-cell>
          <table:table-cell office:value-type="float" office:value="2.3584">
            <text:p>2.3584</text:p>
          </table:table-cell>
          <table:table-cell office:value-type="float" office:value="2.3765">
            <text:p>2.3765</text:p>
          </table:table-cell>
          <table:table-cell office:value-type="float" office:value="2.3397">
            <text:p>2.3397</text:p>
          </table:table-cell>
          <table:table-cell office:value-type="float" office:value="2.3519">
            <text:p>2.3519</text:p>
          </table:table-cell>
          <table:table-cell office:value-type="float" office:value="2.3401">
            <text:p>2.3401</text:p>
          </table:table-cell>
          <table:table-cell office:value-type="float" office:value="2.3609">
            <text:p>2.3609</text:p>
          </table:table-cell>
          <table:table-cell office:value-type="float" office:value="2.3625">
            <text:p>2.3625</text:p>
          </table:table-cell>
          <table:table-cell office:value-type="float" office:value="2.3666">
            <text:p>2.3666</text:p>
          </table:table-cell>
          <table:table-cell office:value-type="float" office:value="2.3644">
            <text:p>2.3644</text:p>
          </table:table-cell>
          <table:table-cell office:value-type="float" office:value="2.3375">
            <text:p>2.3375</text:p>
          </table:table-cell>
          <table:table-cell office:value-type="float" office:value="2.3635">
            <text:p>2.3635</text:p>
          </table:table-cell>
          <table:table-cell office:value-type="float" office:value="2.3655">
            <text:p>2.3655</text:p>
          </table:table-cell>
          <table:table-cell office:value-type="float" office:value="2.3614">
            <text:p>2.3614</text:p>
          </table:table-cell>
          <table:table-cell office:value-type="float" office:value="2.3478">
            <text:p>2.3478</text:p>
          </table:table-cell>
          <table:table-cell office:value-type="float" office:value="2.3444">
            <text:p>2.3444</text:p>
          </table:table-cell>
          <table:table-cell office:value-type="float" office:value="2.3332">
            <text:p>2.3332</text:p>
          </table:table-cell>
          <table:table-cell office:value-type="float" office:value="2.3208">
            <text:p>2.3208</text:p>
          </table:table-cell>
          <table:table-cell office:value-type="float" office:value="2.3349">
            <text:p>2.3349</text:p>
          </table:table-cell>
          <table:table-cell office:value-type="float" office:value="2.3641">
            <text:p>2.3641</text:p>
          </table:table-cell>
          <table:table-cell office:value-type="float" office:value="2.3749">
            <text:p>2.3749</text:p>
          </table:table-cell>
          <table:table-cell office:value-type="float" office:value="2.4296">
            <text:p>2.4296</text:p>
          </table:table-cell>
          <table:table-cell office:value-type="float" office:value="2.3572">
            <text:p>2.3572</text:p>
          </table:table-cell>
          <table:table-cell office:value-type="float" office:value="2.3381">
            <text:p>2.3381</text:p>
          </table:table-cell>
          <table:table-cell office:value-type="float" office:value="2.368">
            <text:p>2.368</text:p>
          </table:table-cell>
          <table:table-cell office:value-type="float" office:value="2.3494">
            <text:p>2.3494</text:p>
          </table:table-cell>
          <table:table-cell office:value-type="float" office:value="2.339">
            <text:p>2.339</text:p>
          </table:table-cell>
          <table:table-cell office:value-type="float" office:value="2.3517">
            <text:p>2.3517</text:p>
          </table:table-cell>
          <table:table-cell office:value-type="float" office:value="2.3461">
            <text:p>2.3461</text:p>
          </table:table-cell>
          <table:table-cell office:value-type="float" office:value="2.3425">
            <text:p>2.3425</text:p>
          </table:table-cell>
          <table:table-cell office:value-type="float" office:value="2.338">
            <text:p>2.338</text:p>
          </table:table-cell>
          <table:table-cell office:value-type="float" office:value="2.3617">
            <text:p>2.3617</text:p>
          </table:table-cell>
          <table:table-cell office:value-type="float" office:value="2.3444">
            <text:p>2.3444</text:p>
          </table:table-cell>
          <table:table-cell office:value-type="float" office:value="2.3407">
            <text:p>2.3407</text:p>
          </table:table-cell>
          <table:table-cell office:value-type="float" office:value="2.3428">
            <text:p>2.3428</text:p>
          </table:table-cell>
          <table:table-cell office:value-type="float" office:value="2.334">
            <text:p>2.334</text:p>
          </table:table-cell>
          <table:table-cell office:value-type="float" office:value="2.3441">
            <text:p>2.3441</text:p>
          </table:table-cell>
          <table:table-cell office:value-type="float" office:value="2.3623">
            <text:p>2.3623</text:p>
          </table:table-cell>
          <table:table-cell office:value-type="float" office:value="2.3843">
            <text:p>2.3843</text:p>
          </table:table-cell>
          <table:table-cell office:value-type="float" office:value="2.3904">
            <text:p>2.3904</text:p>
          </table:table-cell>
          <table:table-cell office:value-type="float" office:value="2.3241">
            <text:p>2.3241</text:p>
          </table:table-cell>
          <table:table-cell office:value-type="float" office:value="2">
            <text:p>2</text:p>
          </table:table-cell>
          <table:table-cell table:formula="of:=AVERAGE([.$C2:.BJ2])" office:value-type="float" office:value="2.35489666666667">
            <text:p>2.3548966667</text:p>
          </table:table-cell>
          <table:table-cell table:formula="of:=CONFIDENCE(0.01; STDEV([.$C2:.BJ2]); COUNT([.$C2:.BJ2]))" office:value-type="float" office:value="0.00603686685760828">
            <text:p>0.0060368669</text:p>
          </table:table-cell>
          <table:table-cell table:formula="of:=MEDIAN([.$C2:.BJ2])" office:value-type="float" office:value="2.3518">
            <text:p>2.3518</text:p>
          </table:table-cell>
          <table:table-cell table:formula="of:=[.BL8]/[.BL2]" office:value-type="float" office:value="1.06229926578519">
            <text:p>1.0622992658</text:p>
          </table:table-cell>
          <table:table-cell/>
          <table:table-cell table:formula="of:=[.BL14]/[.BL2]" office:value-type="float" office:value="0.0669541055587719">
            <text:p>0.0669541056</text:p>
          </table:table-cell>
          <table:table-cell table:formula="of:=1/[.BL2]/[.$A$24]" office:value-type="float" office:value="0.000490382912277688">
            <text:p>0.0004903829</text:p>
          </table:table-cell>
          <table:table-cell table:formula="of:=[.BR2]/MIN([.$BR$2:.$BR$6];[.$BR$8:.$BR$12];[.$BR$14:.$BR$18])" office:value-type="float" office:value="3.01518608742917">
            <text:p>3.0151860874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office:value-type="float" office:value="1.4536">
            <text:p>1.4536</text:p>
          </table:table-cell>
          <table:table-cell office:value-type="float" office:value="1.4502">
            <text:p>1.4502</text:p>
          </table:table-cell>
          <table:table-cell office:value-type="float" office:value="1.4497">
            <text:p>1.4497</text:p>
          </table:table-cell>
          <table:table-cell office:value-type="float" office:value="1.4356">
            <text:p>1.4356</text:p>
          </table:table-cell>
          <table:table-cell office:value-type="float" office:value="1.4586">
            <text:p>1.4586</text:p>
          </table:table-cell>
          <table:table-cell office:value-type="float" office:value="1.4558">
            <text:p>1.4558</text:p>
          </table:table-cell>
          <table:table-cell office:value-type="float" office:value="1.4895">
            <text:p>1.4895</text:p>
          </table:table-cell>
          <table:table-cell office:value-type="float" office:value="1.4511">
            <text:p>1.4511</text:p>
          </table:table-cell>
          <table:table-cell office:value-type="float" office:value="1.4718">
            <text:p>1.4718</text:p>
          </table:table-cell>
          <table:table-cell office:value-type="float" office:value="1.4723">
            <text:p>1.4723</text:p>
          </table:table-cell>
          <table:table-cell office:value-type="float" office:value="1.4605">
            <text:p>1.4605</text:p>
          </table:table-cell>
          <table:table-cell office:value-type="float" office:value="1.4757">
            <text:p>1.4757</text:p>
          </table:table-cell>
          <table:table-cell office:value-type="float" office:value="1.4647">
            <text:p>1.4647</text:p>
          </table:table-cell>
          <table:table-cell office:value-type="float" office:value="1.4478">
            <text:p>1.4478</text:p>
          </table:table-cell>
          <table:table-cell office:value-type="float" office:value="1.4374">
            <text:p>1.4374</text:p>
          </table:table-cell>
          <table:table-cell office:value-type="float" office:value="1.4612">
            <text:p>1.4612</text:p>
          </table:table-cell>
          <table:table-cell office:value-type="float" office:value="1.4555">
            <text:p>1.4555</text:p>
          </table:table-cell>
          <table:table-cell office:value-type="float" office:value="1.4678">
            <text:p>1.4678</text:p>
          </table:table-cell>
          <table:table-cell office:value-type="float" office:value="1.4631">
            <text:p>1.4631</text:p>
          </table:table-cell>
          <table:table-cell office:value-type="float" office:value="1.4689">
            <text:p>1.4689</text:p>
          </table:table-cell>
          <table:table-cell office:value-type="float" office:value="1.4674">
            <text:p>1.4674</text:p>
          </table:table-cell>
          <table:table-cell office:value-type="float" office:value="1.4583">
            <text:p>1.4583</text:p>
          </table:table-cell>
          <table:table-cell office:value-type="float" office:value="1.4541">
            <text:p>1.4541</text:p>
          </table:table-cell>
          <table:table-cell office:value-type="float" office:value="1.4776">
            <text:p>1.4776</text:p>
          </table:table-cell>
          <table:table-cell office:value-type="float" office:value="1.4698">
            <text:p>1.4698</text:p>
          </table:table-cell>
          <table:table-cell office:value-type="float" office:value="1.4551">
            <text:p>1.4551</text:p>
          </table:table-cell>
          <table:table-cell office:value-type="float" office:value="1.465">
            <text:p>1.465</text:p>
          </table:table-cell>
          <table:table-cell office:value-type="float" office:value="1.4857">
            <text:p>1.4857</text:p>
          </table:table-cell>
          <table:table-cell office:value-type="float" office:value="1.4497">
            <text:p>1.4497</text:p>
          </table:table-cell>
          <table:table-cell office:value-type="float" office:value="1.4926">
            <text:p>1.4926</text:p>
          </table:table-cell>
          <table:table-cell office:value-type="float" office:value="1.4622">
            <text:p>1.4622</text:p>
          </table:table-cell>
          <table:table-cell office:value-type="float" office:value="1.4723">
            <text:p>1.4723</text:p>
          </table:table-cell>
          <table:table-cell office:value-type="float" office:value="1.4349">
            <text:p>1.4349</text:p>
          </table:table-cell>
          <table:table-cell office:value-type="float" office:value="1.4464">
            <text:p>1.4464</text:p>
          </table:table-cell>
          <table:table-cell office:value-type="float" office:value="1.4544">
            <text:p>1.4544</text:p>
          </table:table-cell>
          <table:table-cell office:value-type="float" office:value="1.4502">
            <text:p>1.4502</text:p>
          </table:table-cell>
          <table:table-cell office:value-type="float" office:value="1.4406">
            <text:p>1.4406</text:p>
          </table:table-cell>
          <table:table-cell office:value-type="float" office:value="1.466">
            <text:p>1.466</text:p>
          </table:table-cell>
          <table:table-cell office:value-type="float" office:value="1.4687">
            <text:p>1.4687</text:p>
          </table:table-cell>
          <table:table-cell office:value-type="float" office:value="1.4549">
            <text:p>1.4549</text:p>
          </table:table-cell>
          <table:table-cell office:value-type="float" office:value="1.4737">
            <text:p>1.4737</text:p>
          </table:table-cell>
          <table:table-cell office:value-type="float" office:value="1.4569">
            <text:p>1.4569</text:p>
          </table:table-cell>
          <table:table-cell office:value-type="float" office:value="1.4632">
            <text:p>1.4632</text:p>
          </table:table-cell>
          <table:table-cell office:value-type="float" office:value="1.4541">
            <text:p>1.4541</text:p>
          </table:table-cell>
          <table:table-cell office:value-type="float" office:value="1.4825">
            <text:p>1.4825</text:p>
          </table:table-cell>
          <table:table-cell office:value-type="float" office:value="1.4501">
            <text:p>1.4501</text:p>
          </table:table-cell>
          <table:table-cell office:value-type="float" office:value="1.4498">
            <text:p>1.4498</text:p>
          </table:table-cell>
          <table:table-cell office:value-type="float" office:value="1.4515">
            <text:p>1.4515</text:p>
          </table:table-cell>
          <table:table-cell office:value-type="float" office:value="1.4947">
            <text:p>1.4947</text:p>
          </table:table-cell>
          <table:table-cell office:value-type="float" office:value="1.4887">
            <text:p>1.4887</text:p>
          </table:table-cell>
          <table:table-cell office:value-type="float" office:value="1.4751">
            <text:p>1.4751</text:p>
          </table:table-cell>
          <table:table-cell office:value-type="float" office:value="1.453">
            <text:p>1.453</text:p>
          </table:table-cell>
          <table:table-cell office:value-type="float" office:value="1.4576">
            <text:p>1.4576</text:p>
          </table:table-cell>
          <table:table-cell office:value-type="float" office:value="1.4527">
            <text:p>1.4527</text:p>
          </table:table-cell>
          <table:table-cell office:value-type="float" office:value="1.452">
            <text:p>1.452</text:p>
          </table:table-cell>
          <table:table-cell office:value-type="float" office:value="1.4454">
            <text:p>1.4454</text:p>
          </table:table-cell>
          <table:table-cell office:value-type="float" office:value="1.4357">
            <text:p>1.4357</text:p>
          </table:table-cell>
          <table:table-cell office:value-type="float" office:value="1.4457">
            <text:p>1.4457</text:p>
          </table:table-cell>
          <table:table-cell office:value-type="float" office:value="1.4641">
            <text:p>1.4641</text:p>
          </table:table-cell>
          <table:table-cell office:value-type="float" office:value="1.4498">
            <text:p>1.4498</text:p>
          </table:table-cell>
          <table:table-cell office:value-type="float" office:value="4">
            <text:p>4</text:p>
          </table:table-cell>
          <table:table-cell table:formula="of:=AVERAGE([.$C3:.BJ3])" office:value-type="float" office:value="1.46021666666667">
            <text:p>1.4602166667</text:p>
          </table:table-cell>
          <table:table-cell table:formula="of:=CONFIDENCE(0.01; STDEV([.$C3:.BJ3]); COUNT([.$C3:.BJ3]))" office:value-type="float" office:value="0.00469560084544447">
            <text:p>0.0046956008</text:p>
          </table:table-cell>
          <table:table-cell table:formula="of:=MEDIAN([.$C3:.BJ3])" office:value-type="float" office:value="1.45725">
            <text:p>1.45725</text:p>
          </table:table-cell>
          <table:table-cell table:formula="of:=[.BL9]/[.BL3]" office:value-type="float" office:value="1.08647346854919">
            <text:p>1.0864734685</text:p>
          </table:table-cell>
          <table:table-cell/>
          <table:table-cell table:formula="of:=[.BL15]/[.BL3]" office:value-type="float" office:value="0.0733863696026845">
            <text:p>0.0733863696</text:p>
          </table:table-cell>
          <table:table-cell table:formula="of:=1/[.BL3]/[.$A$24]" office:value-type="float" office:value="0.000790842285172077">
            <text:p>0.0007908423</text:p>
          </table:table-cell>
          <table:table-cell table:formula="of:=[.BR3]/MIN([.$BR$2:.$BR$6];[.$BR$8:.$BR$12];[.$BR$14:.$BR$18])" office:value-type="float" office:value="4.86260144042551">
            <text:p>4.8626014404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office:value-type="float" office:value="0.9423">
            <text:p>0.9423</text:p>
          </table:table-cell>
          <table:table-cell office:value-type="float" office:value="3.0063">
            <text:p>3.0063</text:p>
          </table:table-cell>
          <table:table-cell office:value-type="float" office:value="0.9953">
            <text:p>0.9953</text:p>
          </table:table-cell>
          <table:table-cell office:value-type="float" office:value="3.06">
            <text:p>3.06</text:p>
          </table:table-cell>
          <table:table-cell office:value-type="float" office:value="0.936">
            <text:p>0.936</text:p>
          </table:table-cell>
          <table:table-cell office:value-type="float" office:value="0.9543">
            <text:p>0.9543</text:p>
          </table:table-cell>
          <table:table-cell office:value-type="float" office:value="0.9329">
            <text:p>0.9329</text:p>
          </table:table-cell>
          <table:table-cell office:value-type="float" office:value="0.9899">
            <text:p>0.9899</text:p>
          </table:table-cell>
          <table:table-cell office:value-type="float" office:value="2.9104">
            <text:p>2.9104</text:p>
          </table:table-cell>
          <table:table-cell office:value-type="float" office:value="0.9234">
            <text:p>0.9234</text:p>
          </table:table-cell>
          <table:table-cell office:value-type="float" office:value="0.9274">
            <text:p>0.9274</text:p>
          </table:table-cell>
          <table:table-cell office:value-type="float" office:value="0.9359">
            <text:p>0.9359</text:p>
          </table:table-cell>
          <table:table-cell office:value-type="float" office:value="0.9271">
            <text:p>0.9271</text:p>
          </table:table-cell>
          <table:table-cell office:value-type="float" office:value="3.0232">
            <text:p>3.0232</text:p>
          </table:table-cell>
          <table:table-cell office:value-type="float" office:value="3.0062">
            <text:p>3.0062</text:p>
          </table:table-cell>
          <table:table-cell office:value-type="float" office:value="0.9356">
            <text:p>0.9356</text:p>
          </table:table-cell>
          <table:table-cell office:value-type="float" office:value="5.1036">
            <text:p>5.1036</text:p>
          </table:table-cell>
          <table:table-cell office:value-type="float" office:value="0.9391">
            <text:p>0.9391</text:p>
          </table:table-cell>
          <table:table-cell office:value-type="float" office:value="0.9347">
            <text:p>0.9347</text:p>
          </table:table-cell>
          <table:table-cell office:value-type="float" office:value="0.9319">
            <text:p>0.9319</text:p>
          </table:table-cell>
          <table:table-cell office:value-type="float" office:value="2.9841">
            <text:p>2.9841</text:p>
          </table:table-cell>
          <table:table-cell office:value-type="float" office:value="0.92">
            <text:p>0.92</text:p>
          </table:table-cell>
          <table:table-cell office:value-type="float" office:value="2.9775">
            <text:p>2.9775</text:p>
          </table:table-cell>
          <table:table-cell office:value-type="float" office:value="3.0257">
            <text:p>3.0257</text:p>
          </table:table-cell>
          <table:table-cell office:value-type="float" office:value="5.0156">
            <text:p>5.0156</text:p>
          </table:table-cell>
          <table:table-cell office:value-type="float" office:value="0.9268">
            <text:p>0.9268</text:p>
          </table:table-cell>
          <table:table-cell office:value-type="float" office:value="3.0273">
            <text:p>3.0273</text:p>
          </table:table-cell>
          <table:table-cell office:value-type="float" office:value="0.9301">
            <text:p>0.9301</text:p>
          </table:table-cell>
          <table:table-cell office:value-type="float" office:value="2.9704">
            <text:p>2.9704</text:p>
          </table:table-cell>
          <table:table-cell office:value-type="float" office:value="1.0014">
            <text:p>1.0014</text:p>
          </table:table-cell>
          <table:table-cell office:value-type="float" office:value="0.9746">
            <text:p>0.9746</text:p>
          </table:table-cell>
          <table:table-cell office:value-type="float" office:value="0.9553">
            <text:p>0.9553</text:p>
          </table:table-cell>
          <table:table-cell office:value-type="float" office:value="3.0227">
            <text:p>3.0227</text:p>
          </table:table-cell>
          <table:table-cell office:value-type="float" office:value="3.0058">
            <text:p>3.0058</text:p>
          </table:table-cell>
          <table:table-cell office:value-type="float" office:value="0.9321">
            <text:p>0.9321</text:p>
          </table:table-cell>
          <table:table-cell office:value-type="float" office:value="3.0264">
            <text:p>3.0264</text:p>
          </table:table-cell>
          <table:table-cell office:value-type="float" office:value="0.9619">
            <text:p>0.9619</text:p>
          </table:table-cell>
          <table:table-cell office:value-type="float" office:value="0.9647">
            <text:p>0.9647</text:p>
          </table:table-cell>
          <table:table-cell office:value-type="float" office:value="1.0005">
            <text:p>1.0005</text:p>
          </table:table-cell>
          <table:table-cell office:value-type="float" office:value="2.9546">
            <text:p>2.9546</text:p>
          </table:table-cell>
          <table:table-cell office:value-type="float" office:value="0.9657">
            <text:p>0.9657</text:p>
          </table:table-cell>
          <table:table-cell office:value-type="float" office:value="0.9532">
            <text:p>0.9532</text:p>
          </table:table-cell>
          <table:table-cell office:value-type="float" office:value="0.9537">
            <text:p>0.9537</text:p>
          </table:table-cell>
          <table:table-cell office:value-type="float" office:value="2.9894">
            <text:p>2.9894</text:p>
          </table:table-cell>
          <table:table-cell office:value-type="float" office:value="3.03">
            <text:p>3.03</text:p>
          </table:table-cell>
          <table:table-cell office:value-type="float" office:value="0.9666">
            <text:p>0.9666</text:p>
          </table:table-cell>
          <table:table-cell office:value-type="float" office:value="0.9924">
            <text:p>0.9924</text:p>
          </table:table-cell>
          <table:table-cell office:value-type="float" office:value="0.9646">
            <text:p>0.9646</text:p>
          </table:table-cell>
          <table:table-cell office:value-type="float" office:value="0.9196">
            <text:p>0.9196</text:p>
          </table:table-cell>
          <table:table-cell office:value-type="float" office:value="0.9668">
            <text:p>0.9668</text:p>
          </table:table-cell>
          <table:table-cell office:value-type="float" office:value="1.0089">
            <text:p>1.0089</text:p>
          </table:table-cell>
          <table:table-cell office:value-type="float" office:value="3.0751">
            <text:p>3.0751</text:p>
          </table:table-cell>
          <table:table-cell office:value-type="float" office:value="0.9207">
            <text:p>0.9207</text:p>
          </table:table-cell>
          <table:table-cell office:value-type="float" office:value="1.1122">
            <text:p>1.1122</text:p>
          </table:table-cell>
          <table:table-cell office:value-type="float" office:value="0.9562">
            <text:p>0.9562</text:p>
          </table:table-cell>
          <table:table-cell office:value-type="float" office:value="1.019">
            <text:p>1.019</text:p>
          </table:table-cell>
          <table:table-cell office:value-type="float" office:value="3.0953">
            <text:p>3.0953</text:p>
          </table:table-cell>
          <table:table-cell office:value-type="float" office:value="0.9916">
            <text:p>0.9916</text:p>
          </table:table-cell>
          <table:table-cell office:value-type="float" office:value="0.9387">
            <text:p>0.9387</text:p>
          </table:table-cell>
          <table:table-cell office:value-type="float" office:value="1.0003">
            <text:p>1.0003</text:p>
          </table:table-cell>
          <table:table-cell office:value-type="float" office:value="8">
            <text:p>8</text:p>
          </table:table-cell>
          <table:table-cell table:formula="of:=AVERAGE([.$C4:.BJ4])" office:value-type="float" office:value="1.71188333333333">
            <text:p>1.7118833333</text:p>
          </table:table-cell>
          <table:table-cell table:formula="of:=CONFIDENCE(0.01; STDEV([.$C4:.BJ4]); COUNT([.$C4:.BJ4]))" office:value-type="float" office:value="0.376105504071983">
            <text:p>0.3761055041</text:p>
          </table:table-cell>
          <table:table-cell table:formula="of:=MEDIAN([.$C4:.BJ4])" office:value-type="float" office:value="0.98225">
            <text:p>0.98225</text:p>
          </table:table-cell>
          <table:table-cell table:formula="of:=[.BL10]/[.BL4]" office:value-type="float" office:value="0.622488876773145">
            <text:p>0.6224888768</text:p>
          </table:table-cell>
          <table:table-cell/>
          <table:table-cell table:formula="of:=[.BL16]/[.BL4]" office:value-type="float" office:value="0.0410834071636502">
            <text:p>0.0410834072</text:p>
          </table:table-cell>
          <table:table-cell table:formula="of:=1/[.BL4]/[.$A$24]" office:value-type="float" office:value="0.000674579314505284">
            <text:p>0.0006745793</text:p>
          </table:table-cell>
          <table:table-cell table:formula="of:=[.BR4]/MIN([.$BR$2:.$BR$6];[.$BR$8:.$BR$12];[.$BR$14:.$BR$18])" office:value-type="float" office:value="4.14774273947796">
            <text:p>4.1477427395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office:value-type="float" office:value="0.9098">
            <text:p>0.9098</text:p>
          </table:table-cell>
          <table:table-cell office:value-type="float" office:value="0.9303">
            <text:p>0.9303</text:p>
          </table:table-cell>
          <table:table-cell office:value-type="float" office:value="0.8937">
            <text:p>0.8937</text:p>
          </table:table-cell>
          <table:table-cell office:value-type="float" office:value="0.9312">
            <text:p>0.9312</text:p>
          </table:table-cell>
          <table:table-cell office:value-type="float" office:value="0.9223">
            <text:p>0.9223</text:p>
          </table:table-cell>
          <table:table-cell office:value-type="float" office:value="0.9412">
            <text:p>0.9412</text:p>
          </table:table-cell>
          <table:table-cell office:value-type="float" office:value="0.922">
            <text:p>0.922</text:p>
          </table:table-cell>
          <table:table-cell office:value-type="float" office:value="0.8776">
            <text:p>0.8776</text:p>
          </table:table-cell>
          <table:table-cell office:value-type="float" office:value="0.8932">
            <text:p>0.8932</text:p>
          </table:table-cell>
          <table:table-cell office:value-type="float" office:value="2.338">
            <text:p>2.338</text:p>
          </table:table-cell>
          <table:table-cell office:value-type="float" office:value="0.9273">
            <text:p>0.9273</text:p>
          </table:table-cell>
          <table:table-cell office:value-type="float" office:value="2.6593">
            <text:p>2.6593</text:p>
          </table:table-cell>
          <table:table-cell office:value-type="float" office:value="0.9211">
            <text:p>0.9211</text:p>
          </table:table-cell>
          <table:table-cell office:value-type="float" office:value="2.2614">
            <text:p>2.2614</text:p>
          </table:table-cell>
          <table:table-cell office:value-type="float" office:value="2.9454">
            <text:p>2.9454</text:p>
          </table:table-cell>
          <table:table-cell office:value-type="float" office:value="0.8916">
            <text:p>0.8916</text:p>
          </table:table-cell>
          <table:table-cell office:value-type="float" office:value="0.9231">
            <text:p>0.9231</text:p>
          </table:table-cell>
          <table:table-cell office:value-type="float" office:value="0.8781">
            <text:p>0.8781</text:p>
          </table:table-cell>
          <table:table-cell office:value-type="float" office:value="0.9028">
            <text:p>0.9028</text:p>
          </table:table-cell>
          <table:table-cell office:value-type="float" office:value="0.8837">
            <text:p>0.8837</text:p>
          </table:table-cell>
          <table:table-cell office:value-type="float" office:value="0.9497">
            <text:p>0.9497</text:p>
          </table:table-cell>
          <table:table-cell office:value-type="float" office:value="0.8839">
            <text:p>0.8839</text:p>
          </table:table-cell>
          <table:table-cell office:value-type="float" office:value="2.0577">
            <text:p>2.0577</text:p>
          </table:table-cell>
          <table:table-cell office:value-type="float" office:value="4.214">
            <text:p>4.214</text:p>
          </table:table-cell>
          <table:table-cell office:value-type="float" office:value="0.9152">
            <text:p>0.9152</text:p>
          </table:table-cell>
          <table:table-cell office:value-type="float" office:value="4.323">
            <text:p>4.323</text:p>
          </table:table-cell>
          <table:table-cell office:value-type="float" office:value="0.9275">
            <text:p>0.9275</text:p>
          </table:table-cell>
          <table:table-cell office:value-type="float" office:value="2.2116">
            <text:p>2.2116</text:p>
          </table:table-cell>
          <table:table-cell office:value-type="float" office:value="0.9256">
            <text:p>0.9256</text:p>
          </table:table-cell>
          <table:table-cell office:value-type="float" office:value="2.7423">
            <text:p>2.7423</text:p>
          </table:table-cell>
          <table:table-cell office:value-type="float" office:value="3.0372">
            <text:p>3.0372</text:p>
          </table:table-cell>
          <table:table-cell office:value-type="float" office:value="0.9261">
            <text:p>0.9261</text:p>
          </table:table-cell>
          <table:table-cell office:value-type="float" office:value="0.9208">
            <text:p>0.9208</text:p>
          </table:table-cell>
          <table:table-cell office:value-type="float" office:value="4.9152">
            <text:p>4.9152</text:p>
          </table:table-cell>
          <table:table-cell office:value-type="float" office:value="0.9351">
            <text:p>0.9351</text:p>
          </table:table-cell>
          <table:table-cell office:value-type="float" office:value="2.0447">
            <text:p>2.0447</text:p>
          </table:table-cell>
          <table:table-cell office:value-type="float" office:value="0.9145">
            <text:p>0.9145</text:p>
          </table:table-cell>
          <table:table-cell office:value-type="float" office:value="0.8885">
            <text:p>0.8885</text:p>
          </table:table-cell>
          <table:table-cell office:value-type="float" office:value="0.9004">
            <text:p>0.9004</text:p>
          </table:table-cell>
          <table:table-cell office:value-type="float" office:value="0.9536">
            <text:p>0.9536</text:p>
          </table:table-cell>
          <table:table-cell office:value-type="float" office:value="0.9106">
            <text:p>0.9106</text:p>
          </table:table-cell>
          <table:table-cell office:value-type="float" office:value="1.1232">
            <text:p>1.1232</text:p>
          </table:table-cell>
          <table:table-cell office:value-type="float" office:value="0.8862">
            <text:p>0.8862</text:p>
          </table:table-cell>
          <table:table-cell office:value-type="float" office:value="0.9152">
            <text:p>0.9152</text:p>
          </table:table-cell>
          <table:table-cell office:value-type="float" office:value="2.974">
            <text:p>2.974</text:p>
          </table:table-cell>
          <table:table-cell office:value-type="float" office:value="0.8834">
            <text:p>0.8834</text:p>
          </table:table-cell>
          <table:table-cell office:value-type="float" office:value="0.9112">
            <text:p>0.9112</text:p>
          </table:table-cell>
          <table:table-cell office:value-type="float" office:value="0.9136">
            <text:p>0.9136</text:p>
          </table:table-cell>
          <table:table-cell office:value-type="float" office:value="2.4121">
            <text:p>2.4121</text:p>
          </table:table-cell>
          <table:table-cell office:value-type="float" office:value="0.9127">
            <text:p>0.9127</text:p>
          </table:table-cell>
          <table:table-cell office:value-type="float" office:value="0.9253">
            <text:p>0.9253</text:p>
          </table:table-cell>
          <table:table-cell office:value-type="float" office:value="0.9146">
            <text:p>0.9146</text:p>
          </table:table-cell>
          <table:table-cell office:value-type="float" office:value="0.9365">
            <text:p>0.9365</text:p>
          </table:table-cell>
          <table:table-cell office:value-type="float" office:value="0.9057">
            <text:p>0.9057</text:p>
          </table:table-cell>
          <table:table-cell office:value-type="float" office:value="2.884">
            <text:p>2.884</text:p>
          </table:table-cell>
          <table:table-cell office:value-type="float" office:value="2.3559">
            <text:p>2.3559</text:p>
          </table:table-cell>
          <table:table-cell office:value-type="float" office:value="0.9188">
            <text:p>0.9188</text:p>
          </table:table-cell>
          <table:table-cell office:value-type="float" office:value="4.5184">
            <text:p>4.5184</text:p>
          </table:table-cell>
          <table:table-cell office:value-type="float" office:value="0.8868">
            <text:p>0.8868</text:p>
          </table:table-cell>
          <table:table-cell office:value-type="float" office:value="0.9105">
            <text:p>0.9105</text:p>
          </table:table-cell>
          <table:table-cell office:value-type="float" office:value="12">
            <text:p>12</text:p>
          </table:table-cell>
          <table:table-cell table:formula="of:=AVERAGE([.$C5:.BJ5])" office:value-type="float" office:value="1.50564">
            <text:p>1.50564</text:p>
          </table:table-cell>
          <table:table-cell table:formula="of:=CONFIDENCE(0.01; STDEV([.$C5:.BJ5]); COUNT([.$C5:.BJ5]))" office:value-type="float" office:value="0.35212320010257">
            <text:p>0.3521232001</text:p>
          </table:table-cell>
          <table:table-cell table:formula="of:=MEDIAN([.$C5:.BJ5])" office:value-type="float" office:value="0.9242">
            <text:p>0.9242</text:p>
          </table:table-cell>
          <table:table-cell table:formula="of:=[.BL11]/[.BL5]" office:value-type="float" office:value="0.624050237772641">
            <text:p>0.6240502378</text:p>
          </table:table-cell>
          <table:table-cell/>
          <table:table-cell table:formula="of:=[.BL17]/[.BL5]" office:value-type="float" office:value="0.0441739061130151">
            <text:p>0.0441739061</text:p>
          </table:table-cell>
          <table:table-cell table:formula="of:=1/[.BL5]/[.$A$24]" office:value-type="float" office:value="0.000766983532260713">
            <text:p>0.0007669835</text:p>
          </table:table-cell>
          <table:table-cell table:formula="of:=[.BR5]/MIN([.$BR$2:.$BR$6];[.$BR$8:.$BR$12];[.$BR$14:.$BR$18])" office:value-type="float" office:value="4.71590265047865">
            <text:p>4.7159026505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office:value-type="float" office:value="10.5996">
            <text:p>10.5996</text:p>
          </table:table-cell>
          <table:table-cell office:value-type="float" office:value="10.9252">
            <text:p>10.9252</text:p>
          </table:table-cell>
          <table:table-cell office:value-type="float" office:value="8.5823">
            <text:p>8.5823</text:p>
          </table:table-cell>
          <table:table-cell office:value-type="float" office:value="6.5798">
            <text:p>6.5798</text:p>
          </table:table-cell>
          <table:table-cell office:value-type="float" office:value="6.8408">
            <text:p>6.8408</text:p>
          </table:table-cell>
          <table:table-cell office:value-type="float" office:value="6.5582">
            <text:p>6.5582</text:p>
          </table:table-cell>
          <table:table-cell office:value-type="float" office:value="0.9399">
            <text:p>0.9399</text:p>
          </table:table-cell>
          <table:table-cell office:value-type="float" office:value="8.5784">
            <text:p>8.5784</text:p>
          </table:table-cell>
          <table:table-cell office:value-type="float" office:value="8.8238">
            <text:p>8.8238</text:p>
          </table:table-cell>
          <table:table-cell office:value-type="float" office:value="6.3254">
            <text:p>6.3254</text:p>
          </table:table-cell>
          <table:table-cell office:value-type="float" office:value="3.1143">
            <text:p>3.1143</text:p>
          </table:table-cell>
          <table:table-cell office:value-type="float" office:value="6.6184">
            <text:p>6.6184</text:p>
          </table:table-cell>
          <table:table-cell office:value-type="float" office:value="5.0706">
            <text:p>5.0706</text:p>
          </table:table-cell>
          <table:table-cell office:value-type="float" office:value="14.5646">
            <text:p>14.5646</text:p>
          </table:table-cell>
          <table:table-cell office:value-type="float" office:value="6.5643">
            <text:p>6.5643</text:p>
          </table:table-cell>
          <table:table-cell office:value-type="float" office:value="6.6309">
            <text:p>6.6309</text:p>
          </table:table-cell>
          <table:table-cell office:value-type="float" office:value="0.9533">
            <text:p>0.9533</text:p>
          </table:table-cell>
          <table:table-cell office:value-type="float" office:value="10.7882">
            <text:p>10.7882</text:p>
          </table:table-cell>
          <table:table-cell office:value-type="float" office:value="0.9478">
            <text:p>0.9478</text:p>
          </table:table-cell>
          <table:table-cell office:value-type="float" office:value="10.6151">
            <text:p>10.6151</text:p>
          </table:table-cell>
          <table:table-cell office:value-type="float" office:value="12.8246">
            <text:p>12.8246</text:p>
          </table:table-cell>
          <table:table-cell office:value-type="float" office:value="4.7338">
            <text:p>4.7338</text:p>
          </table:table-cell>
          <table:table-cell office:value-type="float" office:value="4.3867">
            <text:p>4.3867</text:p>
          </table:table-cell>
          <table:table-cell office:value-type="float" office:value="4.7929">
            <text:p>4.7929</text:p>
          </table:table-cell>
          <table:table-cell office:value-type="float" office:value="10.9033">
            <text:p>10.9033</text:p>
          </table:table-cell>
          <table:table-cell office:value-type="float" office:value="10.7581">
            <text:p>10.7581</text:p>
          </table:table-cell>
          <table:table-cell office:value-type="float" office:value="10.5246">
            <text:p>10.5246</text:p>
          </table:table-cell>
          <table:table-cell office:value-type="float" office:value="8.75">
            <text:p>8.75</text:p>
          </table:table-cell>
          <table:table-cell office:value-type="float" office:value="12.8542">
            <text:p>12.8542</text:p>
          </table:table-cell>
          <table:table-cell office:value-type="float" office:value="3.03">
            <text:p>3.03</text:p>
          </table:table-cell>
          <table:table-cell office:value-type="float" office:value="8.8479">
            <text:p>8.8479</text:p>
          </table:table-cell>
          <table:table-cell office:value-type="float" office:value="4.155">
            <text:p>4.155</text:p>
          </table:table-cell>
          <table:table-cell office:value-type="float" office:value="6.835">
            <text:p>6.835</text:p>
          </table:table-cell>
          <table:table-cell office:value-type="float" office:value="6.7182">
            <text:p>6.7182</text:p>
          </table:table-cell>
          <table:table-cell office:value-type="float" office:value="12.71">
            <text:p>12.71</text:p>
          </table:table-cell>
          <table:table-cell office:value-type="float" office:value="2.716">
            <text:p>2.716</text:p>
          </table:table-cell>
          <table:table-cell office:value-type="float" office:value="6.4223">
            <text:p>6.4223</text:p>
          </table:table-cell>
          <table:table-cell office:value-type="float" office:value="2.1816">
            <text:p>2.1816</text:p>
          </table:table-cell>
          <table:table-cell office:value-type="float" office:value="8.8498">
            <text:p>8.8498</text:p>
          </table:table-cell>
          <table:table-cell office:value-type="float" office:value="4.6449">
            <text:p>4.6449</text:p>
          </table:table-cell>
          <table:table-cell office:value-type="float" office:value="6.5921">
            <text:p>6.5921</text:p>
          </table:table-cell>
          <table:table-cell office:value-type="float" office:value="4.9781">
            <text:p>4.9781</text:p>
          </table:table-cell>
          <table:table-cell office:value-type="float" office:value="5.0363">
            <text:p>5.0363</text:p>
          </table:table-cell>
          <table:table-cell office:value-type="float" office:value="0.936">
            <text:p>0.936</text:p>
          </table:table-cell>
          <table:table-cell office:value-type="float" office:value="11.3587">
            <text:p>11.3587</text:p>
          </table:table-cell>
          <table:table-cell office:value-type="float" office:value="2.7692">
            <text:p>2.7692</text:p>
          </table:table-cell>
          <table:table-cell office:value-type="float" office:value="8.8305">
            <text:p>8.8305</text:p>
          </table:table-cell>
          <table:table-cell office:value-type="float" office:value="6.8778">
            <text:p>6.8778</text:p>
          </table:table-cell>
          <table:table-cell office:value-type="float" office:value="13.1248">
            <text:p>13.1248</text:p>
          </table:table-cell>
          <table:table-cell office:value-type="float" office:value="4.6795">
            <text:p>4.6795</text:p>
          </table:table-cell>
          <table:table-cell office:value-type="float" office:value="5.0486">
            <text:p>5.0486</text:p>
          </table:table-cell>
          <table:table-cell office:value-type="float" office:value="6.8708">
            <text:p>6.8708</text:p>
          </table:table-cell>
          <table:table-cell office:value-type="float" office:value="10.5071">
            <text:p>10.5071</text:p>
          </table:table-cell>
          <table:table-cell office:value-type="float" office:value="17.1551">
            <text:p>17.1551</text:p>
          </table:table-cell>
          <table:table-cell office:value-type="float" office:value="10.9726">
            <text:p>10.9726</text:p>
          </table:table-cell>
          <table:table-cell office:value-type="float" office:value="6.8953">
            <text:p>6.8953</text:p>
          </table:table-cell>
          <table:table-cell office:value-type="float" office:value="4.8413">
            <text:p>4.8413</text:p>
          </table:table-cell>
          <table:table-cell office:value-type="float" office:value="0.9429">
            <text:p>0.9429</text:p>
          </table:table-cell>
          <table:table-cell office:value-type="float" office:value="4.9104">
            <text:p>4.9104</text:p>
          </table:table-cell>
          <table:table-cell office:value-type="float" office:value="4.4402">
            <text:p>4.4402</text:p>
          </table:table-cell>
          <table:table-cell office:value-type="float" office:value="16">
            <text:p>16</text:p>
          </table:table-cell>
          <table:table-cell table:formula="of:=AVERAGE([.$C6:.BJ6])" office:value-type="float" office:value="7.10045166666667">
            <text:p>7.1004516667</text:p>
          </table:table-cell>
          <table:table-cell table:formula="of:=CONFIDENCE(0.01; STDEV([.$C6:.BJ6]); COUNT([.$C6:.BJ6]))" office:value-type="float" office:value="1.22975058031876">
            <text:p>1.2297505803</text:p>
          </table:table-cell>
          <table:table-cell table:formula="of:=MEDIAN([.$C6:.BJ6])" office:value-type="float" office:value="6.62465">
            <text:p>6.62465</text:p>
          </table:table-cell>
          <table:table-cell table:formula="of:=[.BL12]/[.BL6]" office:value-type="float" office:value="0.146604523515053">
            <text:p>0.1466045235</text:p>
          </table:table-cell>
          <table:table-cell/>
          <table:table-cell table:formula="of:=[.BL18]/[.BL6]" office:value-type="float" office:value="0.00827552988999995">
            <text:p>0.0082755299</text:p>
          </table:table-cell>
          <table:table-cell table:formula="of:=1/[.BL6]/[.$A$24]" office:value-type="float" office:value="0.000162637694012379">
            <text:p>0.0001626377</text:p>
          </table:table-cell>
          <table:table-cell table:formula="of:=[.BR6]/MIN([.$BR$2:.$BR$6];[.$BR$8:.$BR$12];[.$BR$14:.$BR$18])" office:value-type="float" office:value="1">
            <text:p>1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office:value-type="float" office:value="2.5076">
            <text:p>2.5076</text:p>
          </table:table-cell>
          <table:table-cell office:value-type="float" office:value="2.4816">
            <text:p>2.4816</text:p>
          </table:table-cell>
          <table:table-cell office:value-type="float" office:value="2.5221">
            <text:p>2.5221</text:p>
          </table:table-cell>
          <table:table-cell office:value-type="float" office:value="2.4815">
            <text:p>2.4815</text:p>
          </table:table-cell>
          <table:table-cell office:value-type="float" office:value="2.4918">
            <text:p>2.4918</text:p>
          </table:table-cell>
          <table:table-cell office:value-type="float" office:value="2.4859">
            <text:p>2.4859</text:p>
          </table:table-cell>
          <table:table-cell office:value-type="float" office:value="2.5004">
            <text:p>2.5004</text:p>
          </table:table-cell>
          <table:table-cell office:value-type="float" office:value="2.4854">
            <text:p>2.4854</text:p>
          </table:table-cell>
          <table:table-cell office:value-type="float" office:value="2.5019">
            <text:p>2.5019</text:p>
          </table:table-cell>
          <table:table-cell office:value-type="float" office:value="2.4918">
            <text:p>2.4918</text:p>
          </table:table-cell>
          <table:table-cell office:value-type="float" office:value="2.5133">
            <text:p>2.5133</text:p>
          </table:table-cell>
          <table:table-cell office:value-type="float" office:value="2.4927">
            <text:p>2.4927</text:p>
          </table:table-cell>
          <table:table-cell office:value-type="float" office:value="2.5084">
            <text:p>2.5084</text:p>
          </table:table-cell>
          <table:table-cell office:value-type="float" office:value="2.475">
            <text:p>2.475</text:p>
          </table:table-cell>
          <table:table-cell office:value-type="float" office:value="2.5382">
            <text:p>2.5382</text:p>
          </table:table-cell>
          <table:table-cell office:value-type="float" office:value="2.5079">
            <text:p>2.5079</text:p>
          </table:table-cell>
          <table:table-cell office:value-type="float" office:value="2.4976">
            <text:p>2.4976</text:p>
          </table:table-cell>
          <table:table-cell office:value-type="float" office:value="2.4986">
            <text:p>2.4986</text:p>
          </table:table-cell>
          <table:table-cell office:value-type="float" office:value="2.5254">
            <text:p>2.5254</text:p>
          </table:table-cell>
          <table:table-cell office:value-type="float" office:value="2.4757">
            <text:p>2.4757</text:p>
          </table:table-cell>
          <table:table-cell office:value-type="float" office:value="2.5523">
            <text:p>2.5523</text:p>
          </table:table-cell>
          <table:table-cell office:value-type="float" office:value="2.4899">
            <text:p>2.4899</text:p>
          </table:table-cell>
          <table:table-cell office:value-type="float" office:value="2.5178">
            <text:p>2.5178</text:p>
          </table:table-cell>
          <table:table-cell office:value-type="float" office:value="2.5466">
            <text:p>2.5466</text:p>
          </table:table-cell>
          <table:table-cell office:value-type="float" office:value="2.511">
            <text:p>2.511</text:p>
          </table:table-cell>
          <table:table-cell office:value-type="float" office:value="2.4822">
            <text:p>2.4822</text:p>
          </table:table-cell>
          <table:table-cell office:value-type="float" office:value="2.5094">
            <text:p>2.5094</text:p>
          </table:table-cell>
          <table:table-cell office:value-type="float" office:value="2.472">
            <text:p>2.472</text:p>
          </table:table-cell>
          <table:table-cell office:value-type="float" office:value="2.5124">
            <text:p>2.5124</text:p>
          </table:table-cell>
          <table:table-cell office:value-type="float" office:value="2.496">
            <text:p>2.496</text:p>
          </table:table-cell>
          <table:table-cell office:value-type="float" office:value="2.4811">
            <text:p>2.4811</text:p>
          </table:table-cell>
          <table:table-cell office:value-type="float" office:value="2.4808">
            <text:p>2.4808</text:p>
          </table:table-cell>
          <table:table-cell office:value-type="float" office:value="2.5199">
            <text:p>2.5199</text:p>
          </table:table-cell>
          <table:table-cell office:value-type="float" office:value="2.5077">
            <text:p>2.5077</text:p>
          </table:table-cell>
          <table:table-cell office:value-type="float" office:value="2.5136">
            <text:p>2.5136</text:p>
          </table:table-cell>
          <table:table-cell office:value-type="float" office:value="2.4972">
            <text:p>2.4972</text:p>
          </table:table-cell>
          <table:table-cell office:value-type="float" office:value="2.4892">
            <text:p>2.4892</text:p>
          </table:table-cell>
          <table:table-cell office:value-type="float" office:value="2.4943">
            <text:p>2.4943</text:p>
          </table:table-cell>
          <table:table-cell office:value-type="float" office:value="2.5051">
            <text:p>2.5051</text:p>
          </table:table-cell>
          <table:table-cell office:value-type="float" office:value="2.5053">
            <text:p>2.5053</text:p>
          </table:table-cell>
          <table:table-cell office:value-type="float" office:value="2.5324">
            <text:p>2.5324</text:p>
          </table:table-cell>
          <table:table-cell office:value-type="float" office:value="2.4924">
            <text:p>2.4924</text:p>
          </table:table-cell>
          <table:table-cell office:value-type="float" office:value="2.54">
            <text:p>2.54</text:p>
          </table:table-cell>
          <table:table-cell office:value-type="float" office:value="2.4903">
            <text:p>2.4903</text:p>
          </table:table-cell>
          <table:table-cell office:value-type="float" office:value="2.5338">
            <text:p>2.5338</text:p>
          </table:table-cell>
          <table:table-cell office:value-type="float" office:value="2.5018">
            <text:p>2.5018</text:p>
          </table:table-cell>
          <table:table-cell office:value-type="float" office:value="2.4968">
            <text:p>2.4968</text:p>
          </table:table-cell>
          <table:table-cell office:value-type="float" office:value="2.493">
            <text:p>2.493</text:p>
          </table:table-cell>
          <table:table-cell office:value-type="float" office:value="2.4921">
            <text:p>2.4921</text:p>
          </table:table-cell>
          <table:table-cell office:value-type="float" office:value="2.4866">
            <text:p>2.4866</text:p>
          </table:table-cell>
          <table:table-cell office:value-type="float" office:value="2.55">
            <text:p>2.55</text:p>
          </table:table-cell>
          <table:table-cell office:value-type="float" office:value="2.4707">
            <text:p>2.4707</text:p>
          </table:table-cell>
          <table:table-cell office:value-type="float" office:value="2.5064">
            <text:p>2.5064</text:p>
          </table:table-cell>
          <table:table-cell office:value-type="float" office:value="2.4955">
            <text:p>2.4955</text:p>
          </table:table-cell>
          <table:table-cell office:value-type="float" office:value="2.4853">
            <text:p>2.4853</text:p>
          </table:table-cell>
          <table:table-cell office:value-type="float" office:value="2.4737">
            <text:p>2.4737</text:p>
          </table:table-cell>
          <table:table-cell office:value-type="float" office:value="2.4958">
            <text:p>2.4958</text:p>
          </table:table-cell>
          <table:table-cell office:value-type="float" office:value="2.4821">
            <text:p>2.4821</text:p>
          </table:table-cell>
          <table:table-cell office:value-type="float" office:value="2.4839">
            <text:p>2.4839</text:p>
          </table:table-cell>
          <table:table-cell office:value-type="float" office:value="2.5271">
            <text:p>2.5271</text:p>
          </table:table-cell>
          <table:table-cell office:value-type="float" office:value="2">
            <text:p>2</text:p>
          </table:table-cell>
          <table:table-cell table:formula="of:=AVERAGE([.$C8:.BJ8])" office:value-type="float" office:value="2.501605">
            <text:p>2.501605</text:p>
          </table:table-cell>
          <table:table-cell table:formula="of:=CONFIDENCE(0.01; STDEV([.$C8:.BJ8]); COUNT([.$C8:.BJ8]))" office:value-type="float" office:value="0.00665131055391446">
            <text:p>0.0066513106</text:p>
          </table:table-cell>
          <table:table-cell table:formula="of:=MEDIAN([.$C8:.BJ8])" office:value-type="float" office:value="2.497">
            <text:p>2.497</text:p>
          </table:table-cell>
          <table:table-cell/>
          <table:table-cell table:formula="of:=[.BL2]/[.BL8]" office:value-type="float" office:value="0.941354317195028">
            <text:p>0.9413543172</text:p>
          </table:table-cell>
          <table:table-cell table:formula="of:=[.BL14]/[.BL8]" office:value-type="float" office:value="0.0630275363216815">
            <text:p>0.0630275363</text:p>
          </table:table-cell>
          <table:table-cell table:formula="of:=1/[.BL8]/[.$A$24]" office:value-type="float" office:value="0.000461624071551272">
            <text:p>0.0004616241</text:p>
          </table:table-cell>
          <table:table-cell table:formula="of:=[.BR8]/MIN([.$BR$2:.$BR$6];[.$BR$8:.$BR$12];[.$BR$14:.$BR$18])" office:value-type="float" office:value="2.83835844054784">
            <text:p>2.8383584405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office:value-type="float" office:value="1.581">
            <text:p>1.581</text:p>
          </table:table-cell>
          <table:table-cell office:value-type="float" office:value="1.5855">
            <text:p>1.5855</text:p>
          </table:table-cell>
          <table:table-cell office:value-type="float" office:value="1.5829">
            <text:p>1.5829</text:p>
          </table:table-cell>
          <table:table-cell office:value-type="float" office:value="1.5788">
            <text:p>1.5788</text:p>
          </table:table-cell>
          <table:table-cell office:value-type="float" office:value="1.5851">
            <text:p>1.5851</text:p>
          </table:table-cell>
          <table:table-cell office:value-type="float" office:value="1.5913">
            <text:p>1.5913</text:p>
          </table:table-cell>
          <table:table-cell office:value-type="float" office:value="1.5981">
            <text:p>1.5981</text:p>
          </table:table-cell>
          <table:table-cell office:value-type="float" office:value="1.6061">
            <text:p>1.6061</text:p>
          </table:table-cell>
          <table:table-cell office:value-type="float" office:value="1.5759">
            <text:p>1.5759</text:p>
          </table:table-cell>
          <table:table-cell office:value-type="float" office:value="1.5837">
            <text:p>1.5837</text:p>
          </table:table-cell>
          <table:table-cell office:value-type="float" office:value="1.6004">
            <text:p>1.6004</text:p>
          </table:table-cell>
          <table:table-cell office:value-type="float" office:value="1.5909">
            <text:p>1.5909</text:p>
          </table:table-cell>
          <table:table-cell office:value-type="float" office:value="1.5846">
            <text:p>1.5846</text:p>
          </table:table-cell>
          <table:table-cell office:value-type="float" office:value="1.5952">
            <text:p>1.5952</text:p>
          </table:table-cell>
          <table:table-cell office:value-type="float" office:value="1.5804">
            <text:p>1.5804</text:p>
          </table:table-cell>
          <table:table-cell office:value-type="float" office:value="1.5853">
            <text:p>1.5853</text:p>
          </table:table-cell>
          <table:table-cell office:value-type="float" office:value="1.5749">
            <text:p>1.5749</text:p>
          </table:table-cell>
          <table:table-cell office:value-type="float" office:value="1.6151">
            <text:p>1.6151</text:p>
          </table:table-cell>
          <table:table-cell office:value-type="float" office:value="1.5737">
            <text:p>1.5737</text:p>
          </table:table-cell>
          <table:table-cell office:value-type="float" office:value="1.6055">
            <text:p>1.6055</text:p>
          </table:table-cell>
          <table:table-cell office:value-type="float" office:value="1.5762">
            <text:p>1.5762</text:p>
          </table:table-cell>
          <table:table-cell office:value-type="float" office:value="1.5742">
            <text:p>1.5742</text:p>
          </table:table-cell>
          <table:table-cell office:value-type="float" office:value="1.6012">
            <text:p>1.6012</text:p>
          </table:table-cell>
          <table:table-cell office:value-type="float" office:value="1.5872">
            <text:p>1.5872</text:p>
          </table:table-cell>
          <table:table-cell office:value-type="float" office:value="1.5739">
            <text:p>1.5739</text:p>
          </table:table-cell>
          <table:table-cell office:value-type="float" office:value="1.5888">
            <text:p>1.5888</text:p>
          </table:table-cell>
          <table:table-cell office:value-type="float" office:value="1.5754">
            <text:p>1.5754</text:p>
          </table:table-cell>
          <table:table-cell office:value-type="float" office:value="1.5756">
            <text:p>1.5756</text:p>
          </table:table-cell>
          <table:table-cell office:value-type="float" office:value="1.5849">
            <text:p>1.5849</text:p>
          </table:table-cell>
          <table:table-cell office:value-type="float" office:value="1.5969">
            <text:p>1.5969</text:p>
          </table:table-cell>
          <table:table-cell office:value-type="float" office:value="1.5702">
            <text:p>1.5702</text:p>
          </table:table-cell>
          <table:table-cell office:value-type="float" office:value="1.6062">
            <text:p>1.6062</text:p>
          </table:table-cell>
          <table:table-cell office:value-type="float" office:value="1.594">
            <text:p>1.594</text:p>
          </table:table-cell>
          <table:table-cell office:value-type="float" office:value="1.6146">
            <text:p>1.6146</text:p>
          </table:table-cell>
          <table:table-cell office:value-type="float" office:value="1.5788">
            <text:p>1.5788</text:p>
          </table:table-cell>
          <table:table-cell office:value-type="float" office:value="1.6105">
            <text:p>1.6105</text:p>
          </table:table-cell>
          <table:table-cell office:value-type="float" office:value="1.5842">
            <text:p>1.5842</text:p>
          </table:table-cell>
          <table:table-cell office:value-type="float" office:value="1.5762">
            <text:p>1.5762</text:p>
          </table:table-cell>
          <table:table-cell office:value-type="float" office:value="1.5909">
            <text:p>1.5909</text:p>
          </table:table-cell>
          <table:table-cell office:value-type="float" office:value="1.5769">
            <text:p>1.5769</text:p>
          </table:table-cell>
          <table:table-cell office:value-type="float" office:value="1.5849">
            <text:p>1.5849</text:p>
          </table:table-cell>
          <table:table-cell office:value-type="float" office:value="1.5715">
            <text:p>1.5715</text:p>
          </table:table-cell>
          <table:table-cell office:value-type="float" office:value="1.5982">
            <text:p>1.5982</text:p>
          </table:table-cell>
          <table:table-cell office:value-type="float" office:value="1.5954">
            <text:p>1.5954</text:p>
          </table:table-cell>
          <table:table-cell office:value-type="float" office:value="1.5747">
            <text:p>1.5747</text:p>
          </table:table-cell>
          <table:table-cell office:value-type="float" office:value="1.5806">
            <text:p>1.5806</text:p>
          </table:table-cell>
          <table:table-cell office:value-type="float" office:value="1.5784">
            <text:p>1.5784</text:p>
          </table:table-cell>
          <table:table-cell office:value-type="float" office:value="1.5736">
            <text:p>1.5736</text:p>
          </table:table-cell>
          <table:table-cell office:value-type="float" office:value="1.6109">
            <text:p>1.6109</text:p>
          </table:table-cell>
          <table:table-cell office:value-type="float" office:value="1.5786">
            <text:p>1.5786</text:p>
          </table:table-cell>
          <table:table-cell office:value-type="float" office:value="1.5922">
            <text:p>1.5922</text:p>
          </table:table-cell>
          <table:table-cell office:value-type="float" office:value="1.5758">
            <text:p>1.5758</text:p>
          </table:table-cell>
          <table:table-cell office:value-type="float" office:value="1.5865">
            <text:p>1.5865</text:p>
          </table:table-cell>
          <table:table-cell office:value-type="float" office:value="1.5767">
            <text:p>1.5767</text:p>
          </table:table-cell>
          <table:table-cell office:value-type="float" office:value="1.5792">
            <text:p>1.5792</text:p>
          </table:table-cell>
          <table:table-cell office:value-type="float" office:value="1.5723">
            <text:p>1.5723</text:p>
          </table:table-cell>
          <table:table-cell office:value-type="float" office:value="1.5902">
            <text:p>1.5902</text:p>
          </table:table-cell>
          <table:table-cell office:value-type="float" office:value="1.5856">
            <text:p>1.5856</text:p>
          </table:table-cell>
          <table:table-cell office:value-type="float" office:value="1.5821">
            <text:p>1.5821</text:p>
          </table:table-cell>
          <table:table-cell office:value-type="float" office:value="1.5906">
            <text:p>1.5906</text:p>
          </table:table-cell>
          <table:table-cell office:value-type="float" office:value="4">
            <text:p>4</text:p>
          </table:table-cell>
          <table:table-cell table:formula="of:=AVERAGE([.$C9:.BJ9])" office:value-type="float" office:value="1.58648666666667">
            <text:p>1.5864866667</text:p>
          </table:table-cell>
          <table:table-cell table:formula="of:=CONFIDENCE(0.01; STDEV([.$C9:.BJ9]); COUNT([.$C9:.BJ9]))" office:value-type="float" office:value="0.00386737783631114">
            <text:p>0.0038673778</text:p>
          </table:table-cell>
          <table:table-cell table:formula="of:=MEDIAN([.$C9:.BJ9])" office:value-type="float" office:value="1.58475">
            <text:p>1.58475</text:p>
          </table:table-cell>
          <table:table-cell/>
          <table:table-cell table:formula="of:=[.BL3]/[.BL9]" office:value-type="float" office:value="0.920409038000109">
            <text:p>0.920409038</text:p>
          </table:table-cell>
          <table:table-cell table:formula="of:=[.BL15]/[.BL9]" office:value-type="float" office:value="0.0675454778483273">
            <text:p>0.0675454778</text:p>
          </table:table-cell>
          <table:table-cell table:formula="of:=1/[.BL9]/[.$A$24]" office:value-type="float" office:value="0.00072789838690504">
            <text:p>0.0007278984</text:p>
          </table:table-cell>
          <table:table-cell table:formula="of:=[.BR9]/MIN([.$BR$2:.$BR$6];[.$BR$8:.$BR$12];[.$BR$14:.$BR$18])" office:value-type="float" office:value="4.47558231395999">
            <text:p>4.475582314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office:value-type="float" office:value="1.046">
            <text:p>1.046</text:p>
          </table:table-cell>
          <table:table-cell office:value-type="float" office:value="1.0643">
            <text:p>1.0643</text:p>
          </table:table-cell>
          <table:table-cell office:value-type="float" office:value="1.0485">
            <text:p>1.0485</text:p>
          </table:table-cell>
          <table:table-cell office:value-type="float" office:value="1.0693">
            <text:p>1.0693</text:p>
          </table:table-cell>
          <table:table-cell office:value-type="float" office:value="1.0527">
            <text:p>1.0527</text:p>
          </table:table-cell>
          <table:table-cell office:value-type="float" office:value="1.0507">
            <text:p>1.0507</text:p>
          </table:table-cell>
          <table:table-cell office:value-type="float" office:value="1.0814">
            <text:p>1.0814</text:p>
          </table:table-cell>
          <table:table-cell office:value-type="float" office:value="1.0836">
            <text:p>1.0836</text:p>
          </table:table-cell>
          <table:table-cell office:value-type="float" office:value="1.0749">
            <text:p>1.0749</text:p>
          </table:table-cell>
          <table:table-cell office:value-type="float" office:value="1.069">
            <text:p>1.069</text:p>
          </table:table-cell>
          <table:table-cell office:value-type="float" office:value="1.061">
            <text:p>1.061</text:p>
          </table:table-cell>
          <table:table-cell office:value-type="float" office:value="1.0466">
            <text:p>1.0466</text:p>
          </table:table-cell>
          <table:table-cell office:value-type="float" office:value="1.0633">
            <text:p>1.0633</text:p>
          </table:table-cell>
          <table:table-cell office:value-type="float" office:value="1.0648">
            <text:p>1.0648</text:p>
          </table:table-cell>
          <table:table-cell office:value-type="float" office:value="1.0928">
            <text:p>1.0928</text:p>
          </table:table-cell>
          <table:table-cell office:value-type="float" office:value="1.0597">
            <text:p>1.0597</text:p>
          </table:table-cell>
          <table:table-cell office:value-type="float" office:value="1.0567">
            <text:p>1.0567</text:p>
          </table:table-cell>
          <table:table-cell office:value-type="float" office:value="1.0522">
            <text:p>1.0522</text:p>
          </table:table-cell>
          <table:table-cell office:value-type="float" office:value="1.0727">
            <text:p>1.0727</text:p>
          </table:table-cell>
          <table:table-cell office:value-type="float" office:value="1.0521">
            <text:p>1.0521</text:p>
          </table:table-cell>
          <table:table-cell office:value-type="float" office:value="1.06">
            <text:p>1.06</text:p>
          </table:table-cell>
          <table:table-cell office:value-type="float" office:value="1.102">
            <text:p>1.102</text:p>
          </table:table-cell>
          <table:table-cell office:value-type="float" office:value="1.0739">
            <text:p>1.0739</text:p>
          </table:table-cell>
          <table:table-cell office:value-type="float" office:value="1.0474">
            <text:p>1.0474</text:p>
          </table:table-cell>
          <table:table-cell office:value-type="float" office:value="1.0558">
            <text:p>1.0558</text:p>
          </table:table-cell>
          <table:table-cell office:value-type="float" office:value="1.0481">
            <text:p>1.0481</text:p>
          </table:table-cell>
          <table:table-cell office:value-type="float" office:value="1.0488">
            <text:p>1.0488</text:p>
          </table:table-cell>
          <table:table-cell office:value-type="float" office:value="1.0676">
            <text:p>1.0676</text:p>
          </table:table-cell>
          <table:table-cell office:value-type="float" office:value="1.0527">
            <text:p>1.0527</text:p>
          </table:table-cell>
          <table:table-cell office:value-type="float" office:value="1.1115">
            <text:p>1.1115</text:p>
          </table:table-cell>
          <table:table-cell office:value-type="float" office:value="1.0689">
            <text:p>1.0689</text:p>
          </table:table-cell>
          <table:table-cell office:value-type="float" office:value="1.1021">
            <text:p>1.1021</text:p>
          </table:table-cell>
          <table:table-cell office:value-type="float" office:value="1.0808">
            <text:p>1.0808</text:p>
          </table:table-cell>
          <table:table-cell office:value-type="float" office:value="1.0534">
            <text:p>1.0534</text:p>
          </table:table-cell>
          <table:table-cell office:value-type="float" office:value="1.0964">
            <text:p>1.0964</text:p>
          </table:table-cell>
          <table:table-cell office:value-type="float" office:value="1.0908">
            <text:p>1.0908</text:p>
          </table:table-cell>
          <table:table-cell office:value-type="float" office:value="1.0493">
            <text:p>1.0493</text:p>
          </table:table-cell>
          <table:table-cell office:value-type="float" office:value="1.0618">
            <text:p>1.0618</text:p>
          </table:table-cell>
          <table:table-cell office:value-type="float" office:value="1.0872">
            <text:p>1.0872</text:p>
          </table:table-cell>
          <table:table-cell office:value-type="float" office:value="1.0535">
            <text:p>1.0535</text:p>
          </table:table-cell>
          <table:table-cell office:value-type="float" office:value="1.0566">
            <text:p>1.0566</text:p>
          </table:table-cell>
          <table:table-cell office:value-type="float" office:value="1.0775">
            <text:p>1.0775</text:p>
          </table:table-cell>
          <table:table-cell office:value-type="float" office:value="1.0598">
            <text:p>1.0598</text:p>
          </table:table-cell>
          <table:table-cell office:value-type="float" office:value="1.0439">
            <text:p>1.0439</text:p>
          </table:table-cell>
          <table:table-cell office:value-type="float" office:value="1.0496">
            <text:p>1.0496</text:p>
          </table:table-cell>
          <table:table-cell office:value-type="float" office:value="1.0362">
            <text:p>1.0362</text:p>
          </table:table-cell>
          <table:table-cell office:value-type="float" office:value="1.0517">
            <text:p>1.0517</text:p>
          </table:table-cell>
          <table:table-cell office:value-type="float" office:value="1.0602">
            <text:p>1.0602</text:p>
          </table:table-cell>
          <table:table-cell office:value-type="float" office:value="1.0727">
            <text:p>1.0727</text:p>
          </table:table-cell>
          <table:table-cell office:value-type="float" office:value="1.0842">
            <text:p>1.0842</text:p>
          </table:table-cell>
          <table:table-cell office:value-type="float" office:value="1.078">
            <text:p>1.078</text:p>
          </table:table-cell>
          <table:table-cell office:value-type="float" office:value="1.0456">
            <text:p>1.0456</text:p>
          </table:table-cell>
          <table:table-cell office:value-type="float" office:value="1.0655">
            <text:p>1.0655</text:p>
          </table:table-cell>
          <table:table-cell office:value-type="float" office:value="1.04">
            <text:p>1.04</text:p>
          </table:table-cell>
          <table:table-cell office:value-type="float" office:value="1.0535">
            <text:p>1.0535</text:p>
          </table:table-cell>
          <table:table-cell office:value-type="float" office:value="1.0484">
            <text:p>1.0484</text:p>
          </table:table-cell>
          <table:table-cell office:value-type="float" office:value="1.051">
            <text:p>1.051</text:p>
          </table:table-cell>
          <table:table-cell office:value-type="float" office:value="1.0994">
            <text:p>1.0994</text:p>
          </table:table-cell>
          <table:table-cell office:value-type="float" office:value="1.1088">
            <text:p>1.1088</text:p>
          </table:table-cell>
          <table:table-cell office:value-type="float" office:value="1.0808">
            <text:p>1.0808</text:p>
          </table:table-cell>
          <table:table-cell office:value-type="float" office:value="8">
            <text:p>8</text:p>
          </table:table-cell>
          <table:table-cell table:formula="of:=AVERAGE([.$C10:.BJ10])" office:value-type="float" office:value="1.06562833333333">
            <text:p>1.0656283333</text:p>
          </table:table-cell>
          <table:table-cell table:formula="of:=CONFIDENCE(0.01; STDEV([.$C10:.BJ10]); COUNT([.$C10:.BJ10]))" office:value-type="float" office:value="0.00610638169640105">
            <text:p>0.0061063817</text:p>
          </table:table-cell>
          <table:table-cell table:formula="of:=MEDIAN([.$C10:.BJ10])" office:value-type="float" office:value="1.0606">
            <text:p>1.0606</text:p>
          </table:table-cell>
          <table:table-cell/>
          <table:table-cell table:formula="of:=[.BL4]/[.BL10]" office:value-type="float" office:value="1.60645440796275">
            <text:p>1.606454408</text:p>
          </table:table-cell>
          <table:table-cell table:formula="of:=[.BL16]/[.BL10]" office:value-type="float" office:value="0.0659986205321743">
            <text:p>0.0659986205</text:p>
          </table:table-cell>
          <table:table-cell table:formula="of:=1/[.BL10]/[.$A$24]" office:value-type="float" office:value="0.0010836809133075">
            <text:p>0.0010836809</text:p>
          </table:table-cell>
          <table:table-cell table:formula="of:=[.BR10]/MIN([.$BR$2:.$BR$6];[.$BR$8:.$BR$12];[.$BR$14:.$BR$18])" office:value-type="float" office:value="6.66315960692987">
            <text:p>6.6631596069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office:value-type="float" office:value="0.919">
            <text:p>0.919</text:p>
          </table:table-cell>
          <table:table-cell office:value-type="float" office:value="0.9657">
            <text:p>0.9657</text:p>
          </table:table-cell>
          <table:table-cell office:value-type="float" office:value="0.9382">
            <text:p>0.9382</text:p>
          </table:table-cell>
          <table:table-cell office:value-type="float" office:value="0.9473">
            <text:p>0.9473</text:p>
          </table:table-cell>
          <table:table-cell office:value-type="float" office:value="0.9664">
            <text:p>0.9664</text:p>
          </table:table-cell>
          <table:table-cell office:value-type="float" office:value="0.9438">
            <text:p>0.9438</text:p>
          </table:table-cell>
          <table:table-cell office:value-type="float" office:value="0.9387">
            <text:p>0.9387</text:p>
          </table:table-cell>
          <table:table-cell office:value-type="float" office:value="0.9757">
            <text:p>0.9757</text:p>
          </table:table-cell>
          <table:table-cell office:value-type="float" office:value="0.9484">
            <text:p>0.9484</text:p>
          </table:table-cell>
          <table:table-cell office:value-type="float" office:value="0.9472">
            <text:p>0.9472</text:p>
          </table:table-cell>
          <table:table-cell office:value-type="float" office:value="0.9377">
            <text:p>0.9377</text:p>
          </table:table-cell>
          <table:table-cell office:value-type="float" office:value="0.9392">
            <text:p>0.9392</text:p>
          </table:table-cell>
          <table:table-cell office:value-type="float" office:value="0.9553">
            <text:p>0.9553</text:p>
          </table:table-cell>
          <table:table-cell office:value-type="float" office:value="0.9462">
            <text:p>0.9462</text:p>
          </table:table-cell>
          <table:table-cell office:value-type="float" office:value="0.9415">
            <text:p>0.9415</text:p>
          </table:table-cell>
          <table:table-cell office:value-type="float" office:value="0.9488">
            <text:p>0.9488</text:p>
          </table:table-cell>
          <table:table-cell office:value-type="float" office:value="0.9214">
            <text:p>0.9214</text:p>
          </table:table-cell>
          <table:table-cell office:value-type="float" office:value="0.9613">
            <text:p>0.9613</text:p>
          </table:table-cell>
          <table:table-cell office:value-type="float" office:value="0.9515">
            <text:p>0.9515</text:p>
          </table:table-cell>
          <table:table-cell office:value-type="float" office:value="0.954">
            <text:p>0.954</text:p>
          </table:table-cell>
          <table:table-cell office:value-type="float" office:value="0.9345">
            <text:p>0.9345</text:p>
          </table:table-cell>
          <table:table-cell office:value-type="float" office:value="0.9392">
            <text:p>0.9392</text:p>
          </table:table-cell>
          <table:table-cell office:value-type="float" office:value="0.9229">
            <text:p>0.9229</text:p>
          </table:table-cell>
          <table:table-cell office:value-type="float" office:value="0.94">
            <text:p>0.94</text:p>
          </table:table-cell>
          <table:table-cell office:value-type="float" office:value="0.9159">
            <text:p>0.9159</text:p>
          </table:table-cell>
          <table:table-cell office:value-type="float" office:value="0.9184">
            <text:p>0.9184</text:p>
          </table:table-cell>
          <table:table-cell office:value-type="float" office:value="0.9234">
            <text:p>0.9234</text:p>
          </table:table-cell>
          <table:table-cell office:value-type="float" office:value="0.9391">
            <text:p>0.9391</text:p>
          </table:table-cell>
          <table:table-cell office:value-type="float" office:value="0.9577">
            <text:p>0.9577</text:p>
          </table:table-cell>
          <table:table-cell office:value-type="float" office:value="0.9248">
            <text:p>0.9248</text:p>
          </table:table-cell>
          <table:table-cell office:value-type="float" office:value="0.9521">
            <text:p>0.9521</text:p>
          </table:table-cell>
          <table:table-cell office:value-type="float" office:value="0.9589">
            <text:p>0.9589</text:p>
          </table:table-cell>
          <table:table-cell office:value-type="float" office:value="0.9575">
            <text:p>0.9575</text:p>
          </table:table-cell>
          <table:table-cell office:value-type="float" office:value="0.9399">
            <text:p>0.9399</text:p>
          </table:table-cell>
          <table:table-cell office:value-type="float" office:value="0.9144">
            <text:p>0.9144</text:p>
          </table:table-cell>
          <table:table-cell office:value-type="float" office:value="0.9214">
            <text:p>0.9214</text:p>
          </table:table-cell>
          <table:table-cell office:value-type="float" office:value="0.916">
            <text:p>0.916</text:p>
          </table:table-cell>
          <table:table-cell office:value-type="float" office:value="0.9607">
            <text:p>0.9607</text:p>
          </table:table-cell>
          <table:table-cell office:value-type="float" office:value="0.9364">
            <text:p>0.9364</text:p>
          </table:table-cell>
          <table:table-cell office:value-type="float" office:value="0.9418">
            <text:p>0.9418</text:p>
          </table:table-cell>
          <table:table-cell office:value-type="float" office:value="0.9246">
            <text:p>0.9246</text:p>
          </table:table-cell>
          <table:table-cell office:value-type="float" office:value="0.9357">
            <text:p>0.9357</text:p>
          </table:table-cell>
          <table:table-cell office:value-type="float" office:value="0.9182">
            <text:p>0.9182</text:p>
          </table:table-cell>
          <table:table-cell office:value-type="float" office:value="0.9489">
            <text:p>0.9489</text:p>
          </table:table-cell>
          <table:table-cell office:value-type="float" office:value="0.9347">
            <text:p>0.9347</text:p>
          </table:table-cell>
          <table:table-cell office:value-type="float" office:value="0.9301">
            <text:p>0.9301</text:p>
          </table:table-cell>
          <table:table-cell office:value-type="float" office:value="0.9259">
            <text:p>0.9259</text:p>
          </table:table-cell>
          <table:table-cell office:value-type="float" office:value="0.9243">
            <text:p>0.9243</text:p>
          </table:table-cell>
          <table:table-cell office:value-type="float" office:value="0.9174">
            <text:p>0.9174</text:p>
          </table:table-cell>
          <table:table-cell office:value-type="float" office:value="0.9369">
            <text:p>0.9369</text:p>
          </table:table-cell>
          <table:table-cell office:value-type="float" office:value="0.9312">
            <text:p>0.9312</text:p>
          </table:table-cell>
          <table:table-cell office:value-type="float" office:value="0.9426">
            <text:p>0.9426</text:p>
          </table:table-cell>
          <table:table-cell office:value-type="float" office:value="0.9624">
            <text:p>0.9624</text:p>
          </table:table-cell>
          <table:table-cell office:value-type="float" office:value="0.937">
            <text:p>0.937</text:p>
          </table:table-cell>
          <table:table-cell office:value-type="float" office:value="0.9475">
            <text:p>0.9475</text:p>
          </table:table-cell>
          <table:table-cell office:value-type="float" office:value="0.9591">
            <text:p>0.9591</text:p>
          </table:table-cell>
          <table:table-cell office:value-type="float" office:value="0.9152">
            <text:p>0.9152</text:p>
          </table:table-cell>
          <table:table-cell office:value-type="float" office:value="0.9449">
            <text:p>0.9449</text:p>
          </table:table-cell>
          <table:table-cell office:value-type="float" office:value="0.9488">
            <text:p>0.9488</text:p>
          </table:table-cell>
          <table:table-cell office:value-type="float" office:value="0.928">
            <text:p>0.928</text:p>
          </table:table-cell>
          <table:table-cell office:value-type="float" office:value="12">
            <text:p>12</text:p>
          </table:table-cell>
          <table:table-cell table:formula="of:=AVERAGE([.$C11:.BJ11])" office:value-type="float" office:value="0.939595">
            <text:p>0.939595</text:p>
          </table:table-cell>
          <table:table-cell table:formula="of:=CONFIDENCE(0.01; STDEV([.$C11:.BJ11]); COUNT([.$C11:.BJ11]))" office:value-type="float" office:value="0.00503870062645062">
            <text:p>0.0050387006</text:p>
          </table:table-cell>
          <table:table-cell table:formula="of:=MEDIAN([.$C11:.BJ11])" office:value-type="float" office:value="0.9392">
            <text:p>0.9392</text:p>
          </table:table-cell>
          <table:table-cell/>
          <table:table-cell table:formula="of:=[.BL5]/[.BL11]" office:value-type="float" office:value="1.60243509171505">
            <text:p>1.6024350917</text:p>
          </table:table-cell>
          <table:table-cell table:formula="of:=[.BL17]/[.BL11]" office:value-type="float" office:value="0.0707858172936212">
            <text:p>0.0707858173</text:p>
          </table:table-cell>
          <table:table-cell table:formula="of:=1/[.BL11]/[.$A$24]" office:value-type="float" office:value="0.00122904132686213">
            <text:p>0.0012290413</text:p>
          </table:table-cell>
          <table:table-cell table:formula="of:=[.BR11]/MIN([.$BR$2:.$BR$6];[.$BR$8:.$BR$12];[.$BR$14:.$BR$18])" office:value-type="float" office:value="7.55692789623899">
            <text:p>7.5569278962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office:value-type="float" office:value="1.0231">
            <text:p>1.0231</text:p>
          </table:table-cell>
          <table:table-cell office:value-type="float" office:value="1.0258">
            <text:p>1.0258</text:p>
          </table:table-cell>
          <table:table-cell office:value-type="float" office:value="1.0388">
            <text:p>1.0388</text:p>
          </table:table-cell>
          <table:table-cell office:value-type="float" office:value="1.0109">
            <text:p>1.0109</text:p>
          </table:table-cell>
          <table:table-cell office:value-type="float" office:value="1.0283">
            <text:p>1.0283</text:p>
          </table:table-cell>
          <table:table-cell office:value-type="float" office:value="1.0034">
            <text:p>1.0034</text:p>
          </table:table-cell>
          <table:table-cell office:value-type="float" office:value="1.0131">
            <text:p>1.0131</text:p>
          </table:table-cell>
          <table:table-cell office:value-type="float" office:value="1.0578">
            <text:p>1.0578</text:p>
          </table:table-cell>
          <table:table-cell office:value-type="float" office:value="1.0457">
            <text:p>1.0457</text:p>
          </table:table-cell>
          <table:table-cell office:value-type="float" office:value="1.0006">
            <text:p>1.0006</text:p>
          </table:table-cell>
          <table:table-cell office:value-type="float" office:value="1.0185">
            <text:p>1.0185</text:p>
          </table:table-cell>
          <table:table-cell office:value-type="float" office:value="1.0052">
            <text:p>1.0052</text:p>
          </table:table-cell>
          <table:table-cell office:value-type="float" office:value="1.0447">
            <text:p>1.0447</text:p>
          </table:table-cell>
          <table:table-cell office:value-type="float" office:value="1.0051">
            <text:p>1.0051</text:p>
          </table:table-cell>
          <table:table-cell office:value-type="float" office:value="1.0414">
            <text:p>1.0414</text:p>
          </table:table-cell>
          <table:table-cell office:value-type="float" office:value="1.0873">
            <text:p>1.0873</text:p>
          </table:table-cell>
          <table:table-cell office:value-type="float" office:value="1.007">
            <text:p>1.007</text:p>
          </table:table-cell>
          <table:table-cell office:value-type="float" office:value="1.0218">
            <text:p>1.0218</text:p>
          </table:table-cell>
          <table:table-cell office:value-type="float" office:value="1.0036">
            <text:p>1.0036</text:p>
          </table:table-cell>
          <table:table-cell office:value-type="float" office:value="1.0693">
            <text:p>1.0693</text:p>
          </table:table-cell>
          <table:table-cell office:value-type="float" office:value="1.018">
            <text:p>1.018</text:p>
          </table:table-cell>
          <table:table-cell office:value-type="float" office:value="1.1788">
            <text:p>1.1788</text:p>
          </table:table-cell>
          <table:table-cell office:value-type="float" office:value="1.0193">
            <text:p>1.0193</text:p>
          </table:table-cell>
          <table:table-cell office:value-type="float" office:value="1.0178">
            <text:p>1.0178</text:p>
          </table:table-cell>
          <table:table-cell office:value-type="float" office:value="1.0481">
            <text:p>1.0481</text:p>
          </table:table-cell>
          <table:table-cell office:value-type="float" office:value="1.0063">
            <text:p>1.0063</text:p>
          </table:table-cell>
          <table:table-cell office:value-type="float" office:value="1.0489">
            <text:p>1.0489</text:p>
          </table:table-cell>
          <table:table-cell office:value-type="float" office:value="1.0321">
            <text:p>1.0321</text:p>
          </table:table-cell>
          <table:table-cell office:value-type="float" office:value="1.0165">
            <text:p>1.0165</text:p>
          </table:table-cell>
          <table:table-cell office:value-type="float" office:value="1.0688">
            <text:p>1.0688</text:p>
          </table:table-cell>
          <table:table-cell office:value-type="float" office:value="0.9914">
            <text:p>0.9914</text:p>
          </table:table-cell>
          <table:table-cell office:value-type="float" office:value="1.0107">
            <text:p>1.0107</text:p>
          </table:table-cell>
          <table:table-cell office:value-type="float" office:value="1.019">
            <text:p>1.019</text:p>
          </table:table-cell>
          <table:table-cell office:value-type="float" office:value="1.0374">
            <text:p>1.0374</text:p>
          </table:table-cell>
          <table:table-cell office:value-type="float" office:value="1.5126">
            <text:p>1.5126</text:p>
          </table:table-cell>
          <table:table-cell office:value-type="float" office:value="1.0317">
            <text:p>1.0317</text:p>
          </table:table-cell>
          <table:table-cell office:value-type="float" office:value="1.0082">
            <text:p>1.0082</text:p>
          </table:table-cell>
          <table:table-cell office:value-type="float" office:value="1.0134">
            <text:p>1.0134</text:p>
          </table:table-cell>
          <table:table-cell office:value-type="float" office:value="1.0305">
            <text:p>1.0305</text:p>
          </table:table-cell>
          <table:table-cell office:value-type="float" office:value="1.0625">
            <text:p>1.0625</text:p>
          </table:table-cell>
          <table:table-cell office:value-type="float" office:value="1.0008">
            <text:p>1.0008</text:p>
          </table:table-cell>
          <table:table-cell office:value-type="float" office:value="1.0064">
            <text:p>1.0064</text:p>
          </table:table-cell>
          <table:table-cell office:value-type="float" office:value="1.0413">
            <text:p>1.0413</text:p>
          </table:table-cell>
          <table:table-cell office:value-type="float" office:value="1.0256">
            <text:p>1.0256</text:p>
          </table:table-cell>
          <table:table-cell office:value-type="float" office:value="1.2961">
            <text:p>1.2961</text:p>
          </table:table-cell>
          <table:table-cell office:value-type="float" office:value="1.0169">
            <text:p>1.0169</text:p>
          </table:table-cell>
          <table:table-cell office:value-type="float" office:value="1.126">
            <text:p>1.126</text:p>
          </table:table-cell>
          <table:table-cell office:value-type="float" office:value="1.0068">
            <text:p>1.0068</text:p>
          </table:table-cell>
          <table:table-cell office:value-type="float" office:value="0.9951">
            <text:p>0.9951</text:p>
          </table:table-cell>
          <table:table-cell office:value-type="float" office:value="1.0437">
            <text:p>1.0437</text:p>
          </table:table-cell>
          <table:table-cell office:value-type="float" office:value="1.0094">
            <text:p>1.0094</text:p>
          </table:table-cell>
          <table:table-cell office:value-type="float" office:value="1.0037">
            <text:p>1.0037</text:p>
          </table:table-cell>
          <table:table-cell office:value-type="float" office:value="1.014">
            <text:p>1.014</text:p>
          </table:table-cell>
          <table:table-cell office:value-type="float" office:value="1.0112">
            <text:p>1.0112</text:p>
          </table:table-cell>
          <table:table-cell office:value-type="float" office:value="1.1011">
            <text:p>1.1011</text:p>
          </table:table-cell>
          <table:table-cell office:value-type="float" office:value="1.0049">
            <text:p>1.0049</text:p>
          </table:table-cell>
          <table:table-cell office:value-type="float" office:value="1.0018">
            <text:p>1.0018</text:p>
          </table:table-cell>
          <table:table-cell office:value-type="float" office:value="1.0025">
            <text:p>1.0025</text:p>
          </table:table-cell>
          <table:table-cell office:value-type="float" office:value="1.0064">
            <text:p>1.0064</text:p>
          </table:table-cell>
          <table:table-cell office:value-type="float" office:value="1.0204">
            <text:p>1.0204</text:p>
          </table:table-cell>
          <table:table-cell office:value-type="float" office:value="16">
            <text:p>16</text:p>
          </table:table-cell>
          <table:table-cell table:formula="of:=AVERAGE([.$C12:.BJ12])" office:value-type="float" office:value="1.04095833333333">
            <text:p>1.0409583333</text:p>
          </table:table-cell>
          <table:table-cell table:formula="of:=CONFIDENCE(0.01; STDEV([.$C12:.BJ12]); COUNT([.$C12:.BJ12]))" office:value-type="float" office:value="0.0259599228009353">
            <text:p>0.0259599228</text:p>
          </table:table-cell>
          <table:table-cell table:formula="of:=MEDIAN([.$C12:.BJ12])" office:value-type="float" office:value="1.01875">
            <text:p>1.01875</text:p>
          </table:table-cell>
          <table:table-cell/>
          <table:table-cell table:formula="of:=[.BL6]/[.BL12]" office:value-type="float" office:value="6.82107192891166">
            <text:p>6.8210719289</text:p>
          </table:table-cell>
          <table:table-cell table:formula="of:=[.BL18]/[.BL12]" office:value-type="float" office:value="0.0564479846295481">
            <text:p>0.0564479846</text:p>
          </table:table-cell>
          <table:table-cell table:formula="of:=1/[.BL12]/[.$A$24]" office:value-type="float" office:value="0.00110936340921076">
            <text:p>0.0011093634</text:p>
          </table:table-cell>
          <table:table-cell table:formula="of:=[.BR12]/MIN([.$BR$2:.$BR$6];[.$BR$8:.$BR$12];[.$BR$14:.$BR$18])" office:value-type="float" office:value="6.82107192891166">
            <text:p>6.8210719289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1679">
            <text:p>0.1679</text:p>
          </table:table-cell>
          <table:table-cell office:value-type="float" office:value="0.1643">
            <text:p>0.1643</text:p>
          </table:table-cell>
          <table:table-cell office:value-type="float" office:value="0.1375">
            <text:p>0.1375</text:p>
          </table:table-cell>
          <table:table-cell office:value-type="float" office:value="0.1507">
            <text:p>0.1507</text:p>
          </table:table-cell>
          <table:table-cell office:value-type="float" office:value="0.1357">
            <text:p>0.1357</text:p>
          </table:table-cell>
          <table:table-cell office:value-type="float" office:value="0.1618">
            <text:p>0.1618</text:p>
          </table:table-cell>
          <table:table-cell office:value-type="float" office:value="0.1704">
            <text:p>0.1704</text:p>
          </table:table-cell>
          <table:table-cell office:value-type="float" office:value="0.1694">
            <text:p>0.1694</text:p>
          </table:table-cell>
          <table:table-cell office:value-type="float" office:value="0.161">
            <text:p>0.161</text:p>
          </table:table-cell>
          <table:table-cell office:value-type="float" office:value="0.158">
            <text:p>0.158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0.15767">
            <text:p>0.15767</text:p>
          </table:table-cell>
          <table:table-cell table:formula="of:=CONFIDENCE(0.01; STDEV([.$BA14:.BJ14]); COUNT([.$BA14:.BJ14]))" office:value-type="float" office:value="0.0102120470070627">
            <text:p>0.010212047</text:p>
          </table:table-cell>
          <table:table-cell table:formula="of:=MEDIAN([.$BA14:.BJ14])" office:value-type="float" office:value="0.1614">
            <text:p>0.1614</text:p>
          </table:table-cell>
          <table:table-cell table:formula="of:=[.BN8]/[.BN14]" office:value-type="float" office:value="15.4708798017348">
            <text:p>15.4708798017</text:p>
          </table:table-cell>
          <table:table-cell table:formula="of:=[.BL2]/[.BL14]" office:value-type="float" office:value="14.9356038984377">
            <text:p>14.9356038984</text:p>
          </table:table-cell>
          <table:table-cell/>
          <table:table-cell table:formula="of:=1/[.BL14]/[.$A$23]" office:value-type="float" office:value="0.00340955967821502">
            <text:p>0.0034095597</text:p>
          </table:table-cell>
          <table:table-cell table:formula="of:=[.BR14]/MIN([.$BR$2:.$BR$6];[.$BR$8:.$BR$12];[.$BR$14:.$BR$18])" office:value-type="float" office:value="20.9641417933256">
            <text:p>20.9641417933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1092">
            <text:p>0.1092</text:p>
          </table:table-cell>
          <table:table-cell office:value-type="float" office:value="0.1105">
            <text:p>0.1105</text:p>
          </table:table-cell>
          <table:table-cell office:value-type="float" office:value="0.1225">
            <text:p>0.1225</text:p>
          </table:table-cell>
          <table:table-cell office:value-type="float" office:value="0.0981">
            <text:p>0.0981</text:p>
          </table:table-cell>
          <table:table-cell office:value-type="float" office:value="0.1078">
            <text:p>0.1078</text:p>
          </table:table-cell>
          <table:table-cell office:value-type="float" office:value="0.0984">
            <text:p>0.0984</text:p>
          </table:table-cell>
          <table:table-cell office:value-type="float" office:value="0.1049">
            <text:p>0.1049</text:p>
          </table:table-cell>
          <table:table-cell office:value-type="float" office:value="0.1228">
            <text:p>0.1228</text:p>
          </table:table-cell>
          <table:table-cell office:value-type="float" office:value="0.0985">
            <text:p>0.0985</text:p>
          </table:table-cell>
          <table:table-cell office:value-type="float" office:value="0.0989">
            <text:p>0.0989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0.10716">
            <text:p>0.10716</text:p>
          </table:table-cell>
          <table:table-cell table:formula="of:=CONFIDENCE(0.01; STDEV([.$BA15:.BJ15]); COUNT([.$BA15:.BJ15]))" office:value-type="float" office:value="0.00769308602352805">
            <text:p>0.007693086</text:p>
          </table:table-cell>
          <table:table-cell table:formula="of:=MEDIAN([.$BA15:.BJ15])" office:value-type="float" office:value="0.10635">
            <text:p>0.10635</text:p>
          </table:table-cell>
          <table:table-cell table:formula="of:=[.BN9]/[.BN15]" office:value-type="float" office:value="14.901269393512">
            <text:p>14.9012693935</text:p>
          </table:table-cell>
          <table:table-cell table:formula="of:=[.BL3]/[.BL15]" office:value-type="float" office:value="13.6265086475053">
            <text:p>13.6265086475</text:p>
          </table:table-cell>
          <table:table-cell/>
          <table:table-cell table:formula="of:=1/[.BL15]/[.$A$23]" office:value-type="float" office:value="0.00501665989608214">
            <text:p>0.0050166599</text:p>
          </table:table-cell>
          <table:table-cell table:formula="of:=[.BR15]/MIN([.$BR$2:.$BR$6];[.$BR$8:.$BR$12];[.$BR$14:.$BR$18])" office:value-type="float" office:value="30.8456162425686">
            <text:p>30.8456162426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749">
            <text:p>0.0749</text:p>
          </table:table-cell>
          <table:table-cell office:value-type="float" office:value="0.0696">
            <text:p>0.0696</text:p>
          </table:table-cell>
          <table:table-cell office:value-type="float" office:value="0.0697">
            <text:p>0.0697</text:p>
          </table:table-cell>
          <table:table-cell office:value-type="float" office:value="0.0679">
            <text:p>0.0679</text:p>
          </table:table-cell>
          <table:table-cell office:value-type="float" office:value="0.0745">
            <text:p>0.0745</text:p>
          </table:table-cell>
          <table:table-cell office:value-type="float" office:value="0.0617">
            <text:p>0.0617</text:p>
          </table:table-cell>
          <table:table-cell office:value-type="float" office:value="0.0706">
            <text:p>0.0706</text:p>
          </table:table-cell>
          <table:table-cell office:value-type="float" office:value="0.0716">
            <text:p>0.0716</text:p>
          </table:table-cell>
          <table:table-cell office:value-type="float" office:value="0.07">
            <text:p>0.07</text:p>
          </table:table-cell>
          <table:table-cell office:value-type="float" office:value="0.0728">
            <text:p>0.0728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0.07033">
            <text:p>0.07033</text:p>
          </table:table-cell>
          <table:table-cell table:formula="of:=CONFIDENCE(0.01; STDEV([.$BA16:.BJ16]); COUNT([.$BA16:.BJ16]))" office:value-type="float" office:value="0.00306562165817199">
            <text:p>0.0030656217</text:p>
          </table:table-cell>
          <table:table-cell table:formula="of:=MEDIAN([.$BA16:.BJ16])" office:value-type="float" office:value="0.0703">
            <text:p>0.0703</text:p>
          </table:table-cell>
          <table:table-cell table:formula="of:=[.BN10]/[.BN16]" office:value-type="float" office:value="15.0867709815078">
            <text:p>15.0867709815</text:p>
          </table:table-cell>
          <table:table-cell table:formula="of:=[.BL4]/[.BL16]" office:value-type="float" office:value="24.3407270486753">
            <text:p>24.3407270487</text:p>
          </table:table-cell>
          <table:table-cell/>
          <table:table-cell table:formula="of:=1/[.BL16]/[.$A$23]" office:value-type="float" office:value="0.00764375479118672">
            <text:p>0.0076437548</text:p>
          </table:table-cell>
          <table:table-cell table:formula="of:=[.BR16]/MIN([.$BR$2:.$BR$6];[.$BR$8:.$BR$12];[.$BR$14:.$BR$18])" office:value-type="float" office:value="46.9986668072465">
            <text:p>46.9986668072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596">
            <text:p>0.0596</text:p>
          </table:table-cell>
          <table:table-cell office:value-type="float" office:value="0.057">
            <text:p>0.057</text:p>
          </table:table-cell>
          <table:table-cell office:value-type="float" office:value="0.0647">
            <text:p>0.0647</text:p>
          </table:table-cell>
          <table:table-cell office:value-type="float" office:value="0.0651">
            <text:p>0.0651</text:p>
          </table:table-cell>
          <table:table-cell office:value-type="float" office:value="0.1044">
            <text:p>0.1044</text:p>
          </table:table-cell>
          <table:table-cell office:value-type="float" office:value="0.0657">
            <text:p>0.0657</text:p>
          </table:table-cell>
          <table:table-cell office:value-type="float" office:value="0.0626">
            <text:p>0.0626</text:p>
          </table:table-cell>
          <table:table-cell office:value-type="float" office:value="0.0616">
            <text:p>0.0616</text:p>
          </table:table-cell>
          <table:table-cell office:value-type="float" office:value="0.0649">
            <text:p>0.0649</text:p>
          </table:table-cell>
          <table:table-cell office:value-type="float" office:value="0.0595">
            <text:p>0.0595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0.06651">
            <text:p>0.06651</text:p>
          </table:table-cell>
          <table:table-cell table:formula="of:=CONFIDENCE(0.01; STDEV([.$BA17:.BJ17]); COUNT([.$BA17:.BJ17]))" office:value-type="float" office:value="0.011098636426148">
            <text:p>0.0110986364</text:p>
          </table:table-cell>
          <table:table-cell table:formula="of:=MEDIAN([.$BA17:.BJ17])" office:value-type="float" office:value="0.06365">
            <text:p>0.06365</text:p>
          </table:table-cell>
          <table:table-cell table:formula="of:=[.BN11]/[.BN17]" office:value-type="float" office:value="14.7556952081697">
            <text:p>14.7556952082</text:p>
          </table:table-cell>
          <table:table-cell table:formula="of:=[.BL5]/[.BL17]" office:value-type="float" office:value="22.637798827244">
            <text:p>22.6377988272</text:p>
          </table:table-cell>
          <table:table-cell/>
          <table:table-cell table:formula="of:=1/[.BL17]/[.$A$23]" office:value-type="float" office:value="0.00808277363500469">
            <text:p>0.0080827736</text:p>
          </table:table-cell>
          <table:table-cell table:formula="of:=[.BR17]/MIN([.$BR$2:.$BR$6];[.$BR$8:.$BR$12];[.$BR$14:.$BR$18])" office:value-type="float" office:value="49.6980339280356">
            <text:p>49.698033928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624">
            <text:p>0.0624</text:p>
          </table:table-cell>
          <table:table-cell office:value-type="float" office:value="0.0626">
            <text:p>0.0626</text:p>
          </table:table-cell>
          <table:table-cell office:value-type="float" office:value="0.0611">
            <text:p>0.0611</text:p>
          </table:table-cell>
          <table:table-cell office:value-type="float" office:value="0.0576">
            <text:p>0.0576</text:p>
          </table:table-cell>
          <table:table-cell office:value-type="float" office:value="0.0462">
            <text:p>0.0462</text:p>
          </table:table-cell>
          <table:table-cell office:value-type="float" office:value="0.0678">
            <text:p>0.0678</text:p>
          </table:table-cell>
          <table:table-cell office:value-type="float" office:value="0.0653">
            <text:p>0.0653</text:p>
          </table:table-cell>
          <table:table-cell office:value-type="float" office:value="0.0615">
            <text:p>0.0615</text:p>
          </table:table-cell>
          <table:table-cell office:value-type="float" office:value="0.0439">
            <text:p>0.0439</text:p>
          </table:table-cell>
          <table:table-cell office:value-type="float" office:value="0.0592">
            <text:p>0.0592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0.05876">
            <text:p>0.05876</text:p>
          </table:table-cell>
          <table:table-cell table:formula="of:=CONFIDENCE(0.01; STDEV([.$BA18:.BJ18]); COUNT([.$BA18:.BJ18]))" office:value-type="float" office:value="0.00634200584040128">
            <text:p>0.0063420058</text:p>
          </table:table-cell>
          <table:table-cell table:formula="of:=MEDIAN([.$BA18:.BJ18])" office:value-type="float" office:value="0.0613">
            <text:p>0.0613</text:p>
          </table:table-cell>
          <table:table-cell table:formula="of:=[.BN12]/[.BN18]" office:value-type="float" office:value="16.6190864600326">
            <text:p>16.61908646</text:p>
          </table:table-cell>
          <table:table-cell table:formula="of:=[.BL6]/[.BL18]" office:value-type="float" office:value="120.838183571591">
            <text:p>120.8381835716</text:p>
          </table:table-cell>
          <table:table-cell/>
          <table:table-cell table:formula="of:=1/[.BL18]/[.$A$23]" office:value-type="float" office:value="0.0091488304027257">
            <text:p>0.0091488304</text:p>
          </table:table-cell>
          <table:table-cell table:formula="of:=[.BR18]/MIN([.$BR$2:.$BR$6];[.$BR$8:.$BR$12];[.$BR$14:.$BR$18])" office:value-type="float" office:value="56.252829076815">
            <text:p>56.2528290768</text:p>
          </table:table-cell>
        </table:table-row>
        <table:table-row table:style-name="ro2" table:number-rows-repeated="4">
          <table:table-cell table:number-columns-repeated="71"/>
        </table:table-row>
        <table:table-row table:style-name="ro2">
          <table:table-cell table:style-name="ce1" office:value-type="currency" office:currency="USD" office:value="1860.17">
            <text:p>$1,860.17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56.252829076815">
            <text:p>56.2528290768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7.44387532198256">
            <text:p>7.443875322</text:p>
          </table:table-cell>
          <table:table-cell table:number-columns-repeated="15"/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7.55692789623899">
            <text:p>7.5569278962</text:p>
          </table:table-cell>
          <table:table-cell table:number-columns-repeated="17"/>
        </table:table-row>
      </table:table>
      <table:table table:name="Costperf Summary" table:style-name="ta1">
        <table:shapes>
          <draw:frame draw:z-index="0" draw:style-name="gr1" svg:width="12in" svg:height="8in" svg:x="4.8583in" svg:y="0.476in">
            <draw:object draw:notify-on-update-of-ranges="disksim.BA23:disksim.BA24 'Costperf Summary'.A7:'Costperf Summary'.A7 disksim.BB23:disksim.BB24 'Costperf Summary'.A8:'Costperf Summary'.A8 raid.BB23:raid.BB24 'Costperf Summary'.A9:'Costperf Summary'.A9 wifi.BB23:wifi.BB24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8" table:default-cell-style-name="Default"/>
        <table:table-row table:style-name="ro3" table:number-rows-repeated="6">
          <table:table-cell/>
        </table:table-row>
        <table:table-row table:style-name="ro2">
          <table:table-cell office:value-type="string">
            <text:p>disksim</text:p>
          </table:table-cell>
        </table:table-row>
        <table:table-row table:style-name="ro2">
          <table:table-cell office:value-type="string">
            <text:p>raid</text:p>
          </table:table-cell>
        </table:table-row>
        <table:table-row table:style-name="ro2">
          <table:table-cell office:value-type="string">
            <text:p>wifi</text:p>
          </table:table-cell>
        </table:table-row>
      </table:table>
      <table:named-expressions/>
      <table:database-ranges>
        <table:database-range table:name="__Anonymous_Sheet_DB__0" table:target-range-address="wifi.A1:wifi.BS18" table:contains-header="false" table:orientation="column"/>
        <table:database-range table:name="__Anonymous_Sheet_DB__1" table:target-range-address="raid.A2:raid.BJ1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disksim.A2:disksim.BJ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2:20:06</meta:creation-date>
    <dc:date>2014-07-05T15:46:57</dc:date>
    <meta:editing-duration>P6DT1H37M42S</meta:editing-duration>
    <meta:editing-cycles>21</meta:editing-cycles>
    <meta:generator>LibreOffice/3.5$Linux_X86_64 LibreOffice_project/350m1$Build-2</meta:generator>
    <meta:document-statistic meta:table-count="4" meta:cell-count="245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wifi.BM2:wifi.BM6" chart:error-lower-range="wifi.BM2:wifi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wifi.BM8:wifi.BM12" chart:error-lower-range="wifi.BM8:wifi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wifi.BM14:wifi.BM18" chart:error-lower-range="wifi.BM14:wifi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14:wifi.BL18 wifi.BL1:wifi.BL13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14:wifi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wifi.BL2:wifi.BL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L8:wifi.BL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L14:wifi.BL18" chart:label-cell-address="wifi.BL13:wifi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14:wifi.BK18</svg:desc>
                </draw:g>
              </table:table-cell>
              <table:table-cell office:value-type="float" office:value="75.4457133333333">
                <text:p>75.4457133333333</text:p>
                <draw:g>
                  <svg:desc>wifi.BL2:wifi.BL6</svg:desc>
                </draw:g>
              </table:table-cell>
              <table:table-cell office:value-type="float" office:value="0.0721569594193937">
                <text:p>0.0721569594193937</text:p>
                <draw:g>
                  <svg:desc>wifi.BM2:wifi.BM6</svg:desc>
                </draw:g>
              </table:table-cell>
              <table:table-cell office:value-type="float" office:value="0.0721569594193937">
                <text:p>0.0721569594193937</text:p>
                <draw:g>
                  <svg:desc>wifi.BM2:wifi.BM6</svg:desc>
                </draw:g>
              </table:table-cell>
              <table:table-cell office:value-type="float" office:value="79.740875">
                <text:p>79.740875</text:p>
                <draw:g>
                  <svg:desc>wifi.BL8:wifi.BL12</svg:desc>
                </draw:g>
              </table:table-cell>
              <table:table-cell office:value-type="float" office:value="0.261170092704548">
                <text:p>0.261170092704548</text:p>
                <draw:g>
                  <svg:desc>wifi.BM8:wifi.BM12</svg:desc>
                </draw:g>
              </table:table-cell>
              <table:table-cell office:value-type="float" office:value="0.261170092704548">
                <text:p>0.261170092704548</text:p>
                <draw:g>
                  <svg:desc>wifi.BM8:wifi.BM12</svg:desc>
                </draw:g>
              </table:table-cell>
              <table:table-cell office:value-type="float" office:value="5.15218">
                <text:p>5.15218</text:p>
                <draw:g>
                  <svg:desc>wifi.BL14:wifi.BL18</svg:desc>
                </draw:g>
              </table:table-cell>
              <table:table-cell office:value-type="float" office:value="0.0280452707018035">
                <text:p>0.0280452707018035</text:p>
                <draw:g>
                  <svg:desc>wifi.BM14:wifi.BM18</svg:desc>
                </draw:g>
              </table:table-cell>
              <table:table-cell office:value-type="float" office:value="0.0280452707018035">
                <text:p>0.0280452707018035</text:p>
                <draw:g>
                  <svg:desc>wifi.BM14:wifi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7136516666667">
                <text:p>41.7136516666667</text:p>
              </table:table-cell>
              <table:table-cell office:value-type="float" office:value="0.0298684646256712">
                <text:p>0.0298684646256712</text:p>
              </table:table-cell>
              <table:table-cell office:value-type="float" office:value="0.0298684646256712">
                <text:p>0.0298684646256712</text:p>
              </table:table-cell>
              <table:table-cell office:value-type="float" office:value="45.00547">
                <text:p>45.00547</text:p>
              </table:table-cell>
              <table:table-cell office:value-type="float" office:value="0.0512501516607433">
                <text:p>0.0512501516607433</text:p>
              </table:table-cell>
              <table:table-cell office:value-type="float" office:value="0.0512501516607433">
                <text:p>0.0512501516607433</text:p>
              </table:table-cell>
              <table:table-cell office:value-type="float" office:value="3.15607">
                <text:p>3.15607</text:p>
              </table:table-cell>
              <table:table-cell office:value-type="float" office:value="0.360257628615053">
                <text:p>0.360257628615053</text:p>
              </table:table-cell>
              <table:table-cell office:value-type="float" office:value="0.360257628615053">
                <text:p>0.3602576286150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.0887266666667">
                <text:p>40.0887266666667</text:p>
              </table:table-cell>
              <table:table-cell office:value-type="float" office:value="3.32281544727453">
                <text:p>3.32281544727453</text:p>
              </table:table-cell>
              <table:table-cell office:value-type="float" office:value="3.32281544727453">
                <text:p>3.32281544727453</text:p>
              </table:table-cell>
              <table:table-cell office:value-type="float" office:value="26.5798983333333">
                <text:p>26.5798983333333</text:p>
              </table:table-cell>
              <table:table-cell office:value-type="float" office:value="0.172538127473274">
                <text:p>0.172538127473274</text:p>
              </table:table-cell>
              <table:table-cell office:value-type="float" office:value="0.172538127473274">
                <text:p>0.172538127473274</text:p>
              </table:table-cell>
              <table:table-cell office:value-type="float" office:value="1.88978">
                <text:p>1.88978</text:p>
              </table:table-cell>
              <table:table-cell office:value-type="float" office:value="0.086500251471586">
                <text:p>0.086500251471586</text:p>
              </table:table-cell>
              <table:table-cell office:value-type="float" office:value="0.086500251471586">
                <text:p>0.08650025147158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2191633333333">
                <text:p>25.2191633333333</text:p>
              </table:table-cell>
              <table:table-cell office:value-type="float" office:value="2.32373848174611">
                <text:p>2.32373848174611</text:p>
              </table:table-cell>
              <table:table-cell office:value-type="float" office:value="2.32373848174611">
                <text:p>2.32373848174611</text:p>
              </table:table-cell>
              <table:table-cell office:value-type="float" office:value="22.5794516666667">
                <text:p>22.5794516666667</text:p>
              </table:table-cell>
              <table:table-cell office:value-type="float" office:value="0.194596878967892">
                <text:p>0.194596878967892</text:p>
              </table:table-cell>
              <table:table-cell office:value-type="float" office:value="0.194596878967892">
                <text:p>0.194596878967892</text:p>
              </table:table-cell>
              <table:table-cell office:value-type="float" office:value="3.37523">
                <text:p>3.37523</text:p>
              </table:table-cell>
              <table:table-cell office:value-type="float" office:value="0.621817759957767">
                <text:p>0.621817759957767</text:p>
              </table:table-cell>
              <table:table-cell office:value-type="float" office:value="0.621817759957767">
                <text:p>0.6218177599577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2.66553">
                <text:p>62.66553</text:p>
              </table:table-cell>
              <table:table-cell office:value-type="float" office:value="10.9372883248769">
                <text:p>10.9372883248769</text:p>
              </table:table-cell>
              <table:table-cell office:value-type="float" office:value="10.9372883248769">
                <text:p>10.9372883248769</text:p>
              </table:table-cell>
              <table:table-cell office:value-type="float" office:value="21.14705">
                <text:p>21.14705</text:p>
              </table:table-cell>
              <table:table-cell office:value-type="float" office:value="0.165319961581877">
                <text:p>0.165319961581877</text:p>
              </table:table-cell>
              <table:table-cell office:value-type="float" office:value="0.165319961581877">
                <text:p>0.165319961581877</text:p>
              </table:table-cell>
              <table:table-cell office:value-type="float" office:value="1.48532">
                <text:p>1.48532</text:p>
              </table:table-cell>
              <table:table-cell office:value-type="float" office:value="0.00502324139377392">
                <text:p>0.00502324139377392</text:p>
              </table:table-cell>
              <table:table-cell office:value-type="float" office:value="0.00502324139377392">
                <text:p>0.00502324139377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onstant"/>
    </style:style>
    <style:style style:name="ch11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K18 wifi.BL1:wifi.BL1 raid.BS2:raid.BS6 wifi.BL7:wifi.BL7 raid.BS8:raid.BS12 wifi.BL13:wifi.BL13 raid.BS14:raid.BS18" chart:data-source-has-labels="both" svg:x="1.932cm" svg:y="1.759cm" svg:width="19.446cm" svg:height="16.762cm">
          <chartooo:coordinate-region svg:x="3.707cm" svg:y="2.077cm" svg:width="17.364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6">
            <chart:title svg:x="0.451cm" svg:y="14.332cm" chart:style-name="ch7">
              <text:p>Normalized Performance for Cost</text:p>
            </chart:title>
            <chart:grid chart:style-name="ch8" chart:class="major"/>
          </chart:axis>
          <chart:series chart:style-name="ch9" chart:values-cell-range-address="raid.BS2:raid.BS6" chart:label-cell-address="wifi.BL1:wifi.BL1" chart:class="chart:line">
            <chart:error-indicator chart:style-name="ch10" chart:dimension="y"/>
            <chart:data-point chart:repeated="5"/>
          </chart:series>
          <chart:series chart:style-name="ch11" chart:values-cell-range-address="raid.BS8:raid.BS12" chart:label-cell-address="wifi.BL7:wifi.BL7" chart:class="chart:line">
            <chart:error-indicator chart:style-name="ch10" chart:dimension="y"/>
            <chart:data-point chart:repeated="5"/>
          </chart:series>
          <chart:series chart:style-name="ch12" chart:values-cell-range-address="raid.BS14:raid.BS18" chart:label-cell-address="wifi.BL13:wifi.BL1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1.07273233897874">
                <text:p>1.07273233897874</text:p>
                <draw:g>
                  <svg:desc>raid.BS2:raid.BS6</svg:desc>
                </draw:g>
              </table:table-cell>
              <table:table-cell office:value-type="float" office:value="1">
                <text:p>1</text:p>
                <draw:g>
                  <svg:desc>raid.BS8:raid.BS12</svg:desc>
                </draw:g>
              </table:table-cell>
              <table:table-cell office:value-type="float" office:value="60.0689017259804">
                <text:p>60.0689017259804</text:p>
                <draw:g>
                  <svg:desc>raid.BS14:raid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8510846686964">
                <text:p>3.78510846686964</text:p>
              </table:table-cell>
              <table:table-cell office:value-type="float" office:value="3.4281854399132">
                <text:p>3.4281854399132</text:p>
              </table:table-cell>
              <table:table-cell office:value-type="float" office:value="210.220074301907">
                <text:p>210.2200743019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.22824110966122">
                <text:p>8.22824110966122</text:p>
              </table:table-cell>
              <table:table-cell office:value-type="float" office:value="10.887745820008">
                <text:p>10.887745820008</text:p>
              </table:table-cell>
              <table:table-cell office:value-type="float" office:value="509.631649215174">
                <text:p>509.6316492151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.5862443504688">
                <text:p>15.5862443504688</text:p>
              </table:table-cell>
              <table:table-cell office:value-type="float" office:value="22.3378072092543">
                <text:p>22.3378072092543</text:p>
              </table:table-cell>
              <table:table-cell office:value-type="float" office:value="763.040847190108">
                <text:p>763.0408471901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0403545939722">
                <text:p>10.0403545939722</text:p>
              </table:table-cell>
              <table:table-cell office:value-type="float" office:value="33.552565777846">
                <text:p>33.552565777846</text:p>
              </table:table-cell>
              <table:table-cell office:value-type="float" office:value="1987.78893266892">
                <text:p>1987.788932668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2:wifi.BK6 wifi.BL1:wifi.BL1 wifi.BS2:wifi.BS6 wifi.BL7:wifi.BL7 wifi.BS8:wifi.BS12 wifi.BL13:wifi.BL13 wifi.BS14:wifi.BS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2:wifi.BK6"/>
          </chart:axis>
          <chart:axis chart:dimension="y" chart:name="primary-y" chart:style-name="ch4">
            <chart:title svg:x="0.451cm" svg:y="14.332cm" chart:style-name="ch6">
              <text:p>Normalized Performance for Cost</text:p>
            </chart:title>
            <chart:grid chart:style-name="ch7" chart:class="major"/>
          </chart:axis>
          <chart:series chart:style-name="ch8" chart:values-cell-range-address="wifi.BS2:wifi.BS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S8:wifi.BS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S14:wifi.BS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2:wifi.BK6</svg:desc>
                </draw:g>
              </table:table-cell>
              <table:table-cell office:value-type="float" office:value="1.05693049315724">
                <text:p>1.05693049315724</text:p>
                <draw:g>
                  <svg:desc>wifi.BS2:wifi.BS6</svg:desc>
                </draw:g>
              </table:table-cell>
              <table:table-cell office:value-type="float" office:value="1">
                <text:p>1</text:p>
                <draw:g>
                  <svg:desc>wifi.BS8:wifi.BS12</svg:desc>
                </draw:g>
              </table:table-cell>
              <table:table-cell office:value-type="float" office:value="7.20493637522599">
                <text:p>7.20493637522599</text:p>
                <draw:g>
                  <svg:desc>wifi.BS14:wifi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9116253747624">
                <text:p>1.9116253747624</text:p>
              </table:table-cell>
              <table:table-cell office:value-type="float" office:value="1.77180407181616">
                <text:p>1.77180407181616</text:p>
              </table:table-cell>
              <table:table-cell office:value-type="float" office:value="11.7618205850035">
                <text:p>11.76182058500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98910969817117">
                <text:p>1.98910969817117</text:p>
              </table:table-cell>
              <table:table-cell office:value-type="float" office:value="3.00004439445122">
                <text:p>3.00004439445122</text:p>
              </table:table-cell>
              <table:table-cell office:value-type="float" office:value="19.6430955421858">
                <text:p>19.643095542185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16191595835389">
                <text:p>3.16191595835389</text:p>
              </table:table-cell>
              <table:table-cell office:value-type="float" office:value="3.53156826734278">
                <text:p>3.53156826734278</text:p>
              </table:table-cell>
              <table:table-cell office:value-type="float" office:value="10.9981035644125">
                <text:p>10.99810356441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7248385196774">
                <text:p>1.27248385196774</text:p>
              </table:table-cell>
              <table:table-cell office:value-type="float" office:value="3.77078008516554">
                <text:p>3.77078008516554</text:p>
              </table:table-cell>
              <table:table-cell office:value-type="float" office:value="24.9920078459267">
                <text:p>24.99200784592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2:disksim.BK6 disksim.BL1:disksim.BL1 disksim.BS2:disksim.BS6 wifi.BL7:wifi.BL7 disksim.BS8:disksim.BS12 wifi.BL13:wifi.BL13 disksim.BS14:disksim.BS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2:disksim.BK6"/>
          </chart:axis>
          <chart:axis chart:dimension="y" chart:name="primary-y" chart:style-name="ch4">
            <chart:title svg:x="0.451cm" svg:y="14.332cm" chart:style-name="ch6">
              <text:p>Normalized Performance for Cost</text:p>
            </chart:title>
            <chart:grid chart:style-name="ch7" chart:class="major"/>
          </chart:axis>
          <chart:series chart:style-name="ch8" chart:values-cell-range-address="disksim.BS2:disksim.BS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S8:disksim.BS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disksim.BS14:disksim.BS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2:disksim.BK6</svg:desc>
                </draw:g>
              </table:table-cell>
              <table:table-cell office:value-type="float" office:value="3.01518608742917">
                <text:p>3.01518608742917</text:p>
                <draw:g>
                  <svg:desc>disksim.BS2:disksim.BS6</svg:desc>
                </draw:g>
              </table:table-cell>
              <table:table-cell office:value-type="float" office:value="2.83835844054784">
                <text:p>2.83835844054784</text:p>
                <draw:g>
                  <svg:desc>disksim.BS8:disksim.BS12</svg:desc>
                </draw:g>
              </table:table-cell>
              <table:table-cell office:value-type="float" office:value="20.9641417933256">
                <text:p>20.9641417933256</text:p>
                <draw:g>
                  <svg:desc>disksim.BS14:disksim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86260144042551">
                <text:p>4.86260144042551</text:p>
              </table:table-cell>
              <table:table-cell office:value-type="float" office:value="4.47558231395999">
                <text:p>4.47558231395999</text:p>
              </table:table-cell>
              <table:table-cell office:value-type="float" office:value="30.8456162425686">
                <text:p>30.84561624256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14774273947796">
                <text:p>4.14774273947796</text:p>
              </table:table-cell>
              <table:table-cell office:value-type="float" office:value="6.66315960692987">
                <text:p>6.66315960692987</text:p>
              </table:table-cell>
              <table:table-cell office:value-type="float" office:value="46.9986668072465">
                <text:p>46.99866680724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71590265047865">
                <text:p>4.71590265047865</text:p>
              </table:table-cell>
              <table:table-cell office:value-type="float" office:value="7.55692789623899">
                <text:p>7.55692789623899</text:p>
              </table:table-cell>
              <table:table-cell office:value-type="float" office:value="49.6980339280356">
                <text:p>49.69803392803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.82107192891166">
                <text:p>6.82107192891166</text:p>
              </table:table-cell>
              <table:table-cell office:value-type="float" office:value="56.252829076815">
                <text:p>56.2528290768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bar" chart:style-name="ch1">
        <chart:legend chart:legend-position="end" svg:x="27.581cm" svg:y="8.982cm" style:legend-expansion="high" chart:style-name="ch2"/>
        <chart:plot-area chart:style-name="ch3" table:cell-range-address="disksim.BA23:disksim.BB24 'Costperf Summary'.A7:'Costperf Summary'.A9 raid.BB23:raid.BB24 wifi.BB23:wifi.BB24" chart:data-source-has-labels="both" svg:x="1.059cm" svg:y="1.759cm" svg:width="25.304cm" svg:height="16.762cm">
          <chartooo:coordinate-region svg:x="4.028cm" svg:y="1.759cm" svg:width="21.724cm" svg:height="15.877cm"/>
          <chart:axis chart:dimension="x" chart:name="primary-x" chart:style-name="ch4" chartooo:axis-type="auto">
            <chartooo:date-scale/>
            <chart:categories table:cell-range-address="disksim.BA23:disksim.BA24"/>
          </chart:axis>
          <chart:axis chart:dimension="y" chart:name="primary-y" chart:style-name="ch5">
            <chart:title svg:x="8.249cm" svg:y="18.928cm" chart:style-name="ch6">
              <text:p>Maximum Normalized Performance for Cost</text:p>
            </chart:title>
            <chart:grid chart:style-name="ch7" chart:class="major"/>
          </chart:axis>
          <chart:series chart:style-name="ch8" chart:values-cell-range-address="disksim.BB23:disksim.BB24" chart:label-cell-address="'Costperf Summary'.A7:'Costperf Summary'.A7" chart:class="chart:bar">
            <chart:data-point chart:repeated="2"/>
          </chart:series>
          <chart:series chart:style-name="ch9" chart:values-cell-range-address="raid.BB23:raid.BB24" chart:label-cell-address="'Costperf Summary'.A8:'Costperf Summary'.A8" chart:class="chart:bar">
            <chart:data-point chart:repeated="2"/>
          </chart:series>
          <chart:series chart:style-name="ch10" chart:values-cell-range-address="wifi.BB23:wifi.BB24" chart:label-cell-address="'Costperf Summary'.A9:'Costperf Summary'.A9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ksim</text:p>
                <draw:g>
                  <svg:desc>'Costperf Summary'.A7:'Costperf Summary'.A7</svg:desc>
                </draw:g>
              </table:table-cell>
              <table:table-cell office:value-type="string">
                <text:p>raid</text:p>
                <draw:g>
                  <svg:desc>'Costperf Summary'.A8:'Costperf Summary'.A8</svg:desc>
                </draw:g>
              </table:table-cell>
              <table:table-cell office:value-type="string">
                <text:p>wifi</text:p>
                <draw:g>
                  <svg:desc>'Costperf Summary'.A9:'Costperf Summary'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86 value</text:p>
                <draw:g>
                  <svg:desc>disksim.BA23:disksim.BA24</svg:desc>
                </draw:g>
              </table:table-cell>
              <table:table-cell office:value-type="float" office:value="56.252829076815">
                <text:p>56.252829076815</text:p>
                <draw:g>
                  <svg:desc>disksim.BB23:disksim.BB24</svg:desc>
                </draw:g>
              </table:table-cell>
              <table:table-cell office:value-type="float" office:value="1987.78893266892">
                <text:p>1987.78893266892</text:p>
                <draw:g>
                  <svg:desc>raid.BB23:raid.BB24</svg:desc>
                </draw:g>
              </table:table-cell>
              <table:table-cell office:value-type="float" office:value="24.9920078459267">
                <text:p>24.9920078459267</text:p>
                <draw:g>
                  <svg:desc>wifi.BB23:wifi.BB24</svg:desc>
                </draw:g>
              </table:table-cell>
            </table:table-row>
            <table:table-row>
              <table:table-cell office:value-type="string">
                <text:p>ARM value</text:p>
              </table:table-cell>
              <table:table-cell office:value-type="float" office:value="7.55692789623899">
                <text:p>7.55692789623899</text:p>
              </table:table-cell>
              <table:table-cell office:value-type="float" office:value="33.552565777846">
                <text:p>33.552565777846</text:p>
              </table:table-cell>
              <table:table-cell office:value-type="float" office:value="3.77078008516554">
                <text:p>3.7707800851655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raid.BM2:raid.BM6" chart:error-lower-range="raid.BM2:raid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raid.BM8:raid.BM12" chart:error-lower-range="raid.BM8:raid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raid.BM14:raid.BM18" chart:error-lower-range="raid.BM14:raid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L18 raid.BL1:raid.BL13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raid.BL2:raid.BL6" chart:label-cell-address="raid.BL1:raid.BL1" chart:class="chart:line">
            <chart:error-indicator chart:style-name="ch9" chart:dimension="y"/>
            <chart:data-point chart:repeated="5"/>
          </chart:series>
          <chart:series chart:style-name="ch10" chart:values-cell-range-address="raid.BL8:raid.BL12" chart:label-cell-address="raid.BL7:raid.BL7" chart:class="chart:line">
            <chart:error-indicator chart:style-name="ch9" chart:dimension="y"/>
            <chart:data-point chart:repeated="5"/>
          </chart:series>
          <chart:series chart:style-name="ch11" chart:values-cell-range-address="raid.BL14:raid.BL18" chart:label-cell-address="raid.BL13:raid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BL1:raid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raid.BL7:raid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raid.BL13:raid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35.98381">
                <text:p>35.98381</text:p>
                <draw:g>
                  <svg:desc>raid.BL2:raid.BL6</svg:desc>
                </draw:g>
              </table:table-cell>
              <table:table-cell office:value-type="float" office:value="0.056785677691443">
                <text:p>0.056785677691443</text:p>
                <draw:g>
                  <svg:desc>raid.BM2:raid.BM6</svg:desc>
                </draw:g>
              </table:table-cell>
              <table:table-cell office:value-type="float" office:value="0.056785677691443">
                <text:p>0.056785677691443</text:p>
                <draw:g>
                  <svg:desc>raid.BM2:raid.BM6</svg:desc>
                </draw:g>
              </table:table-cell>
              <table:table-cell office:value-type="float" office:value="38.6009966666667">
                <text:p>38.6009966666667</text:p>
                <draw:g>
                  <svg:desc>raid.BL8:raid.BL12</svg:desc>
                </draw:g>
              </table:table-cell>
              <table:table-cell office:value-type="float" office:value="0.118119982325581">
                <text:p>0.118119982325581</text:p>
                <draw:g>
                  <svg:desc>raid.BM8:raid.BM12</svg:desc>
                </draw:g>
              </table:table-cell>
              <table:table-cell office:value-type="float" office:value="0.118119982325581">
                <text:p>0.118119982325581</text:p>
                <draw:g>
                  <svg:desc>raid.BM8:raid.BM12</svg:desc>
                </draw:g>
              </table:table-cell>
              <table:table-cell office:value-type="float" office:value="0.29915">
                <text:p>0.29915</text:p>
                <draw:g>
                  <svg:desc>raid.BL14:raid.BL18</svg:desc>
                </draw:g>
              </table:table-cell>
              <table:table-cell office:value-type="float" office:value="0.00807460747475701">
                <text:p>0.00807460747475701</text:p>
                <draw:g>
                  <svg:desc>raid.BM14:raid.BM18</svg:desc>
                </draw:g>
              </table:table-cell>
              <table:table-cell office:value-type="float" office:value="0.00807460747475701">
                <text:p>0.00807460747475701</text:p>
                <draw:g>
                  <svg:desc>raid.BM14:raid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1981216666667">
                <text:p>10.1981216666667</text:p>
              </table:table-cell>
              <table:table-cell office:value-type="float" office:value="0.0163889886250815">
                <text:p>0.0163889886250815</text:p>
              </table:table-cell>
              <table:table-cell office:value-type="float" office:value="0.0163889886250815">
                <text:p>0.0163889886250815</text:p>
              </table:table-cell>
              <table:table-cell office:value-type="float" office:value="11.2598916666667">
                <text:p>11.2598916666667</text:p>
              </table:table-cell>
              <table:table-cell office:value-type="float" office:value="0.0210530931906606">
                <text:p>0.0210530931906606</text:p>
              </table:table-cell>
              <table:table-cell office:value-type="float" office:value="0.0210530931906606">
                <text:p>0.0210530931906606</text:p>
              </table:table-cell>
              <table:table-cell office:value-type="float" office:value="0.08548">
                <text:p>0.08548</text:p>
              </table:table-cell>
              <table:table-cell office:value-type="float" office:value="0.00958293127178254">
                <text:p>0.00958293127178254</text:p>
              </table:table-cell>
              <table:table-cell office:value-type="float" office:value="0.00958293127178254">
                <text:p>0.009582931271782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69128166666667">
                <text:p>4.69128166666667</text:p>
              </table:table-cell>
              <table:table-cell office:value-type="float" office:value="0.73710401792731">
                <text:p>0.73710401792731</text:p>
              </table:table-cell>
              <table:table-cell office:value-type="float" office:value="0.73710401792731">
                <text:p>0.73710401792731</text:p>
              </table:table-cell>
              <table:table-cell office:value-type="float" office:value="3.54536166666667">
                <text:p>3.54536166666667</text:p>
              </table:table-cell>
              <table:table-cell office:value-type="float" office:value="0.0233342046899866">
                <text:p>0.0233342046899866</text:p>
              </table:table-cell>
              <table:table-cell office:value-type="float" office:value="0.0233342046899866">
                <text:p>0.0233342046899866</text:p>
              </table:table-cell>
              <table:table-cell office:value-type="float" office:value="0.03526">
                <text:p>0.03526</text:p>
              </table:table-cell>
              <table:table-cell office:value-type="float" office:value="0.0192311031693734">
                <text:p>0.0192311031693734</text:p>
              </table:table-cell>
              <table:table-cell office:value-type="float" office:value="0.0192311031693734">
                <text:p>0.01923110316937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47660666666667">
                <text:p>2.47660666666667</text:p>
              </table:table-cell>
              <table:table-cell office:value-type="float" office:value="0.469183536640023">
                <text:p>0.469183536640023</text:p>
              </table:table-cell>
              <table:table-cell office:value-type="float" office:value="0.469183536640023">
                <text:p>0.469183536640023</text:p>
              </table:table-cell>
              <table:table-cell office:value-type="float" office:value="1.72805666666667">
                <text:p>1.72805666666667</text:p>
              </table:table-cell>
              <table:table-cell office:value-type="float" office:value="0.147769330032159">
                <text:p>0.147769330032159</text:p>
              </table:table-cell>
              <table:table-cell office:value-type="float" office:value="0.147769330032159">
                <text:p>0.147769330032159</text:p>
              </table:table-cell>
              <table:table-cell office:value-type="float" office:value="0.02355">
                <text:p>0.02355</text:p>
              </table:table-cell>
              <table:table-cell office:value-type="float" office:value="0.0130729505183211">
                <text:p>0.0130729505183211</text:p>
              </table:table-cell>
              <table:table-cell office:value-type="float" office:value="0.0130729505183211">
                <text:p>0.01307295051832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844585">
                <text:p>3.844585</text:p>
              </table:table-cell>
              <table:table-cell office:value-type="float" office:value="0.791083283295602">
                <text:p>0.791083283295602</text:p>
              </table:table-cell>
              <table:table-cell office:value-type="float" office:value="0.791083283295602">
                <text:p>0.791083283295602</text:p>
              </table:table-cell>
              <table:table-cell office:value-type="float" office:value="1.15046333333333">
                <text:p>1.15046333333333</text:p>
              </table:table-cell>
              <table:table-cell office:value-type="float" office:value="0.0184915225125903">
                <text:p>0.0184915225125903</text:p>
              </table:table-cell>
              <table:table-cell office:value-type="float" office:value="0.0184915225125903">
                <text:p>0.0184915225125903</text:p>
              </table:table-cell>
              <table:table-cell office:value-type="float" office:value="0.00904">
                <text:p>0.00904</text:p>
              </table:table-cell>
              <table:table-cell office:value-type="float" office:value="0.000184950204195431">
                <text:p>0.000184950204195431</text:p>
              </table:table-cell>
              <table:table-cell office:value-type="float" office:value="0.000184950204195431">
                <text:p>0.0001849502041954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disksim.BM14:disksim.BM18" chart:error-lower-range="disksim.BM14:disksim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14:disksim.BL18 disksim.BL1:disksim.BL13" chart:data-source-has-labels="both" svg:x="1.932cm" svg:y="1.759cm" svg:width="19.446cm" svg:height="16.762cm">
          <chartooo:coordinate-region svg:x="2.488cm" svg:y="2.077cm" svg:width="18.583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14:disksim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disksim.BL2:disksim.BL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L8:disksim.BL12" chart:label-cell-address="disksim.BL7:disksim.BL7" chart:class="chart:line">
            <chart:error-indicator chart:style-name="ch9" chart:dimension="y"/>
            <chart:data-point chart:repeated="5"/>
          </chart:series>
          <chart:series chart:style-name="ch11" chart:values-cell-range-address="disksim.BL14:disksim.BL18" chart:label-cell-address="disksim.BL13:disksim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disksim.BL7:disksim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disksim.BL13:disksim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14:disksim.BK18</svg:desc>
                </draw:g>
              </table:table-cell>
              <table:table-cell office:value-type="float" office:value="2.35489666666667">
                <text:p>2.35489666666667</text:p>
                <draw:g>
                  <svg:desc>disksim.BL2:disksim.BL6</svg:desc>
                </draw:g>
              </table:table-cell>
              <table:table-cell office:value-type="float" office:value="0.00603686685760828">
                <text:p>0.00603686685760828</text:p>
                <draw:g>
                  <svg:desc>disksim.BM2:disksim.BM6</svg:desc>
                </draw:g>
              </table:table-cell>
              <table:table-cell office:value-type="float" office:value="0.00603686685760828">
                <text:p>0.00603686685760828</text:p>
                <draw:g>
                  <svg:desc>disksim.BM2:disksim.BM6</svg:desc>
                </draw:g>
              </table:table-cell>
              <table:table-cell office:value-type="float" office:value="2.501605">
                <text:p>2.501605</text:p>
                <draw:g>
                  <svg:desc>disksim.BL8:disksim.BL12</svg:desc>
                </draw:g>
              </table:table-cell>
              <table:table-cell office:value-type="float" office:value="0.00665131055391446">
                <text:p>0.00665131055391446</text:p>
                <draw:g>
                  <svg:desc>disksim.BM8:disksim.BM12</svg:desc>
                </draw:g>
              </table:table-cell>
              <table:table-cell office:value-type="float" office:value="0.00665131055391446">
                <text:p>0.00665131055391446</text:p>
                <draw:g>
                  <svg:desc>disksim.BM8:disksim.BM12</svg:desc>
                </draw:g>
              </table:table-cell>
              <table:table-cell office:value-type="float" office:value="0.15767">
                <text:p>0.15767</text:p>
                <draw:g>
                  <svg:desc>disksim.BL14:disksim.BL18</svg:desc>
                </draw:g>
              </table:table-cell>
              <table:table-cell office:value-type="float" office:value="0.0102120470070627">
                <text:p>0.0102120470070627</text:p>
                <draw:g>
                  <svg:desc>disksim.BM14:disksim.BM18</svg:desc>
                </draw:g>
              </table:table-cell>
              <table:table-cell office:value-type="float" office:value="0.0102120470070627">
                <text:p>0.0102120470070627</text:p>
                <draw:g>
                  <svg:desc>disksim.BM14:disksim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6021666666667">
                <text:p>1.46021666666667</text:p>
              </table:table-cell>
              <table:table-cell office:value-type="float" office:value="0.00469560084544447">
                <text:p>0.00469560084544447</text:p>
              </table:table-cell>
              <table:table-cell office:value-type="float" office:value="0.00469560084544447">
                <text:p>0.00469560084544447</text:p>
              </table:table-cell>
              <table:table-cell office:value-type="float" office:value="1.58648666666667">
                <text:p>1.58648666666667</text:p>
              </table:table-cell>
              <table:table-cell office:value-type="float" office:value="0.00386737783631114">
                <text:p>0.00386737783631114</text:p>
              </table:table-cell>
              <table:table-cell office:value-type="float" office:value="0.00386737783631114">
                <text:p>0.00386737783631114</text:p>
              </table:table-cell>
              <table:table-cell office:value-type="float" office:value="0.10716">
                <text:p>0.10716</text:p>
              </table:table-cell>
              <table:table-cell office:value-type="float" office:value="0.00769308602352805">
                <text:p>0.00769308602352805</text:p>
              </table:table-cell>
              <table:table-cell office:value-type="float" office:value="0.00769308602352805">
                <text:p>0.007693086023528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1188333333333">
                <text:p>1.71188333333333</text:p>
              </table:table-cell>
              <table:table-cell office:value-type="float" office:value="0.376105504071983">
                <text:p>0.376105504071983</text:p>
              </table:table-cell>
              <table:table-cell office:value-type="float" office:value="0.376105504071983">
                <text:p>0.376105504071983</text:p>
              </table:table-cell>
              <table:table-cell office:value-type="float" office:value="1.06562833333333">
                <text:p>1.06562833333333</text:p>
              </table:table-cell>
              <table:table-cell office:value-type="float" office:value="0.00610638169640105">
                <text:p>0.00610638169640105</text:p>
              </table:table-cell>
              <table:table-cell office:value-type="float" office:value="0.00610638169640105">
                <text:p>0.00610638169640105</text:p>
              </table:table-cell>
              <table:table-cell office:value-type="float" office:value="0.07033">
                <text:p>0.07033</text:p>
              </table:table-cell>
              <table:table-cell office:value-type="float" office:value="0.00306562165817199">
                <text:p>0.00306562165817199</text:p>
              </table:table-cell>
              <table:table-cell office:value-type="float" office:value="0.00306562165817199">
                <text:p>0.003065621658171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50564">
                <text:p>1.50564</text:p>
              </table:table-cell>
              <table:table-cell office:value-type="float" office:value="0.35212320010257">
                <text:p>0.35212320010257</text:p>
              </table:table-cell>
              <table:table-cell office:value-type="float" office:value="0.35212320010257">
                <text:p>0.35212320010257</text:p>
              </table:table-cell>
              <table:table-cell office:value-type="float" office:value="0.939595">
                <text:p>0.939595</text:p>
              </table:table-cell>
              <table:table-cell office:value-type="float" office:value="0.00503870062645062">
                <text:p>0.00503870062645062</text:p>
              </table:table-cell>
              <table:table-cell office:value-type="float" office:value="0.00503870062645062">
                <text:p>0.00503870062645062</text:p>
              </table:table-cell>
              <table:table-cell office:value-type="float" office:value="0.06651">
                <text:p>0.06651</text:p>
              </table:table-cell>
              <table:table-cell office:value-type="float" office:value="0.011098636426148">
                <text:p>0.011098636426148</text:p>
              </table:table-cell>
              <table:table-cell office:value-type="float" office:value="0.011098636426148">
                <text:p>0.0110986364261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10045166666667">
                <text:p>7.10045166666667</text:p>
              </table:table-cell>
              <table:table-cell office:value-type="float" office:value="1.22975058031876">
                <text:p>1.22975058031876</text:p>
              </table:table-cell>
              <table:table-cell office:value-type="float" office:value="1.22975058031876">
                <text:p>1.22975058031876</text:p>
              </table:table-cell>
              <table:table-cell office:value-type="float" office:value="1.04095833333333">
                <text:p>1.04095833333333</text:p>
              </table:table-cell>
              <table:table-cell office:value-type="float" office:value="0.0259599228009353">
                <text:p>0.0259599228009353</text:p>
              </table:table-cell>
              <table:table-cell office:value-type="float" office:value="0.0259599228009353">
                <text:p>0.0259599228009353</text:p>
              </table:table-cell>
              <table:table-cell office:value-type="float" office:value="0.05876">
                <text:p>0.05876</text:p>
              </table:table-cell>
              <table:table-cell office:value-type="float" office:value="0.00634200584040128">
                <text:p>0.00634200584040128</text:p>
              </table:table-cell>
              <table:table-cell office:value-type="float" office:value="0.00634200584040128">
                <text:p>0.00634200584040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14:disksim.BK18 disksim.BL1:disksim.BL1 disksim.BN2:disksim.BN6 disksim.BL7:disksim.BL7 disksim.BN8:disksim.BN12 disksim.BL13:disksim.BL13 disksim.BN14:disksim.BN18" chart:data-source-has-labels="both" svg:x="1.932cm" svg:y="1.759cm" svg:width="19.446cm" svg:height="16.762cm">
          <chartooo:coordinate-region svg:x="2.488cm" svg:y="2.078cm" svg:width="18.583cm" svg:height="15.558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14:disksim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disksim.BN2:disksim.BN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N8:disksim.BN12" chart:label-cell-address="disksim.BL7:disksim.BL7" chart:class="chart:line">
            <chart:error-indicator chart:style-name="ch9" chart:dimension="y"/>
            <chart:data-point chart:repeated="5"/>
          </chart:series>
          <chart:series chart:style-name="ch11" chart:values-cell-range-address="disksim.BN14:disksim.BN18" chart:label-cell-address="disksim.BL13:disksim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TCP</text:p>
                <draw:g>
                  <svg:desc>disksim.BL7:disksim.BL7</svg:desc>
                </draw:g>
              </table:table-cell>
              <table:table-cell office:value-type="string">
                <text:p>x86</text:p>
                <draw:g>
                  <svg:desc>disksim.BL13:disksim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14:disksim.BK18</svg:desc>
                </draw:g>
              </table:table-cell>
              <table:table-cell office:value-type="float" office:value="2.3518">
                <text:p>2.3518</text:p>
                <draw:g>
                  <svg:desc>disksim.BN2:disksim.BN6</svg:desc>
                </draw:g>
              </table:table-cell>
              <table:table-cell office:value-type="float" office:value="2.497">
                <text:p>2.497</text:p>
                <draw:g>
                  <svg:desc>disksim.BN8:disksim.BN12</svg:desc>
                </draw:g>
              </table:table-cell>
              <table:table-cell office:value-type="float" office:value="0.1614">
                <text:p>0.1614</text:p>
                <draw:g>
                  <svg:desc>disksim.BN14:disksim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5725">
                <text:p>1.45725</text:p>
              </table:table-cell>
              <table:table-cell office:value-type="float" office:value="1.58475">
                <text:p>1.58475</text:p>
              </table:table-cell>
              <table:table-cell office:value-type="float" office:value="0.10635">
                <text:p>0.106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8225">
                <text:p>0.98225</text:p>
              </table:table-cell>
              <table:table-cell office:value-type="float" office:value="1.0606">
                <text:p>1.0606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242">
                <text:p>0.9242</text:p>
              </table:table-cell>
              <table:table-cell office:value-type="float" office:value="0.9392">
                <text:p>0.9392</text:p>
              </table:table-cell>
              <table:table-cell office:value-type="float" office:value="0.06365">
                <text:p>0.063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62465">
                <text:p>6.62465</text:p>
              </table:table-cell>
              <table:table-cell office:value-type="float" office:value="1.01875">
                <text:p>1.01875</text:p>
              </table:table-cell>
              <table:table-cell office:value-type="float" office:value="0.0613">
                <text:p>0.06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K18 raid.BL1:raid.BL1 raid.BN2:raid.BN6 raid.BL7:raid.BL7 raid.BN8:raid.BN12 raid.BL13:raid.BL13 raid.BN14:raid.BN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raid.BN2:raid.BN6" chart:label-cell-address="raid.BL1:raid.BL1" chart:class="chart:line">
            <chart:error-indicator chart:style-name="ch9" chart:dimension="y"/>
            <chart:data-point chart:repeated="5"/>
          </chart:series>
          <chart:series chart:style-name="ch10" chart:values-cell-range-address="raid.BN8:raid.BN12" chart:label-cell-address="raid.BL7:raid.BL7" chart:class="chart:line">
            <chart:error-indicator chart:style-name="ch9" chart:dimension="y"/>
            <chart:data-point chart:repeated="5"/>
          </chart:series>
          <chart:series chart:style-name="ch11" chart:values-cell-range-address="raid.BN14:raid.BN18" chart:label-cell-address="raid.BL13:raid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BL1:raid.BL1</svg:desc>
                </draw:g>
              </table:table-cell>
              <table:table-cell office:value-type="string">
                <text:p>TCP</text:p>
                <draw:g>
                  <svg:desc>raid.BL7:raid.BL7</svg:desc>
                </draw:g>
              </table:table-cell>
              <table:table-cell office:value-type="string">
                <text:p>x86</text:p>
                <draw:g>
                  <svg:desc>raid.BL13:raid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35.9361">
                <text:p>35.9361</text:p>
                <draw:g>
                  <svg:desc>raid.BN2:raid.BN6</svg:desc>
                </draw:g>
              </table:table-cell>
              <table:table-cell office:value-type="float" office:value="38.532">
                <text:p>38.532</text:p>
                <draw:g>
                  <svg:desc>raid.BN8:raid.BN12</svg:desc>
                </draw:g>
              </table:table-cell>
              <table:table-cell office:value-type="float" office:value="0.3054">
                <text:p>0.3054</text:p>
                <draw:g>
                  <svg:desc>raid.BN14:raid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1859">
                <text:p>10.1859</text:p>
              </table:table-cell>
              <table:table-cell office:value-type="float" office:value="11.2589">
                <text:p>11.2589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044">
                <text:p>3.3044</text:p>
              </table:table-cell>
              <table:table-cell office:value-type="float" office:value="3.55">
                <text:p>3.55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6257">
                <text:p>1.6257</text:p>
              </table:table-cell>
              <table:table-cell office:value-type="float" office:value="1.6306">
                <text:p>1.6306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095">
                <text:p>3.1095</text:p>
              </table:table-cell>
              <table:table-cell office:value-type="float" office:value="1.1403">
                <text:p>1.1403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14:wifi.BK18 wifi.BL1:wifi.BL1 wifi.BN2:wifi.BN6 wifi.BL7:wifi.BL7 wifi.BN8:wifi.BN12 wifi.BL13:wifi.BL13 wifi.BN14:wifi.BN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14:wifi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wifi.BN2:wifi.BN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N8:wifi.BN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N14:wifi.BN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14:wifi.BK18</svg:desc>
                </draw:g>
              </table:table-cell>
              <table:table-cell office:value-type="float" office:value="75.5623">
                <text:p>75.5623</text:p>
                <draw:g>
                  <svg:desc>wifi.BN2:wifi.BN6</svg:desc>
                </draw:g>
              </table:table-cell>
              <table:table-cell office:value-type="float" office:value="79.8415">
                <text:p>79.8415</text:p>
                <draw:g>
                  <svg:desc>wifi.BN8:wifi.BN12</svg:desc>
                </draw:g>
              </table:table-cell>
              <table:table-cell office:value-type="float" office:value="5.1419">
                <text:p>5.1419</text:p>
                <draw:g>
                  <svg:desc>wifi.BN14:wifi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8492">
                <text:p>41.8492</text:p>
              </table:table-cell>
              <table:table-cell office:value-type="float" office:value="45.003">
                <text:p>45.003</text:p>
              </table:table-cell>
              <table:table-cell office:value-type="float" office:value="2.8363">
                <text:p>2.83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.646">
                <text:p>46.646</text:p>
              </table:table-cell>
              <table:table-cell office:value-type="float" office:value="26.356">
                <text:p>26.356</text:p>
              </table:table-cell>
              <table:table-cell office:value-type="float" office:value="1.8993">
                <text:p>1.89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2163">
                <text:p>25.2163</text:p>
              </table:table-cell>
              <table:table-cell office:value-type="float" office:value="22.2101">
                <text:p>22.2101</text:p>
              </table:table-cell>
              <table:table-cell office:value-type="float" office:value="2.9185">
                <text:p>2.91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4.3541">
                <text:p>64.3541</text:p>
              </table:table-cell>
              <table:table-cell office:value-type="float" office:value="21.0765">
                <text:p>21.0765</text:p>
              </table:table-cell>
              <table:table-cell office:value-type="float" office:value="1.4864">
                <text:p>1.48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disksim.BK2:disksim.BK6 disksim.BO2:disksim.BO6" chart:data-source-has-labels="column" svg:x="1.932cm" svg:y="1.759cm" svg:width="22.453cm" svg:height="16.762cm">
          <chartooo:coordinate-region svg:x="2.945cm" svg:y="2.078cm" svg:width="21.133cm" svg:height="15.558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disksim.BK2:disksim.BK6"/>
          </chart:axis>
          <chart:axis chart:dimension="y" chart:name="primary-y" chart:style-name="ch3">
            <chart:title svg:x="0.451cm" svg:y="12.173cm" chart:style-name="ch5">
              <text:p>RoCE Speedup</text:p>
            </chart:title>
            <chart:grid chart:style-name="ch6" chart:class="major"/>
          </chart:axis>
          <chart:series chart:style-name="ch7" chart:values-cell-range-address="disksim.BO2:disksim.BO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2:disksim.BK6</svg:desc>
                </draw:g>
              </table:table-cell>
              <table:table-cell office:value-type="float" office:value="1.06229926578519">
                <text:p>1.06229926578519</text:p>
                <draw:g>
                  <svg:desc>disksim.BO2:disksim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8647346854919">
                <text:p>1.086473468549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2488876773145">
                <text:p>0.6224888767731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24050237772641">
                <text:p>0.6240502377726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46604523515053">
                <text:p>0.1466045235150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raid.BK2:raid.BK6 raid.BO2:raid.BO6" chart:data-source-has-labels="column" svg:x="1.932cm" svg:y="1.759cm" svg:width="22.453cm" svg:height="16.762cm">
          <chartooo:coordinate-region svg:x="2.945cm" svg:y="2.078cm" svg:width="21.133cm" svg:height="15.558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raid.BK2:raid.BK6"/>
          </chart:axis>
          <chart:axis chart:dimension="y" chart:name="primary-y" chart:style-name="ch3">
            <chart:title svg:x="0.451cm" svg:y="12.173cm" chart:style-name="ch5">
              <text:p>RoCE Speedup</text:p>
            </chart:title>
            <chart:grid chart:style-name="ch6" chart:class="major"/>
          </chart:axis>
          <chart:series chart:style-name="ch7" chart:values-cell-range-address="raid.BO2:raid.BO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2:raid.BK6</svg:desc>
                </draw:g>
              </table:table-cell>
              <table:table-cell office:value-type="float" office:value="1.07273233897874">
                <text:p>1.07273233897874</text:p>
                <draw:g>
                  <svg:desc>raid.BO2:raid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0411427071619">
                <text:p>1.104114270716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55734129514713">
                <text:p>0.7557341295147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97751762492227">
                <text:p>0.6977517624922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9242527693713">
                <text:p>0.2992425276937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wifi.BK2:wifi.BK6 wifi.BO2:wifi.BO6" chart:data-source-has-labels="column" svg:x="1.932cm" svg:y="1.759cm" svg:width="22.453cm" svg:height="16.762cm">
          <chartooo:coordinate-region svg:x="2.945cm" svg:y="2.078cm" svg:width="21.133cm" svg:height="15.558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wifi.BK2:wifi.BK6"/>
          </chart:axis>
          <chart:axis chart:dimension="y" chart:name="primary-y" chart:style-name="ch3">
            <chart:title svg:x="0.451cm" svg:y="12.173cm" chart:style-name="ch5">
              <text:p>RoCE Speedup</text:p>
            </chart:title>
            <chart:grid chart:style-name="ch6" chart:class="major"/>
          </chart:axis>
          <chart:series chart:style-name="ch7" chart:values-cell-range-address="wifi.BO2:wifi.BO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2:wifi.BK6</svg:desc>
                </draw:g>
              </table:table-cell>
              <table:table-cell office:value-type="float" office:value="1.05693049315724">
                <text:p>1.05693049315724</text:p>
                <draw:g>
                  <svg:desc>wifi.BO2:wifi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7891465268105">
                <text:p>1.07891465268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3026754487421">
                <text:p>0.6630267544874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95329133969419">
                <text:p>0.8953291339694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37459046464619">
                <text:p>0.3374590464646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